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5.00pt" fo:font-weight="bold" fo:font-family="'Times New Roman'" style:font-family-asian="'Times New Roman'" style:font-family-complex="'Times New Roman'" fo:background-color="transparent" style:use-window-font-color="true"/>
    </style:style>
    <style:style style:name="T3" style:family="text">
      <style:text-properties fo:font-size="15.00pt" fo:font-weight="bold" fo:font-family="'Times New Roman'" style:font-family-asian="'Times New Roman'" style:font-family-complex="'Times New Roman'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3.00pt" fo:font-weight="normal" fo:font-family="'Times New Roman'" style:font-family-asian="'Times New Roman'" style:font-family-complex="'Times New Roman'" fo:background-color="transparent" style:use-window-font-color="true"/>
    </style:style>
    <style:style style:name="T6" style:family="text">
      <style:text-properties fo:font-size="13.00pt" fo:font-weight="bold" fo:font-family="'Times New Roman'" style:font-family-asian="'Times New Roman'" style:font-family-complex="'Times New Roman'" fo:background-color="transparent" style:use-window-font-color="true"/>
    </style:style>
    <style:style style:name="T7" style:family="text">
      <style:text-properties fo:font-size="13.00pt" fo:font-weight="bold" fo:font-family="'Times New Roman'" style:font-family-asian="'Times New Roman'" style:font-family-complex="'Times New Roman'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3.00pt" fo:font-weight="normal" fo:font-family="'Times New Roman'" style:font-family-asian="'Times New Roman'" style:font-family-complex="'Times New Roman'" fo:background-color="transparent" style:use-window-font-color="true"/>
    </style:style>
    <style:style style:name="T10" style:family="text">
      <style:text-properties fo:font-size="13.00pt" fo:font-weight="bold" fo:font-family="'Times New Roman'" style:font-family-asian="'Times New Roman'" style:font-family-complex="'Times New Roman'" fo:background-color="transparent" style:use-window-font-color="true"/>
    </style:style>
    <style:style style:name="T11" style:family="text">
      <style:text-properties fo:font-size="13.00pt" fo:font-weight="bold" fo:font-family="'Times New Roman'" style:font-family-asian="'Times New Roman'" style:font-family-complex="'Times New Roman'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3.00pt" fo:font-weight="bold" fo:font-family="'Times New Roman'" style:font-family-asian="'Times New Roman'" style:font-family-complex="'Times New Roman'" fo:background-color="transparent" style:use-window-font-color="true"/>
    </style:style>
    <style:style style:name="T20" style:family="text">
      <style:text-properties fo:font-size="13.00pt" fo:font-weight="bold" fo:font-family="'Times New Roman'" style:font-family-asian="'Times New Roman'" style:font-family-complex="'Times New Roman'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3.00pt" fo:font-weight="bold" fo:font-family="'Times New Roman'" style:font-family-asian="'Times New Roman'" style:font-family-complex="'Times New Roman'" fo:background-color="transparent" style:use-window-font-color="true"/>
    </style:style>
    <style:style style:name="T23" style:family="text">
      <style:text-properties fo:font-size="13.00pt" fo:font-weight="bold" fo:font-family="'Times New Roman'" style:font-family-asian="'Times New Roman'" style:font-family-complex="'Times New Roman'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3.00pt" fo:font-weight="bold" fo:font-family="'Times New Roman'" style:font-family-asian="'Times New Roman'" style:font-family-complex="'Times New Roman'" fo:background-color="transparent" style:use-window-font-color="true"/>
    </style:style>
    <style:style style:name="T5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3.00pt" fo:font-weight="bold" fo:font-family="'Times New Roman'" style:font-family-asian="'Times New Roman'" style:font-family-complex="'Times New Roman'" fo:background-color="transparent" style:use-window-font-color="true"/>
    </style:style>
    <style:style style:name="T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0" style:family="text">
      <style:text-properties fo:font-size="13.00pt" fo:font-weight="bold" fo:font-family="'Times New Roman'" style:font-family-asian="'Times New Roman'" style:font-family-complex="'Times New Roman'" fo:background-color="transparent" style:use-window-font-color="true"/>
    </style:style>
    <style:style style:name="T101" style:family="text">
      <style:text-properties fo:font-size="13.00pt" fo:font-weight="bold" fo:font-family="'Times New Roman'" style:font-family-asian="'Times New Roman'" style:font-family-complex="'Times New Roman'" fo:background-color="transparent" style:use-window-font-color="true"/>
    </style:style>
    <style:style style:name="T102" style:family="text">
      <style:text-properties fo:font-size="13.00pt" fo:font-weight="bold" fo:font-family="'Times New Roman'" style:font-family-asian="'Times New Roman'" style:font-family-complex="'Times New Roman'" fo:background-color="transparent" style:use-window-font-color="true"/>
    </style:style>
    <style:style style:name="T1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3" style:family="text">
      <style:text-properties fo:font-size="13.00pt" fo:font-weight="bold" fo:font-family="'Times New Roman'" style:font-family-asian="'Times New Roman'" style:font-family-complex="'Times New Roman'" fo:background-color="transparent" style:use-window-font-color="true"/>
    </style:style>
    <style:style style:name="T14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7" style:family="text">
      <style:text-properties fo:font-size="10.00pt" fo:font-weight="normal" fo:font-family="Consolas" style:font-family-asian="Consolas" style:font-family-complex="Consolas" fo:background-color="#ffff00" fo:color="#646464"/>
    </style:style>
    <style:style style:name="T14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49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5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51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5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53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5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55" style:family="text">
      <style:text-properties fo:font-size="10.00pt" fo:font-weight="normal" fo:font-family="Consolas" style:font-family-asian="Consolas" style:font-family-complex="Consolas" fo:background-color="#ffff00" fo:color="#000000" fo:font-style="italic"/>
    </style:style>
    <style:style style:name="T15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57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5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59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6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61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6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63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16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65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16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67" style:family="text">
      <style:text-properties fo:font-size="10.00pt" fo:font-weight="normal" fo:font-family="Consolas" style:font-family-asian="Consolas" style:font-family-complex="Consolas" fo:background-color="#ffff00" fo:color="#0000c0" fo:font-style="italic"/>
    </style:style>
    <style:style style:name="T16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69" style:family="text">
      <style:text-properties fo:font-size="10.00pt" fo:font-weight="bold" fo:font-family="Consolas" style:font-family-asian="Consolas" style:font-family-complex="Consolas" fo:background-color="#ffff00" fo:color="#0000c0" fo:font-style="italic"/>
    </style:style>
    <style:style style:name="T17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71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17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73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7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75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17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77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17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79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8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81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18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83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18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85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8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87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18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89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9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91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19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93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19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95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9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97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19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99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20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01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20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03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20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05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20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07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20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09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21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11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21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13" style:family="text">
      <style:text-properties fo:font-size="10.00pt" fo:font-weight="normal" fo:font-family="Consolas" style:font-family-asian="Consolas" style:font-family-complex="Consolas" fo:background-color="#ffff00" fo:color="#3f7f5f"/>
    </style:style>
    <style:style style:name="T214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#ffff00" fo:color="#3f7f5f"/>
    </style:style>
    <style:style style:name="T215" style:family="text">
      <style:text-properties fo:font-size="10.00pt" fo:font-weight="normal" fo:font-family="Consolas" style:font-family-asian="Consolas" style:font-family-complex="Consolas" fo:background-color="#ffff00" fo:color="#3f7f5f"/>
    </style:style>
    <style:style style:name="T21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17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21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19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22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21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22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23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22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25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22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27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22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29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23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31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23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33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23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35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23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37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23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39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24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41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24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43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24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45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24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47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24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49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25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51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25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53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25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55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25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57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25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59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26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61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26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63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26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65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26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67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26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69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27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71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27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73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27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75" style:family="text">
      <style:text-properties fo:font-size="10.00pt" fo:font-weight="normal" fo:font-family="Consolas" style:font-family-asian="Consolas" style:font-family-complex="Consolas" fo:background-color="#ffff00" fo:color="#000000" fo:font-style="italic"/>
    </style:style>
    <style:style style:name="T27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0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281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82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283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84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285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86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287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88" style:family="text">
      <style:text-properties fo:font-size="10.00pt" fo:font-weight="normal" fo:font-family="Consolas" style:font-family-asian="Consolas" style:font-family-complex="Consolas" fo:background-color="#ffff00" fo:color="#0000c0" fo:font-style="italic"/>
    </style:style>
    <style:style style:name="T289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90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291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92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293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94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295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96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297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98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299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300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301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302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303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3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0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0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9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31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311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31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313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31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315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31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317" style:family="text">
      <style:text-properties fo:font-size="10.00pt" fo:font-weight="normal" fo:font-family="Consolas" style:font-family-asian="Consolas" style:font-family-complex="Consolas" fo:background-color="#ffff00" fo:color="#0000c0" fo:font-style="italic"/>
    </style:style>
    <style:style style:name="T31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319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32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321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32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323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32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325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32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327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32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329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33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331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33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333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33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335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33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337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33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339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34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341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34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343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34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345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34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347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34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349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35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351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35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353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35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355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35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357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35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359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36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3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6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6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6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7" style:family="text">
      <style:text-properties fo:font-size="10.00pt" fo:font-weight="normal" fo:font-family="Consolas" style:font-family-asian="Consolas" style:font-family-complex="Consolas" fo:background-color="#ffff00" fo:color="#646464"/>
    </style:style>
    <style:style style:name="T36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369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37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371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37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373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37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375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37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377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37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379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38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381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38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383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38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385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38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387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38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389" style:family="text">
      <style:text-properties fo:font-size="10.00pt" fo:font-weight="normal" fo:font-family="Consolas" style:font-family-asian="Consolas" style:font-family-complex="Consolas" fo:background-color="#ffff00" fo:color="#000000" fo:font-style="italic"/>
    </style:style>
    <style:style style:name="T39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391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39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393" style:family="text">
      <style:text-properties fo:font-size="10.00pt" fo:font-weight="normal" fo:font-family="Consolas" style:font-family-asian="Consolas" style:font-family-complex="Consolas" fo:background-color="#ffff00" fo:color="#0000c0" fo:font-style="italic"/>
    </style:style>
    <style:style style:name="T39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395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39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397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39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399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40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401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40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403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40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405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40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407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40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409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41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411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41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413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41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415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41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417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41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419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42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421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42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423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42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425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42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427" style:family="text">
      <style:text-properties fo:font-size="10.00pt" fo:font-weight="normal" fo:font-family="Consolas" style:font-family-asian="Consolas" style:font-family-complex="Consolas" fo:background-color="#ffff00" fo:color="#000000" fo:font-style="italic"/>
    </style:style>
    <style:style style:name="T42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429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43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431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43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433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43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435" style:family="text">
      <style:text-properties fo:font-size="10.00pt" fo:font-weight="normal" fo:font-family="Consolas" style:font-family-asian="Consolas" style:font-family-complex="Consolas" fo:background-color="#ffff00" fo:color="#000000" fo:font-style="italic"/>
    </style:style>
    <style:style style:name="T43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437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43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439" style:family="text">
      <style:text-properties fo:font-size="10.00pt" fo:font-weight="bold" fo:font-family="Consolas" style:font-family-asian="Consolas" style:font-family-complex="Consolas" fo:background-color="#ffff00" fo:color="#0000c0" fo:font-style="italic"/>
    </style:style>
    <style:style style:name="T44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441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44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443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44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445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44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447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44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449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45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451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45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453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45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455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45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457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45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459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46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461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46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463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46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465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46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467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46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469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47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471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47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473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47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475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47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477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47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479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48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481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48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483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48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485" style:family="text">
      <style:text-properties fo:font-size="10.00pt" fo:font-weight="normal" fo:font-family="Consolas" style:font-family-asian="Consolas" style:font-family-complex="Consolas" fo:background-color="#ffff00" fo:color="#000000" fo:font-style="italic"/>
    </style:style>
    <style:style style:name="T48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487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48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489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490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491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492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493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494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495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49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497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49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499" style:family="text">
      <style:text-properties fo:font-size="10.00pt" fo:font-weight="normal" fo:font-family="Consolas" style:font-family-asian="Consolas" style:font-family-complex="Consolas" fo:background-color="#ffff00" fo:color="#000000" fo:font-style="italic"/>
    </style:style>
    <style:style style:name="T50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501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50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503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50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505" style:family="text">
      <style:text-properties fo:font-size="10.00pt" fo:font-weight="bold" fo:font-family="Consolas" style:font-family-asian="Consolas" style:font-family-complex="Consolas" fo:background-color="#ffff00" fo:color="#0000c0" fo:font-style="italic"/>
    </style:style>
    <style:style style:name="T50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507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50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509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51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511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51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513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51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5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1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1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0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521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522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523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524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525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526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527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528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529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530" style:family="text">
      <style:text-properties fo:font-size="10.00pt" fo:font-weight="normal" fo:font-family="Consolas" style:font-family-asian="Consolas" style:font-family-complex="Consolas" fo:background-color="#ffff00" fo:color="#0000c0" fo:font-style="italic"/>
    </style:style>
    <style:style style:name="T531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532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533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534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535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536" style:family="text">
      <style:text-properties fo:font-size="10.00pt" fo:font-weight="bold" fo:font-family="Consolas" style:font-family-asian="Consolas" style:font-family-complex="Consolas" fo:background-color="#ffff00" fo:color="#0000c0" fo:font-style="italic"/>
    </style:style>
    <style:style style:name="T537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538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539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540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541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542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543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544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545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546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547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548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549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550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551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552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553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554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555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556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557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558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559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560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561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562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563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564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565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566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567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568" style:family="text">
      <style:text-properties fo:font-size="10.00pt" fo:font-weight="bold" fo:font-family="Consolas" style:font-family-asian="Consolas" style:font-family-complex="Consolas" fo:background-color="#ffff00" fo:color="#0000c0" fo:font-style="italic"/>
    </style:style>
    <style:style style:name="T569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570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571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572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573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574" style:family="text">
      <style:text-properties fo:font-size="10.00pt" fo:font-weight="bold" fo:font-family="Consolas" style:font-family-asian="Consolas" style:font-family-complex="Consolas" fo:background-color="#ffff00" fo:color="#0000c0" fo:font-style="italic"/>
    </style:style>
    <style:style style:name="T575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576" style:family="text">
      <style:text-properties fo:font-size="10.00pt" fo:font-weight="bold" fo:font-family="Consolas" style:font-family-asian="Consolas" style:font-family-complex="Consolas" fo:background-color="#ffff00" fo:color="#0000c0" fo:font-style="italic"/>
    </style:style>
    <style:style style:name="T577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578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579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580" style:family="text">
      <style:text-properties fo:font-size="10.00pt" fo:font-weight="bold" fo:font-family="Consolas" style:font-family-asian="Consolas" style:font-family-complex="Consolas" fo:background-color="#ffff00" fo:color="#0000c0" fo:font-style="italic"/>
    </style:style>
    <style:style style:name="T581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582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583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584" style:family="text">
      <style:text-properties fo:font-size="10.00pt" fo:font-weight="bold" fo:font-family="Consolas" style:font-family-asian="Consolas" style:font-family-complex="Consolas" fo:background-color="#ffff00" fo:color="#0000c0" fo:font-style="italic"/>
    </style:style>
    <style:style style:name="T585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586" style:family="text">
      <style:text-properties fo:font-size="10.00pt" fo:font-weight="bold" fo:font-family="Consolas" style:font-family-asian="Consolas" style:font-family-complex="Consolas" fo:background-color="#ffff00" fo:color="#0000c0" fo:font-style="italic"/>
    </style:style>
    <style:style style:name="T587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588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589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590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591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592" style:family="text">
      <style:text-properties fo:font-size="10.00pt" fo:font-weight="bold" fo:font-family="Consolas" style:font-family-asian="Consolas" style:font-family-complex="Consolas" fo:background-color="#ffff00" fo:color="#0000c0" fo:font-style="italic"/>
    </style:style>
    <style:style style:name="T593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594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595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596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597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598" style:family="text">
      <style:text-properties fo:font-size="10.00pt" fo:font-weight="bold" fo:font-family="Consolas" style:font-family-asian="Consolas" style:font-family-complex="Consolas" fo:background-color="#ffff00" fo:color="#0000c0" fo:font-style="italic"/>
    </style:style>
    <style:style style:name="T599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600" style:family="text">
      <style:text-properties fo:font-size="10.00pt" fo:font-weight="bold" fo:font-family="Consolas" style:font-family-asian="Consolas" style:font-family-complex="Consolas" fo:background-color="#ffff00" fo:color="#0000c0" fo:font-style="italic"/>
    </style:style>
    <style:style style:name="T601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602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603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604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605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606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607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608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609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610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611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61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4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615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616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617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618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619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620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621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622" style:family="text">
      <style:text-properties fo:font-size="10.00pt" fo:font-weight="normal" fo:font-family="Consolas" style:font-family-asian="Consolas" style:font-family-complex="Consolas" fo:background-color="#ffff00" fo:color="#000000" fo:font-style="italic"/>
    </style:style>
    <style:style style:name="T623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624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625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626" style:family="text">
      <style:text-properties fo:font-size="10.00pt" fo:font-weight="normal" fo:font-family="Consolas" style:font-family-asian="Consolas" style:font-family-complex="Consolas" fo:background-color="#ffff00" fo:color="#0000c0" fo:font-style="italic"/>
    </style:style>
    <style:style style:name="T627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628" style:family="text">
      <style:text-properties fo:font-size="10.00pt" fo:font-weight="normal" fo:font-family="Consolas" style:font-family-asian="Consolas" style:font-family-complex="Consolas" fo:background-color="#ffff00" fo:color="#000000" fo:font-style="italic"/>
    </style:style>
    <style:style style:name="T629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630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631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632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633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634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635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63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63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6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9" style:family="text">
      <style:text-properties fo:font-size="10.00pt" fo:font-weight="normal" fo:font-family="Consolas" style:font-family-asian="Consolas" style:font-family-complex="Consolas" fo:background-color="#ffff00" fo:color="#646464"/>
    </style:style>
    <style:style style:name="T64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641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64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643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64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645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64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647" style:family="text">
      <style:text-properties fo:font-size="10.00pt" fo:font-weight="normal" fo:font-family="Consolas" style:font-family-asian="Consolas" style:font-family-complex="Consolas" fo:background-color="#ffff00" fo:color="#000000" fo:font-style="italic"/>
    </style:style>
    <style:style style:name="T64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6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651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65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653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65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655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65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657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65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659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66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661" style:family="text">
      <style:text-properties fo:font-size="10.00pt" fo:font-weight="normal" fo:font-family="Consolas" style:font-family-asian="Consolas" style:font-family-complex="Consolas" fo:background-color="#ffff00" fo:color="#0000c0" fo:font-style="italic"/>
    </style:style>
    <style:style style:name="T66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663" style:family="text">
      <style:text-properties fo:font-size="10.00pt" fo:font-weight="bold" fo:font-family="Consolas" style:font-family-asian="Consolas" style:font-family-complex="Consolas" fo:background-color="#ffff00" fo:color="#0000c0" fo:font-style="italic"/>
    </style:style>
    <style:style style:name="T66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665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66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667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66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669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67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671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67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673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67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675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67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677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67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679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68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681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68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683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68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685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68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687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68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689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69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691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69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693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69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695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69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697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69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699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70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701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70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703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70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705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70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707" style:family="text">
      <style:text-properties fo:font-size="10.00pt" fo:font-weight="bold" fo:font-family="Consolas" style:font-family-asian="Consolas" style:font-family-complex="Consolas" fo:background-color="#ffff00" fo:color="#0000c0" fo:font-style="italic"/>
    </style:style>
    <style:style style:name="T70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709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71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711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71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713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71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715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71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717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71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719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72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721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72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723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72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725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72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727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72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729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73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731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73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733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73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735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73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737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73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739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74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741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74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743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74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745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74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747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74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749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75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751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75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753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75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755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75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757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75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759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76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761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76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763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76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765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76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767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76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769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77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771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77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773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77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775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77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777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77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779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78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781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78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783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78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785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78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7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789" style:family="text">
      <style:text-properties fo:font-size="10.00pt" fo:font-weight="normal" fo:font-family="Consolas" style:font-family-asian="Consolas" style:font-family-complex="Consolas" fo:background-color="#ffff00" fo:color="#000000" fo:font-style="italic"/>
    </style:style>
    <style:style style:name="T79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79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9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4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795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796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797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798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799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800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801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802" style:family="text">
      <style:text-properties fo:font-size="10.00pt" fo:font-weight="normal" fo:font-family="Consolas" style:font-family-asian="Consolas" style:font-family-complex="Consolas" fo:background-color="#ffff00" fo:color="#0000c0" fo:font-style="italic"/>
    </style:style>
    <style:style style:name="T803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804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805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806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807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808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809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810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811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812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813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814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815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816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817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81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1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1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82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823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82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825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82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827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82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829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83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831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83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8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3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835" style:family="text">
      <style:text-properties fo:font-size="10.00pt" fo:font-weight="normal" fo:font-family="Consolas" style:font-family-asian="Consolas" style:font-family-complex="Consolas" fo:background-color="#ffff00" fo:color="#000000" fo:font-style="italic"/>
    </style:style>
    <style:style style:name="T83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837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83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839" style:family="text">
      <style:text-properties fo:font-size="10.00pt" fo:font-weight="normal" fo:font-family="Consolas" style:font-family-asian="Consolas" style:font-family-complex="Consolas" fo:background-color="#ffff00" fo:color="#0000c0" fo:font-style="italic"/>
    </style:style>
    <style:style style:name="T84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841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84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843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84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845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84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847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84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849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85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851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85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853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85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855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85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857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85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859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86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861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86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863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86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865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86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867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86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869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87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871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87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873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87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875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87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877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87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879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88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881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88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883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88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885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88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887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88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889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89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891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89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893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89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895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89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897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89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899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90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901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90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903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90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905" style:family="text">
      <style:text-properties fo:font-size="10.00pt" fo:font-weight="normal" fo:font-family="Consolas" style:font-family-asian="Consolas" style:font-family-complex="Consolas" fo:background-color="#ffff00" fo:color="#000000" fo:font-style="italic"/>
    </style:style>
    <style:style style:name="T90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9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0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909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91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911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91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91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15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91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917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91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919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92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921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92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923" style:family="text">
      <style:text-properties fo:font-size="10.00pt" fo:font-weight="normal" fo:font-family="Consolas" style:font-family-asian="Consolas" style:font-family-complex="Consolas" fo:background-color="#ffff00" fo:color="#000000" fo:font-style="italic"/>
    </style:style>
    <style:style style:name="T92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925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92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927" style:family="text">
      <style:text-properties fo:font-size="10.00pt" fo:font-weight="normal" fo:font-family="Consolas" style:font-family-asian="Consolas" style:font-family-complex="Consolas" fo:background-color="#ffff00" fo:color="#0000c0" fo:font-style="italic"/>
    </style:style>
    <style:style style:name="T92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929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93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931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93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933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93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935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#ffff00" fo:color="#6a3e3e"/>
    </style:style>
    <style:style style:name="T93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937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93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939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94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941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94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943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94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945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94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947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94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949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95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951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95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953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95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955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95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957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95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959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96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961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96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963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96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965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96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967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96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969" style:family="text">
      <style:text-properties fo:font-size="10.00pt" fo:font-weight="normal" fo:font-family="Consolas" style:font-family-asian="Consolas" style:font-family-complex="Consolas" fo:background-color="#ffff00" fo:color="#000000" fo:font-style="italic"/>
    </style:style>
    <style:style style:name="T97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971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97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973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97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97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7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78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979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980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981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982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983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984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985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986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987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988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989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990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991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992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993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994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995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996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997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998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999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000" style:family="text">
      <style:text-properties fo:font-size="10.00pt" fo:font-weight="normal" fo:font-family="Consolas" style:font-family-asian="Consolas" style:font-family-complex="Consolas" fo:background-color="#ffff00" fo:color="#000000" fo:font-style="italic"/>
    </style:style>
    <style:style style:name="T1001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002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003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004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005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006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1007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008" style:family="text">
      <style:text-properties fo:font-size="10.00pt" fo:font-weight="normal" fo:font-family="Consolas" style:font-family-asian="Consolas" style:font-family-complex="Consolas" fo:background-color="#ffff00" fo:color="#0000c0" fo:font-style="italic"/>
    </style:style>
    <style:style style:name="T1009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010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011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012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1013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014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1015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016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#ffff00" fo:color="#6a3e3e"/>
    </style:style>
    <style:style style:name="T1017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018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019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020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021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022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023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024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025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026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027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028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029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030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031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032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033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034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035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036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037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038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039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040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041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042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043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044" style:family="text">
      <style:text-properties fo:font-size="10.00pt" fo:font-weight="normal" fo:font-family="Consolas" style:font-family-asian="Consolas" style:font-family-complex="Consolas" fo:background-color="#ffff00" fo:color="#000000" fo:font-style="italic"/>
    </style:style>
    <style:style style:name="T1045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046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047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048" style:family="text">
      <style:text-properties fo:font-size="10.00pt" fo:font-weight="normal" fo:font-family="Consolas" style:font-family-asian="Consolas" style:font-family-complex="Consolas" fo:background-color="#ffff00" fo:color="#3f7f5f"/>
    </style:style>
    <style:style style:name="T1049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050" style:family="text">
      <style:text-properties fo:font-size="10.00pt" fo:font-weight="normal" fo:font-family="Consolas" style:font-family-asian="Consolas" style:font-family-complex="Consolas" fo:background-color="#ffff00" fo:color="#3f7f5f"/>
    </style:style>
    <style:style style:name="T1051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#ffff00" fo:color="#3f7f5f"/>
    </style:style>
    <style:style style:name="T1052" style:family="text">
      <style:text-properties fo:font-size="10.00pt" fo:font-weight="normal" fo:font-family="Consolas" style:font-family-asian="Consolas" style:font-family-complex="Consolas" fo:background-color="#ffff00" fo:color="#3f7f5f"/>
    </style:style>
    <style:style style:name="T1053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#ffff00" fo:color="#3f7f5f"/>
    </style:style>
    <style:style style:name="T1054" style:family="text">
      <style:text-properties fo:font-size="10.00pt" fo:font-weight="normal" fo:font-family="Consolas" style:font-family-asian="Consolas" style:font-family-complex="Consolas" fo:background-color="#ffff00" fo:color="#3f7f5f"/>
    </style:style>
    <style:style style:name="T1055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#ffff00" fo:color="#3f7f5f"/>
    </style:style>
    <style:style style:name="T1056" style:family="text">
      <style:text-properties fo:font-size="10.00pt" fo:font-weight="normal" fo:font-family="Consolas" style:font-family-asian="Consolas" style:font-family-complex="Consolas" fo:background-color="#ffff00" fo:color="#3f7f5f"/>
    </style:style>
    <style:style style:name="T1057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#ffff00" fo:color="#3f7f5f"/>
    </style:style>
    <style:style style:name="T1058" style:family="text">
      <style:text-properties fo:font-size="10.00pt" fo:font-weight="normal" fo:font-family="Consolas" style:font-family-asian="Consolas" style:font-family-complex="Consolas" fo:background-color="#ffff00" fo:color="#3f7f5f"/>
    </style:style>
    <style:style style:name="T1059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#ffff00" fo:color="#3f7f5f"/>
    </style:style>
    <style:style style:name="T1060" style:family="text">
      <style:text-properties fo:font-size="10.00pt" fo:font-weight="normal" fo:font-family="Consolas" style:font-family-asian="Consolas" style:font-family-complex="Consolas" fo:background-color="#ffff00" fo:color="#3f7f5f"/>
    </style:style>
    <style:style style:name="T1061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#ffff00" fo:color="#3f7f5f"/>
    </style:style>
    <style:style style:name="T1062" style:family="text">
      <style:text-properties fo:font-size="10.00pt" fo:font-weight="normal" fo:font-family="Consolas" style:font-family-asian="Consolas" style:font-family-complex="Consolas" fo:background-color="#ffff00" fo:color="#3f7f5f"/>
    </style:style>
    <style:style style:name="T1063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#ffff00" fo:color="#3f7f5f"/>
    </style:style>
    <style:style style:name="T1064" style:family="text">
      <style:text-properties fo:font-size="10.00pt" fo:font-weight="normal" fo:font-family="Consolas" style:font-family-asian="Consolas" style:font-family-complex="Consolas" fo:background-color="#ffff00" fo:color="#3f7f5f"/>
    </style:style>
    <style:style style:name="T1065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066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067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068" style:family="text">
      <style:text-properties fo:font-size="10.00pt" fo:font-weight="bold" fo:font-family="Consolas" style:font-family-asian="Consolas" style:font-family-complex="Consolas" fo:background-color="#ffff00" fo:color="#0000c0" fo:font-style="italic"/>
    </style:style>
    <style:style style:name="T1069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070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1071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072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073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074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1075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076" style:family="text">
      <style:text-properties fo:font-size="10.00pt" fo:font-weight="normal" fo:font-family="Consolas" style:font-family-asian="Consolas" style:font-family-complex="Consolas" fo:background-color="#ffff00" fo:color="#000000" fo:font-style="italic"/>
    </style:style>
    <style:style style:name="T1077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078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079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080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1081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082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083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084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1085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086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087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088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1089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090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1091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092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093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094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1095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096" style:family="text">
      <style:text-properties fo:font-size="10.00pt" fo:font-weight="normal" fo:font-family="Consolas" style:font-family-asian="Consolas" style:font-family-complex="Consolas" fo:background-color="#ffff00" fo:color="#000000" fo:font-style="italic"/>
    </style:style>
    <style:style style:name="T1097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098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099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100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1101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102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103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104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1105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1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07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108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109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110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1111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112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113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114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1115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116" style:family="text">
      <style:text-properties fo:font-size="10.00pt" fo:font-weight="normal" fo:font-family="Consolas" style:font-family-asian="Consolas" style:font-family-complex="Consolas" fo:background-color="#ffff00" fo:color="#000000" fo:font-style="italic"/>
    </style:style>
    <style:style style:name="T1117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118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119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120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1121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122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123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124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1125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126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127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128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129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130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131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132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133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134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135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136" style:family="text">
      <style:text-properties fo:font-size="10.00pt" fo:font-weight="normal" fo:font-family="Consolas" style:font-family-asian="Consolas" style:font-family-complex="Consolas" fo:background-color="#ffff00" fo:color="#000000" fo:font-style="italic"/>
    </style:style>
    <style:style style:name="T1137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138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139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140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141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142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143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144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145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146" style:family="text">
      <style:text-properties fo:font-size="10.00pt" fo:font-weight="bold" fo:font-family="Consolas" style:font-family-asian="Consolas" style:font-family-complex="Consolas" fo:background-color="#ffff00" fo:color="#0000c0" fo:font-style="italic"/>
    </style:style>
    <style:style style:name="T1147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148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1149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150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151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152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1153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154" style:family="text">
      <style:text-properties fo:font-size="10.00pt" fo:font-weight="normal" fo:font-family="Consolas" style:font-family-asian="Consolas" style:font-family-complex="Consolas" fo:background-color="#ffff00" fo:color="#000000" fo:font-style="italic"/>
    </style:style>
    <style:style style:name="T1155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156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157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158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1159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160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161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162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1163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164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165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166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1167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168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169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170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1171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172" style:family="text">
      <style:text-properties fo:font-size="10.00pt" fo:font-weight="normal" fo:font-family="Consolas" style:font-family-asian="Consolas" style:font-family-complex="Consolas" fo:background-color="#ffff00" fo:color="#000000" fo:font-style="italic"/>
    </style:style>
    <style:style style:name="T1173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174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175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176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1177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178" style:family="text">
      <style:text-properties fo:font-size="10.00pt" fo:font-weight="bold" fo:font-family="Consolas" style:font-family-asian="Consolas" style:font-family-complex="Consolas" fo:background-color="#ffff00" fo:color="#0000c0" fo:font-style="italic"/>
    </style:style>
    <style:style style:name="T1179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180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1181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182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183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184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1185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186" style:family="text">
      <style:text-properties fo:font-size="10.00pt" fo:font-weight="normal" fo:font-family="Consolas" style:font-family-asian="Consolas" style:font-family-complex="Consolas" fo:background-color="#ffff00" fo:color="#000000" fo:font-style="italic"/>
    </style:style>
    <style:style style:name="T1187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188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189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190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1191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192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193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194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1195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196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#ffff00" fo:color="#6a3e3e"/>
    </style:style>
    <style:style style:name="T1197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198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1199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200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1201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202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203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204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1205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206" style:family="text">
      <style:text-properties fo:font-size="10.00pt" fo:font-weight="normal" fo:font-family="Consolas" style:font-family-asian="Consolas" style:font-family-complex="Consolas" fo:background-color="#ffff00" fo:color="#000000" fo:font-style="italic"/>
    </style:style>
    <style:style style:name="T1207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208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209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210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1211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212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213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214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1215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216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217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218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1219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220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221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222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1223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224" style:family="text">
      <style:text-properties fo:font-size="10.00pt" fo:font-weight="normal" fo:font-family="Consolas" style:font-family-asian="Consolas" style:font-family-complex="Consolas" fo:background-color="#ffff00" fo:color="#000000" fo:font-style="italic"/>
    </style:style>
    <style:style style:name="T1225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226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227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228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1229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230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231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232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1233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234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1235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236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237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238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1239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240" style:family="text">
      <style:text-properties fo:font-size="10.00pt" fo:font-weight="normal" fo:font-family="Consolas" style:font-family-asian="Consolas" style:font-family-complex="Consolas" fo:background-color="#ffff00" fo:color="#000000" fo:font-style="italic"/>
    </style:style>
    <style:style style:name="T1241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242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243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244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1245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246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247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248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1249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250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251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252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253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254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255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256" style:family="text">
      <style:text-properties fo:font-size="10.00pt" fo:font-weight="normal" fo:font-family="Consolas" style:font-family-asian="Consolas" style:font-family-complex="Consolas" fo:background-color="#ffff00" fo:color="#000000" fo:font-style="italic"/>
    </style:style>
    <style:style style:name="T1257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258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259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260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261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262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1263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2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65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266" style:family="text">
      <style:text-properties fo:font-size="10.00pt" fo:font-weight="normal" fo:font-family="Consolas" style:font-family-asian="Consolas" style:font-family-complex="Consolas" fo:background-color="#ffff00" fo:color="#000000" fo:font-style="italic"/>
    </style:style>
    <style:style style:name="T1267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268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269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270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271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27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74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275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276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277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278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279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280" style:family="text">
      <style:text-properties fo:font-size="10.00pt" fo:font-weight="normal" fo:font-family="Consolas" style:font-family-asian="Consolas" style:font-family-complex="Consolas" fo:background-color="#ffff00" fo:color="#000000" fo:font-style="italic"/>
    </style:style>
    <style:style style:name="T1281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282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283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284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285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2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87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288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289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290" style:family="text">
      <style:text-properties fo:font-size="10.00pt" fo:font-weight="normal" fo:font-family="Consolas" style:font-family-asian="Consolas" style:font-family-complex="Consolas" fo:background-color="#ffff00" fo:color="#0000c0" fo:font-style="italic"/>
    </style:style>
    <style:style style:name="T1291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2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93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294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295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296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297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298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#ffff00" fo:color="#6a3e3e"/>
    </style:style>
    <style:style style:name="T1299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300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301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302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1303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304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305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306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307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3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09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310" style:family="text">
      <style:text-properties fo:font-size="10.00pt" fo:font-weight="normal" fo:font-family="Consolas" style:font-family-asian="Consolas" style:font-family-complex="Consolas" fo:background-color="#ffff00" fo:color="#000000" fo:font-style="italic"/>
    </style:style>
    <style:style style:name="T1311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31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1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15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31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317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31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319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132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321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32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323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32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325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32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327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32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329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33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331" style:family="text">
      <style:text-properties fo:font-size="10.00pt" fo:font-weight="normal" fo:font-family="Consolas" style:font-family-asian="Consolas" style:font-family-complex="Consolas" fo:background-color="#ffff00" fo:color="#000000" fo:font-style="italic"/>
    </style:style>
    <style:style style:name="T133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333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33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335" style:family="text">
      <style:text-properties fo:font-size="10.00pt" fo:font-weight="normal" fo:font-family="Consolas" style:font-family-asian="Consolas" style:font-family-complex="Consolas" fo:background-color="#ffff00" fo:color="#0000c0" fo:font-style="italic"/>
    </style:style>
    <style:style style:name="T133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337" style:family="text">
      <style:text-properties fo:font-size="10.00pt" fo:font-weight="bold" fo:font-family="Consolas" style:font-family-asian="Consolas" style:font-family-complex="Consolas" fo:background-color="#ffff00" fo:color="#0000c0" fo:font-style="italic"/>
    </style:style>
    <style:style style:name="T133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339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134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341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34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343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34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345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134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347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34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349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35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351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35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353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35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355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35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357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35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359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36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361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36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363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36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365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36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367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36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369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37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371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37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373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37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375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137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377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37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379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138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381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38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383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138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385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38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387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138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389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39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391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39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393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139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395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39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397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139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399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40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401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140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403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40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405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140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407" style:family="text">
      <style:text-properties fo:font-size="10.00pt" fo:font-weight="normal" fo:font-family="Consolas" style:font-family-asian="Consolas" style:font-family-complex="Consolas" fo:background-color="#ffff00" fo:color="#000000" fo:font-style="italic"/>
    </style:style>
    <style:style style:name="T140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409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41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411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41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413" style:family="text">
      <style:text-properties fo:font-size="10.00pt" fo:font-weight="bold" fo:font-family="Consolas" style:font-family-asian="Consolas" style:font-family-complex="Consolas" fo:background-color="#ffff00" fo:color="#0000c0" fo:font-style="italic"/>
    </style:style>
    <style:style style:name="T141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415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141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417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41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419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42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421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42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42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2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2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27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42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429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43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431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43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433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43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435" style:family="text">
      <style:text-properties fo:font-size="10.00pt" fo:font-weight="normal" fo:font-family="Consolas" style:font-family-asian="Consolas" style:font-family-complex="Consolas" fo:background-color="#ffff00" fo:color="#0000c0" fo:font-style="italic"/>
    </style:style>
    <style:style style:name="T143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437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#ffff00" fo:color="#000000"/>
    </style:style>
    <style:style style:name="T143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439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44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441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144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443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44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445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44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447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44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449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145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451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45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453" style:family="text">
      <style:text-properties fo:font-size="10.00pt" fo:font-weight="bold" fo:font-family="Consolas" style:font-family-asian="Consolas" style:font-family-complex="Consolas" fo:background-color="#ffff00" fo:color="#0000c0" fo:font-style="italic"/>
    </style:style>
    <style:style style:name="T145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455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145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45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5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60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461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462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463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464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465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466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467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468" style:family="text">
      <style:text-properties fo:font-size="10.00pt" fo:font-weight="normal" fo:font-family="Consolas" style:font-family-asian="Consolas" style:font-family-complex="Consolas" fo:background-color="#ffff00" fo:color="#0000c0" fo:font-style="italic"/>
    </style:style>
    <style:style style:name="T1469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470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471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472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473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474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1475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476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477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478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479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480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481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482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1483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48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86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487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488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489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490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491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492" style:family="text">
      <style:text-properties fo:font-size="10.00pt" fo:font-weight="normal" fo:font-family="Consolas" style:font-family-asian="Consolas" style:font-family-complex="Consolas" fo:background-color="#ffff00" fo:color="#000000" fo:font-style="italic"/>
    </style:style>
    <style:style style:name="T1493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494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495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496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497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498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499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500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1501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502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1503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504" style:family="text">
      <style:text-properties fo:font-size="10.00pt" fo:font-weight="normal" fo:font-family="Consolas" style:font-family-asian="Consolas" style:font-family-complex="Consolas" fo:background-color="#ffff00" fo:color="#0000c0" fo:font-style="italic"/>
    </style:style>
    <style:style style:name="T1505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506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1507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508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1509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510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1511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512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513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514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1515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516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1517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518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519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520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1521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522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1523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524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525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526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1527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528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529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530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1531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532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1533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534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535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536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1537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538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1539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540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541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542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1543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544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1545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546" style:family="text">
      <style:text-properties fo:font-size="10.00pt" fo:font-weight="normal" fo:font-family="Consolas" style:font-family-asian="Consolas" style:font-family-complex="Consolas" fo:background-color="#ffff00" fo:color="#000000" fo:font-style="italic"/>
    </style:style>
    <style:style style:name="T1547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54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4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51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55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553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55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555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55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557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155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559" style:family="text">
      <style:text-properties fo:font-size="10.00pt" fo:font-weight="normal" fo:font-family="Consolas" style:font-family-asian="Consolas" style:font-family-complex="Consolas" fo:background-color="#ffff00" fo:color="#0000c0" fo:font-style="italic"/>
    </style:style>
    <style:style style:name="T156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561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56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563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156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565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156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567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56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569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57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571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57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573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157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57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77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57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579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58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581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58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583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58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585" style:family="text">
      <style:text-properties fo:font-size="10.00pt" fo:font-weight="normal" fo:font-family="Consolas" style:font-family-asian="Consolas" style:font-family-complex="Consolas" fo:background-color="#ffff00" fo:color="#0000c0" fo:font-style="italic"/>
    </style:style>
    <style:style style:name="T158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587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58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589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59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591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159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593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59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595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59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597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59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599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160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60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6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03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60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605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60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607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60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609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61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611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161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613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161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615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61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617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61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619" style:family="text">
      <style:text-properties fo:font-size="10.00pt" fo:font-weight="bold" fo:font-family="Consolas" style:font-family-asian="Consolas" style:font-family-complex="Consolas" fo:background-color="#ffff00" fo:color="#0000c0" fo:font-style="italic"/>
    </style:style>
    <style:style style:name="T162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621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162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623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62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62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6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27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62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629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63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631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63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633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63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635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163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637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163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639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64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641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64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643" style:family="text">
      <style:text-properties fo:font-size="10.00pt" fo:font-weight="bold" fo:font-family="Consolas" style:font-family-asian="Consolas" style:font-family-complex="Consolas" fo:background-color="#ffff00" fo:color="#0000c0" fo:font-style="italic"/>
    </style:style>
    <style:style style:name="T164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645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164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647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64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6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5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6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52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653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654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655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656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657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658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659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660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1661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662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1663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664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1665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666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667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668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1669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670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671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672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1673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674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1675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676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1677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678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1679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680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1681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682" style:family="text">
      <style:text-properties fo:font-size="10.00pt" fo:font-weight="normal" fo:font-family="Consolas" style:font-family-asian="Consolas" style:font-family-complex="Consolas" fo:background-color="#ffff00" fo:color="#000000" fo:font-style="italic"/>
    </style:style>
    <style:style style:name="T1683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684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685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686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687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688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1689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690" style:family="text">
      <style:text-properties fo:font-size="10.00pt" fo:font-weight="normal" fo:font-family="Consolas" style:font-family-asian="Consolas" style:font-family-complex="Consolas" fo:background-color="#ffff00" fo:color="#000000" fo:font-style="italic"/>
    </style:style>
    <style:style style:name="T1691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692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693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694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695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696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697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698" style:family="text">
      <style:text-properties fo:font-size="10.00pt" fo:font-weight="bold" fo:font-family="Consolas" style:font-family-asian="Consolas" style:font-family-complex="Consolas" fo:background-color="#ffff00" fo:color="#0000c0" fo:font-style="italic"/>
    </style:style>
    <style:style style:name="T1699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700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1701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702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1703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704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705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706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1707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708" style:family="text">
      <style:text-properties fo:font-size="10.00pt" fo:font-weight="bold" fo:font-family="Consolas" style:font-family-asian="Consolas" style:font-family-complex="Consolas" fo:background-color="#ffff00" fo:color="#0000c0" fo:font-style="italic"/>
    </style:style>
    <style:style style:name="T1709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710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1711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712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1713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714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715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716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1717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718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719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720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721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722" style:family="text">
      <style:text-properties fo:font-size="10.00pt" fo:font-weight="bold" fo:font-family="Consolas" style:font-family-asian="Consolas" style:font-family-complex="Consolas" fo:background-color="#ffff00" fo:color="#0000c0" fo:font-style="italic"/>
    </style:style>
    <style:style style:name="T1723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724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1725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726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727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72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7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30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731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732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733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734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735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736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737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738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1739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740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1741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742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743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744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1745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746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1747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748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749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750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751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752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753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754" style:family="text">
      <style:text-properties fo:font-size="10.00pt" fo:font-weight="bold" fo:font-family="Consolas" style:font-family-asian="Consolas" style:font-family-complex="Consolas" fo:background-color="#ffff00" fo:color="#0000c0" fo:font-style="italic"/>
    </style:style>
    <style:style style:name="T1755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756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1757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758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759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76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7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62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763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764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765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766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767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768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769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770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771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772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1773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774" style:family="text">
      <style:text-properties fo:font-size="10.00pt" fo:font-weight="normal" fo:font-family="Consolas" style:font-family-asian="Consolas" style:font-family-complex="Consolas" fo:background-color="#ffff00" fo:color="#000000" fo:font-style="italic"/>
    </style:style>
    <style:style style:name="T1775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776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777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778" style:family="text">
      <style:text-properties fo:font-size="10.00pt" fo:font-weight="normal" fo:font-family="Consolas" style:font-family-asian="Consolas" style:font-family-complex="Consolas" fo:background-color="#ffff00" fo:color="#0000c0" fo:font-style="italic"/>
    </style:style>
    <style:style style:name="T1779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780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781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782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783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784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1785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786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787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788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789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790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1791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792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793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794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1795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796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797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798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1799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800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801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802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803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804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805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806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1807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808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1809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810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1811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812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1813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814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1815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816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1817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818" style:family="text">
      <style:text-properties fo:font-size="10.00pt" fo:font-weight="normal" fo:font-family="Consolas" style:font-family-asian="Consolas" style:font-family-complex="Consolas" fo:background-color="#ffff00" fo:color="#000000" fo:font-style="italic"/>
    </style:style>
    <style:style style:name="T1819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820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821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822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823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824" style:family="text">
      <style:text-properties fo:font-size="10.00pt" fo:font-weight="bold" fo:font-family="Consolas" style:font-family-asian="Consolas" style:font-family-complex="Consolas" fo:background-color="#ffff00" fo:color="#0000c0" fo:font-style="italic"/>
    </style:style>
    <style:style style:name="T1825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826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1827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828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829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83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8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32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833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834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835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836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837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838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839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840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1841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842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1843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844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1845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846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1847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848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849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85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8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52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853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854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855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856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857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858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859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860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1861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862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1863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864" style:family="text">
      <style:text-properties fo:font-size="10.00pt" fo:font-weight="normal" fo:font-family="Consolas" style:font-family-asian="Consolas" style:font-family-complex="Consolas" fo:background-color="#ffff00" fo:color="#000000" fo:font-style="italic"/>
    </style:style>
    <style:style style:name="T1865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866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867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868" style:family="text">
      <style:text-properties fo:font-size="10.00pt" fo:font-weight="normal" fo:font-family="Consolas" style:font-family-asian="Consolas" style:font-family-complex="Consolas" fo:background-color="#ffff00" fo:color="#0000c0" fo:font-style="italic"/>
    </style:style>
    <style:style style:name="T1869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870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871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872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873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874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1875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876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877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878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879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880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1881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882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883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884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1885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886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887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888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1889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890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891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892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893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894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1895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896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1897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898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1899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900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1901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902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1903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904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1905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906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1907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908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1909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910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1911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912" style:family="text">
      <style:text-properties fo:font-size="10.00pt" fo:font-weight="normal" fo:font-family="Consolas" style:font-family-asian="Consolas" style:font-family-complex="Consolas" fo:background-color="#ffff00" fo:color="#000000" fo:font-style="italic"/>
    </style:style>
    <style:style style:name="T1913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914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915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916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917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918" style:family="text">
      <style:text-properties fo:font-size="10.00pt" fo:font-weight="bold" fo:font-family="Consolas" style:font-family-asian="Consolas" style:font-family-complex="Consolas" fo:background-color="#ffff00" fo:color="#0000c0" fo:font-style="italic"/>
    </style:style>
    <style:style style:name="T1919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920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1921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922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923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9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2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9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27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92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929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93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931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93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933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193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935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93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937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193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939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94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941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194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943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94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9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4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94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9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49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95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951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95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953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95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955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195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957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95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959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196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961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196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9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6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9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66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967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968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969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970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971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972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973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974" style:family="text">
      <style:text-properties fo:font-size="10.00pt" fo:font-weight="normal" fo:font-family="Consolas" style:font-family-asian="Consolas" style:font-family-complex="Consolas" fo:background-color="#ffff00" fo:color="#000000" fo:font-style="italic"/>
    </style:style>
    <style:style style:name="T1975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9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77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978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979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980" style:family="text">
      <style:text-properties fo:font-size="10.00pt" fo:font-weight="normal" fo:font-family="Consolas" style:font-family-asian="Consolas" style:font-family-complex="Consolas" fo:background-color="#ffff00" fo:color="#0000c0" fo:font-style="italic"/>
    </style:style>
    <style:style style:name="T1981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982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983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984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985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986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1987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988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989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990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991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992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1993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994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995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996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1997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998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999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000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2001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002" style:family="text">
      <style:text-properties fo:font-size="10.00pt" fo:font-weight="normal" fo:font-family="Consolas" style:font-family-asian="Consolas" style:font-family-complex="Consolas" fo:background-color="#ffff00" fo:color="#000000" fo:font-style="italic"/>
    </style:style>
    <style:style style:name="T2003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004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2005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006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2007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008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2009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010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2011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012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2013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014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2015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016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2017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018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2019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020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2021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022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2023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024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2025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026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2027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028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2029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030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2031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032" style:family="text">
      <style:text-properties fo:font-size="10.00pt" fo:font-weight="bold" fo:font-family="Consolas" style:font-family-asian="Consolas" style:font-family-complex="Consolas" fo:background-color="#ffff00" fo:color="#0000c0" fo:font-style="italic"/>
    </style:style>
    <style:style style:name="T2033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034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2035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036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2037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038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2039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040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2041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042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2043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044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2045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046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2047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048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2049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050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2051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052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2053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054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2055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056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2057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058" style:family="text">
      <style:text-properties fo:font-size="10.00pt" fo:font-weight="bold" fo:font-family="Consolas" style:font-family-asian="Consolas" style:font-family-complex="Consolas" fo:background-color="#ffff00" fo:color="#0000c0" fo:font-style="italic"/>
    </style:style>
    <style:style style:name="T2059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060" style:family="text">
      <style:text-properties fo:font-size="10.00pt" fo:font-weight="normal" fo:font-family="Consolas" style:font-family-asian="Consolas" style:font-family-complex="Consolas" fo:background-color="#ffff00" fo:color="#0000c0" fo:font-style="italic"/>
    </style:style>
    <style:style style:name="T2061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062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#ffff00" fo:color="#6a3e3e"/>
    </style:style>
    <style:style style:name="T2063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064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2065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066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2067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068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2069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070" style:family="text">
      <style:text-properties fo:font-size="10.00pt" fo:font-weight="bold" fo:font-family="Consolas" style:font-family-asian="Consolas" style:font-family-complex="Consolas" fo:background-color="#ffff00" fo:color="#0000c0" fo:font-style="italic"/>
    </style:style>
    <style:style style:name="T2071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072" style:family="text">
      <style:text-properties fo:font-size="10.00pt" fo:font-weight="normal" fo:font-family="Consolas" style:font-family-asian="Consolas" style:font-family-complex="Consolas" fo:background-color="#ffff00" fo:color="#0000c0" fo:font-style="italic"/>
    </style:style>
    <style:style style:name="T2073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074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#ffff00" fo:color="#6a3e3e"/>
    </style:style>
    <style:style style:name="T2075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076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2077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078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2079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080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2081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082" style:family="text">
      <style:text-properties fo:font-size="10.00pt" fo:font-weight="bold" fo:font-family="Consolas" style:font-family-asian="Consolas" style:font-family-complex="Consolas" fo:background-color="#ffff00" fo:color="#0000c0" fo:font-style="italic"/>
    </style:style>
    <style:style style:name="T2083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084" style:family="text">
      <style:text-properties fo:font-size="10.00pt" fo:font-weight="normal" fo:font-family="Consolas" style:font-family-asian="Consolas" style:font-family-complex="Consolas" fo:background-color="#ffff00" fo:color="#0000c0" fo:font-style="italic"/>
    </style:style>
    <style:style style:name="T2085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086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#ffff00" fo:color="#6a3e3e"/>
    </style:style>
    <style:style style:name="T2087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088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2089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090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2091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092" style:family="text">
      <style:text-properties fo:font-size="10.00pt" fo:font-weight="normal" fo:font-family="Consolas" style:font-family-asian="Consolas" style:font-family-complex="Consolas" fo:background-color="#ffff00" fo:color="#0000c0" fo:font-style="italic"/>
    </style:style>
    <style:style style:name="T2093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094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2095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096" style:family="text">
      <style:text-properties fo:font-size="10.00pt" fo:font-weight="normal" fo:font-family="Consolas" style:font-family-asian="Consolas" style:font-family-complex="Consolas" fo:background-color="#ffff00" fo:color="#000000" fo:font-style="italic"/>
    </style:style>
    <style:style style:name="T2097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098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2099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100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2101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102" style:family="text">
      <style:text-properties fo:font-size="10.00pt" fo:font-weight="bold" fo:font-family="Consolas" style:font-family-asian="Consolas" style:font-family-complex="Consolas" fo:background-color="#ffff00" fo:color="#0000c0" fo:font-style="italic"/>
    </style:style>
    <style:style style:name="T2103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104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2105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106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2107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108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2109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110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2111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112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#ffff00" fo:color="#6a3e3e"/>
    </style:style>
    <style:style style:name="T2113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114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2115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1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17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118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2119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120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2121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122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2123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124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2125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126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2127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128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2129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130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2131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132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2133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134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2135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136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2137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1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39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140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2141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142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2143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144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2145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146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2147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148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2149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150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2151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152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2153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154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2155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156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2157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158" style:family="text">
      <style:text-properties fo:font-size="10.00pt" fo:font-weight="normal" fo:font-family="Consolas" style:font-family-asian="Consolas" style:font-family-complex="Consolas" fo:background-color="#ffff00" fo:color="#000000" fo:font-style="italic"/>
    </style:style>
    <style:style style:name="T2159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160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2161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162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2163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1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65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166" style:family="text">
      <style:text-properties fo:font-size="10.00pt" fo:font-weight="normal" fo:font-family="Consolas" style:font-family-asian="Consolas" style:font-family-complex="Consolas" fo:background-color="#ffff00" fo:color="#3f7f5f"/>
    </style:style>
    <style:style style:name="T2167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168" style:family="text">
      <style:text-properties fo:font-size="10.00pt" fo:font-weight="normal" fo:font-family="Consolas" style:font-family-asian="Consolas" style:font-family-complex="Consolas" fo:background-color="#ffff00" fo:color="#000000" fo:font-style="italic"/>
    </style:style>
    <style:style style:name="T2169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170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2171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172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2173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1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75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176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2177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178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2179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18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1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82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2183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184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2185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186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2187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188" style:family="text">
      <style:text-properties fo:font-size="10.00pt" fo:font-weight="normal" fo:font-family="Consolas" style:font-family-asian="Consolas" style:font-family-complex="Consolas" fo:background-color="#ffff00" fo:color="#0000c0" fo:font-style="italic"/>
    </style:style>
    <style:style style:name="T2189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190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#ffff00" fo:color="#6a3e3e"/>
    </style:style>
    <style:style style:name="T2191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192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2193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19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1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96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2197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198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2199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200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2201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202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#ffff00" fo:color="#6a3e3e"/>
    </style:style>
    <style:style style:name="T2203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204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2205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20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20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2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09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221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211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221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213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221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215" style:family="text">
      <style:text-properties fo:font-size="10.00pt" fo:font-weight="normal" fo:font-family="Consolas" style:font-family-asian="Consolas" style:font-family-complex="Consolas" fo:background-color="#ffff00" fo:color="#0000c0" fo:font-style="italic"/>
    </style:style>
    <style:style style:name="T221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217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#ffff00" fo:color="#6a3e3e"/>
    </style:style>
    <style:style style:name="T221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219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222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22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22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22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2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25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222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227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222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229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223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231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223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233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223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235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223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237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223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239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224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241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224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243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224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245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224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247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224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249" style:family="text">
      <style:text-properties fo:font-size="10.00pt" fo:font-weight="bold" fo:font-family="Consolas" style:font-family-asian="Consolas" style:font-family-complex="Consolas" fo:background-color="#ffff00" fo:color="#0000c0" fo:font-style="italic"/>
    </style:style>
    <style:style style:name="T225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251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225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253" style:family="text">
      <style:text-properties fo:font-size="10.00pt" fo:font-weight="normal" fo:font-family="Consolas" style:font-family-asian="Consolas" style:font-family-complex="Consolas" fo:background-color="#ffff00" fo:color="#000000" fo:font-style="italic"/>
    </style:style>
    <style:style style:name="T225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255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225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257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225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259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226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261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226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263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226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265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226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267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226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269" style:family="text">
      <style:text-properties fo:font-size="10.00pt" fo:font-weight="bold" fo:font-family="Consolas" style:font-family-asian="Consolas" style:font-family-complex="Consolas" fo:background-color="#ffff00" fo:color="#0000c0" fo:font-style="italic"/>
    </style:style>
    <style:style style:name="T227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271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227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273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227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27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2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80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22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82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22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84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22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86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22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88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22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90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22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92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22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94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22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96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22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00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23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02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23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04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23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08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23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10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23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12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23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14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23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 fo:margin-left="2.70pt" fo:text-indent="-2.70pt">
        <style:tab-stops>
          <style:tab-stop style:position="479.20pt"/>
        </style:tab-stops>
      </style:paragraph-properties>
    </style:style>
    <style:style style:name="P2" style:family="paragraph">
      <style:paragraph-properties fo:line-height="100.00%" fo:text-align="center"/>
    </style:style>
    <style:style style:name="P3" style:family="paragraph">
      <style:paragraph-properties fo:line-height="100.00%" fo:text-align="left" fo:margin-left="2.70pt" fo:text-indent="-2.70pt">
        <style:tab-stops>
          <style:tab-stop style:position="479.20pt"/>
        </style:tab-stops>
      </style:paragraph-properties>
    </style:style>
    <style:style style:name="P4" style:family="paragraph">
      <style:paragraph-properties fo:line-height="100.00%" fo:text-align="left" fo:margin-left="2.70pt" fo:text-indent="-2.70pt">
        <style:tab-stops>
          <style:tab-stop style:position="238.25pt"/>
          <style:tab-stop style:position="3287.15pt"/>
        </style:tab-stops>
      </style:paragraph-properties>
    </style:style>
    <style:style style:name="P5" style:family="paragraph">
      <style:paragraph-properties fo:line-height="100.00%" fo:text-align="center"/>
    </style:style>
    <style:style style:name="P6" style:family="paragraph">
      <style:paragraph-properties fo:line-height="100.00%" fo:text-align="left" fo:margin-left="2.70pt" fo:text-indent="-2.70pt">
        <style:tab-stops>
          <style:tab-stop style:position="238.25pt"/>
          <style:tab-stop style:position="3287.15pt"/>
        </style:tab-stops>
      </style:paragraph-properties>
    </style:style>
    <style:style style:name="P7" style:family="paragraph">
      <style:paragraph-properties fo:line-height="100.00%" fo:text-align="center"/>
    </style:style>
    <style:style style:name="P8" style:family="paragraph">
      <style:paragraph-properties fo:line-height="100.00%" fo:text-align="left" fo:margin-left="2.70pt" fo:text-indent="-2.70pt">
        <style:tab-stops>
          <style:tab-stop style:position="238.25pt"/>
          <style:tab-stop style:position="3287.15pt"/>
        </style:tab-stops>
      </style:paragraph-properties>
    </style:style>
    <style:style style:name="P9" style:family="paragraph">
      <style:paragraph-properties fo:line-height="100.00%" fo:text-align="left"/>
    </style:style>
    <style:style style:name="P10" style:family="paragraph">
      <style:paragraph-properties fo:line-height="100.00%" fo:text-align="center"/>
    </style:style>
    <style:style style:name="P11" style:family="paragraph">
      <style:paragraph-properties fo:line-height="100.00%" fo:text-align="left"/>
    </style:style>
    <style:style style:name="P12" style:family="paragraph">
      <style:paragraph-properties fo:line-height="100.00%" fo:text-align="center"/>
    </style:style>
    <style:style style:name="P13" style:family="paragraph">
      <style:paragraph-properties fo:line-height="100.00%" fo:text-align="left"/>
    </style:style>
    <style:style style:name="P14" style:family="paragraph">
      <style:paragraph-properties fo:line-height="100.00%" fo:text-align="center"/>
    </style:style>
    <style:style style:name="P15" style:family="paragraph">
      <style:paragraph-properties fo:line-height="100.00%" fo:text-align="left"/>
    </style:style>
    <style:style style:name="P16" style:family="paragraph">
      <style:paragraph-properties fo:line-height="100.00%" fo:text-align="center"/>
    </style:style>
    <style:style style:name="P17" style:family="paragraph">
      <style:paragraph-properties fo:line-height="100.00%" fo:text-align="left"/>
    </style:style>
    <text:list-style style:name="L18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8" style:family="paragraph">
      <style:paragraph-properties fo:line-height="100.00%" fo:text-align="left"/>
    </style:style>
    <style:style style:name="P19" style:family="paragraph">
      <style:paragraph-properties fo:line-height="100.00%" fo:text-align="left"/>
    </style:style>
    <style:style style:name="P20" style:family="paragraph">
      <style:paragraph-properties fo:line-height="100.00%" fo:text-align="center"/>
    </style:style>
    <style:style style:name="P21" style:family="paragraph">
      <style:paragraph-properties fo:line-height="100.00%" fo:text-align="left"/>
    </style:style>
    <style:style style:name="P22" style:family="paragraph">
      <style:paragraph-properties fo:line-height="100.00%" fo:text-align="left" fo:margin-left="0.00pt" fo:text-indent="35.30pt"/>
    </style:style>
    <text:list-style style:name="L23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3" style:family="paragraph">
      <style:paragraph-properties fo:line-height="100.00%" fo:text-align="left"/>
    </style:style>
    <style:style style:name="P24" style:family="paragraph">
      <style:paragraph-properties fo:line-height="100.00%" fo:text-align="left" fo:margin-left="36.00pt" fo:text-indent="0.00pt"/>
    </style:style>
    <style:style style:name="P25" style:family="paragraph">
      <style:paragraph-properties fo:line-height="100.00%" fo:text-align="left"/>
    </style:style>
    <style:style style:name="P26" style:family="paragraph">
      <style:paragraph-properties fo:line-height="100.00%" fo:text-align="left" fo:margin-left="0.00pt" fo:text-indent="35.30pt"/>
    </style:style>
    <style:style style:name="P27" style:family="paragraph">
      <style:paragraph-properties fo:line-height="100.00%" fo:text-align="left"/>
    </style:style>
    <style:style style:name="P28" style:family="paragraph">
      <style:paragraph-properties fo:line-height="100.00%" fo:text-align="left" fo:margin-left="0.00pt" fo:text-indent="35.30pt"/>
    </style:style>
    <style:style style:name="P29" style:family="paragraph">
      <style:paragraph-properties fo:line-height="100.00%" fo:text-align="left"/>
    </style:style>
    <style:style style:name="P30" style:family="paragraph">
      <style:paragraph-properties fo:line-height="100.00%" fo:text-align="left" fo:margin-left="0.00pt" fo:text-indent="35.30pt"/>
    </style:style>
    <style:style style:name="P31" style:family="paragraph">
      <style:paragraph-properties fo:line-height="100.00%" fo:text-align="left"/>
    </style:style>
    <style:style style:name="P32" style:family="paragraph">
      <style:paragraph-properties fo:line-height="100.00%" fo:text-align="left" fo:margin-left="0.00pt" fo:text-indent="35.30pt"/>
    </style:style>
    <style:style style:name="P33" style:family="paragraph">
      <style:paragraph-properties fo:line-height="100.00%" fo:text-align="left"/>
    </style:style>
    <style:style style:name="P34" style:family="paragraph">
      <style:paragraph-properties fo:line-height="100.00%" fo:text-align="left" fo:margin-left="0.00pt" fo:text-indent="35.30pt"/>
    </style:style>
    <style:style style:name="P35" style:family="paragraph">
      <style:paragraph-properties fo:line-height="100.00%" fo:text-align="left"/>
    </style:style>
    <style:style style:name="P36" style:family="paragraph">
      <style:paragraph-properties fo:line-height="100.00%" fo:text-align="left" fo:margin-left="0.00pt" fo:text-indent="35.30pt"/>
    </style:style>
    <style:style style:name="P37" style:family="paragraph">
      <style:paragraph-properties fo:line-height="100.00%" fo:text-align="left"/>
    </style:style>
    <style:style style:name="P38" style:family="paragraph">
      <style:paragraph-properties fo:line-height="100.00%" fo:text-align="left" fo:margin-left="0.00pt" fo:text-indent="35.30pt"/>
    </style:style>
    <style:style style:name="P39" style:family="paragraph">
      <style:paragraph-properties fo:line-height="100.00%" fo:text-align="left"/>
    </style:style>
    <style:style style:name="P40" style:family="paragraph">
      <style:paragraph-properties fo:line-height="100.00%" fo:text-align="left" fo:margin-left="0.00pt" fo:text-indent="35.30pt"/>
    </style:style>
    <style:style style:name="P41" style:family="paragraph">
      <style:paragraph-properties fo:line-height="100.00%" fo:text-align="left"/>
    </style:style>
    <style:style style:name="P42" style:family="paragraph">
      <style:paragraph-properties fo:line-height="100.00%" fo:text-align="left" fo:margin-left="0.00pt" fo:text-indent="35.30pt"/>
    </style:style>
    <style:style style:name="P43" style:family="paragraph">
      <style:paragraph-properties fo:line-height="100.00%" fo:text-align="left"/>
    </style:style>
    <style:style style:name="P44" style:family="paragraph">
      <style:paragraph-properties fo:line-height="100.00%" fo:text-align="left" fo:margin-left="0.00pt" fo:text-indent="35.30pt"/>
    </style:style>
    <style:style style:name="P45" style:family="paragraph">
      <style:paragraph-properties fo:line-height="100.00%" fo:text-align="left"/>
    </style:style>
    <style:style style:name="P46" style:family="paragraph">
      <style:paragraph-properties fo:line-height="100.00%" fo:text-align="left" fo:margin-left="0.00pt" fo:text-indent="35.30pt"/>
    </style:style>
    <style:style style:name="P47" style:family="paragraph">
      <style:paragraph-properties fo:line-height="100.00%" fo:text-align="left"/>
    </style:style>
    <style:style style:name="P48" style:family="paragraph">
      <style:paragraph-properties fo:line-height="100.00%" fo:text-align="left" fo:margin-left="0.00pt" fo:text-indent="35.30pt"/>
    </style:style>
    <style:style style:name="P49" style:family="paragraph">
      <style:paragraph-properties fo:line-height="100.00%" fo:text-align="left"/>
    </style:style>
    <style:style style:name="P50" style:family="paragraph">
      <style:paragraph-properties fo:line-height="100.00%" fo:text-align="left" fo:margin-left="0.00pt" fo:text-indent="35.30pt"/>
    </style:style>
    <style:style style:name="P51" style:family="paragraph">
      <style:paragraph-properties fo:line-height="100.00%" fo:text-align="left"/>
    </style:style>
    <style:style style:name="P52" style:family="paragraph">
      <style:paragraph-properties fo:line-height="100.00%" fo:text-align="left" fo:margin-left="0.00pt" fo:text-indent="35.30pt"/>
    </style:style>
    <style:style style:name="P53" style:family="paragraph">
      <style:paragraph-properties fo:line-height="100.00%" fo:text-align="left"/>
    </style:style>
    <style:style style:name="P54" style:family="paragraph">
      <style:paragraph-properties fo:line-height="100.00%" fo:text-align="left" fo:margin-left="0.00pt" fo:text-indent="35.30pt"/>
    </style:style>
    <style:style style:name="P55" style:family="paragraph">
      <style:paragraph-properties fo:line-height="100.00%" fo:text-align="left"/>
    </style:style>
    <style:style style:name="P56" style:family="paragraph">
      <style:paragraph-properties fo:line-height="100.00%" fo:text-align="left" fo:margin-left="0.00pt" fo:text-indent="35.30pt"/>
    </style:style>
    <style:style style:name="P57" style:family="paragraph">
      <style:paragraph-properties fo:line-height="100.00%" fo:text-align="left"/>
    </style:style>
    <style:style style:name="P58" style:family="paragraph">
      <style:paragraph-properties fo:line-height="100.00%" fo:text-align="left" fo:margin-left="0.00pt" fo:text-indent="35.30pt"/>
    </style:style>
    <style:style style:name="P59" style:family="paragraph">
      <style:paragraph-properties fo:line-height="100.00%" fo:text-align="left"/>
    </style:style>
    <style:style style:name="P60" style:family="paragraph">
      <style:paragraph-properties fo:line-height="100.00%" fo:text-align="left" fo:margin-left="0.00pt" fo:text-indent="35.30pt"/>
    </style:style>
    <style:style style:name="P61" style:family="paragraph">
      <style:paragraph-properties fo:line-height="100.00%" fo:text-align="left"/>
    </style:style>
    <style:style style:name="P62" style:family="paragraph">
      <style:paragraph-properties fo:line-height="100.00%" fo:text-align="left" fo:margin-left="0.00pt" fo:text-indent="35.30pt"/>
    </style:style>
    <style:style style:name="P63" style:family="paragraph">
      <style:paragraph-properties fo:line-height="100.00%" fo:text-align="left"/>
    </style:style>
    <style:style style:name="P64" style:family="paragraph">
      <style:paragraph-properties fo:line-height="100.00%" fo:text-align="left" fo:margin-left="0.00pt" fo:text-indent="35.30pt"/>
    </style:style>
    <style:style style:name="P65" style:family="paragraph">
      <style:paragraph-properties fo:line-height="100.00%" fo:text-align="left"/>
    </style:style>
    <style:style style:name="P66" style:family="paragraph">
      <style:paragraph-properties fo:line-height="100.00%" fo:text-align="left" fo:margin-left="0.00pt" fo:text-indent="35.30pt"/>
    </style:style>
    <style:style style:name="P67" style:family="paragraph">
      <style:paragraph-properties fo:line-height="100.00%" fo:text-align="left"/>
    </style:style>
    <style:style style:name="P68" style:family="paragraph">
      <style:paragraph-properties fo:line-height="100.00%" fo:text-align="left" fo:margin-left="0.00pt" fo:text-indent="35.30pt"/>
    </style:style>
    <style:style style:name="P69" style:family="paragraph">
      <style:paragraph-properties fo:line-height="100.00%" fo:text-align="left"/>
    </style:style>
    <style:style style:name="P70" style:family="paragraph">
      <style:paragraph-properties fo:line-height="100.00%" fo:text-align="left" fo:margin-left="0.00pt" fo:text-indent="35.30pt"/>
    </style:style>
    <style:style style:name="P71" style:family="paragraph">
      <style:paragraph-properties fo:line-height="100.00%" fo:text-align="left"/>
    </style:style>
    <style:style style:name="P72" style:family="paragraph">
      <style:paragraph-properties fo:line-height="100.00%" fo:text-align="left" fo:margin-left="0.00pt" fo:text-indent="35.30pt"/>
    </style:style>
    <style:style style:name="P73" style:family="paragraph">
      <style:paragraph-properties fo:line-height="100.00%" fo:text-align="left"/>
    </style:style>
    <style:style style:name="TableColumn0100" style:family="table-column">
      <style:table-column-properties style:column-width="3.346528in"/>
    </style:style>
    <style:style style:name="TableColumn0101" style:family="table-column">
      <style:table-column-properties style:column-width="3.346528in"/>
    </style:style>
    <style:style style:name="Table01" style:family="table">
      <style:table-properties style:width="6.693056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03472in solid #000000" fo:border-left="0.003472in solid #000000" fo:border-right="0.003472in solid #000000" fo:border-bottom="0.003472in solid #000000" fo:padding-left="0.037500in" fo:padding-right="0.037500in" fo:vertical-align="top" fo:background-color="#ffffff"/>
    </style:style>
    <style:style style:name="TableCell010001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Row0101" style:family="table-row">
      <style:table-row-properties/>
    </style:style>
    <style:style style:name="TableCell010100" style:family="table-cell">
      <style:table-cell-properties fo:border-top="0.000694in solid #000000" fo:border-left="0.003472in solid #000000" fo:border-right="0.000694in solid #000000" fo:border-bottom="0.003472in solid #000000" fo:padding-left="0.037500in" fo:padding-right="0.037500in" fo:vertical-align="top" fo:background-color="#ffffff"/>
    </style:style>
    <style:style style:name="TableCell010101" style:family="table-cell">
      <style:table-cell-properties fo:border-top="0.000694in solid #000000" fo:border-left="0.003472in solid #000000" fo:border-right="0.003472in solid #000000" fo:border-bottom="0.003472in solid #000000" fo:padding-left="0.037500in" fo:padding-right="0.037500in" fo:vertical-align="top" fo:background-color="#ffffff"/>
    </style:style>
    <style:style style:name="TableRow0102" style:family="table-row">
      <style:table-row-properties/>
    </style:style>
    <style:style style:name="TableCell010200" style:family="table-cell">
      <style:table-cell-properties fo:border-top="0.000694in solid #000000" fo:border-left="0.003472in solid #000000" fo:border-right="0.000694in solid #000000" fo:border-bottom="0.003472in solid #000000" fo:padding-left="0.037500in" fo:padding-right="0.037500in" fo:vertical-align="top" fo:background-color="#ffffff"/>
    </style:style>
    <style:style style:name="TableCell010201" style:family="table-cell">
      <style:table-cell-properties fo:border-top="0.000694in solid #000000" fo:border-left="0.003472in solid #000000" fo:border-right="0.003472in solid #000000" fo:border-bottom="0.003472in solid #000000" fo:padding-left="0.037500in" fo:padding-right="0.037500in" fo:vertical-align="top" fo:background-color="#ffffff"/>
    </style:style>
  </office:automatic-styles>
  <office:body>
    <office:text>
      <table:table table:style-name="Table01">
        <table:table-column table:style-name="TableColumn0100"/>
        <table:table-column table:style-name="TableColumn0101"/>
        <table:table-row table:style-name="TableRow0100">
          <table:table-cell table:style-name="TableCell010000" table:number-columns-spanned="2">
            <text:p text:style-name="P2"><text:span text:style-name="T2">Politechnika<text:s/></text:span><text:span text:style-name="T3">Świętokrzyska</text:span><text:span text:style-name="T4"/></text:p>
          </table:table-cell>
          <table:covered-table-cell/>
        </table:table-row>
        <table:table-row table:style-name="TableRow0101">
          <table:table-cell table:style-name="TableCell010100">
            <text:p text:style-name="P5"><text:span text:style-name="T5">Przedmiot:</text:span></text:p>
            <text:p text:style-name="P5"><text:span text:style-name="T6"><text:s/>Podstawy In</text:span><text:span text:style-name="T7">żynierii Programowania</text:span><text:span text:style-name="T8"/></text:p>
          </table:table-cell>
          <table:table-cell table:style-name="TableCell010101">
            <text:p text:style-name="P5"><text:span text:style-name="T9">Temat:</text:span></text:p>
            <text:p text:style-name="P5"><text:span text:style-name="T10"><text:s/>System zarz</text:span><text:span text:style-name="T11">ądzania apteką</text:span></text:p>
            <text:p text:style-name="P5"><text:span text:style-name="T12"/></text:p>
          </table:table-cell>
        </table:table-row>
        <table:table-row table:style-name="TableRow0102">
          <table:table-cell table:style-name="TableCell010200">
            <text:p text:style-name="P7"><text:span text:style-name="T12"/></text:p>
            <text:p text:style-name="P7"><text:span text:style-name="T13">Data: 12.02.2018</text:span><text:span text:style-name="T14"/></text:p>
          </table:table-cell>
          <table:table-cell table:style-name="TableCell010201">
            <text:p text:style-name="P7"><text:span text:style-name="T15">Sk</text:span><text:span text:style-name="T16">ład:</text:span></text:p>
            <text:p text:style-name="P7"><text:span text:style-name="T17">Mariusz Lewczuk</text:span></text:p>
            <text:p text:style-name="P7"><text:span text:style-name="T17">Mateusz Snoch</text:span><text:span text:style-name="T18"/></text:p>
          </table:table-cell>
        </table:table-row>
      </table:table>
      <text:p text:style-name="P9"><text:span text:style-name="T18"/></text:p>
      <text:p text:style-name="P9"><text:span text:style-name="T19">I. Dokumentacja u</text:span><text:span text:style-name="T20">żytkownika:</text:span></text:p>
      <text:p text:style-name="P9"><text:span text:style-name="T21"/></text:p>
      <text:p text:style-name="P9"><text:span text:style-name="T22">1. Demonstracja u</text:span><text:span text:style-name="T23">życia aplikacji:</text:span></text:p>
      <text:p text:style-name="P9"><text:span text:style-name="T24"/></text:p>
      <text:p text:style-name="P9"><text:span text:style-name="T24"/></text:p>
      <text:p text:style-name="P9"><text:span text:style-name="T24"/></text:p>
      <text:p text:style-name="P10"><draw:frame text:anchor-type="as-char" svg:width="123.56mm" svg:height="51.33mm" style:rel-width="scale" style:rel-height="scale"><draw:object-ole xlink:href="OleObj1"/><draw:image xlink:href="ObjectReplacements/OleObj1"/></draw:frame><text:span text:style-name="T24"/></text:p>
      <text:p text:style-name="P10"><text:span text:style-name="T24"/></text:p>
      <text:p text:style-name="P11"><text:span text:style-name="T25"><text:tab/>Po w</text:span><text:span text:style-name="T26">łączeniu aplikacji wyświetla się okno z zapytaniem czy jesteśmy zarejestrowani. Po naciśnięciu przycisku<text:s/></text:span><text:span text:style-name="T27">„</text:span><text:span text:style-name="T28">Tak</text:span><text:span text:style-name="T29">”</text:span><text:span text:style-name="T30"><text:s/>przechodzimy do okna logowania. Je</text:span><text:span text:style-name="T31">śli naciśniemy przycisk<text:s/></text:span><text:span text:style-name="T32">„</text:span><text:span text:style-name="T33">Nie</text:span><text:span text:style-name="T34">”</text:span><text:span text:style-name="T35"><text:s/>przejdziemy do okna rejestracji. </text:span></text:p>
      <text:p text:style-name="P11"><text:span text:style-name="T36"/></text:p>
      <text:p text:style-name="P11"><text:span text:style-name="T36"/></text:p>
      <text:p text:style-name="P11"><text:span text:style-name="T36"/></text:p>
      <text:p text:style-name="P12"><draw:frame text:anchor-type="as-char" svg:width="123.56mm" svg:height="51.33mm" style:rel-width="scale" style:rel-height="scale"><draw:object-ole xlink:href="OleObj2"/><draw:image xlink:href="ObjectReplacements/OleObj2"/></draw:frame><text:span text:style-name="T36"/></text:p>
      <text:p text:style-name="P13"><text:span text:style-name="T36"/></text:p>
      <text:p text:style-name="P13"><text:span text:style-name="T36"/></text:p>
      <text:p text:style-name="P13"><text:span text:style-name="T37"><text:tab/>Okno rejestracji wygl</text:span><text:span text:style-name="T38">ąda następująco. Musimy podać imię, nazwisko, nazwę użytkownika, hasło oraz wiek i nacisnąć<text:s/></text:span><text:span text:style-name="T39">„</text:span><text:span text:style-name="T40">Zarejestruj</text:span><text:span text:style-name="T41">”</text:span><text:span text:style-name="T42">,<text:s/></text:span><text:span text:style-name="T43">żeby się zarejestrować. Przycisk<text:s/></text:span><text:span text:style-name="T44">„</text:span><text:span text:style-name="T45">Menu G</text:span><text:span text:style-name="T46">ł</text:span><text:span text:style-name="T47">ówne” sprawi<text:s/></text:span><text:span text:style-name="T48">że wr</text:span><text:span text:style-name="T49">ócimy do pierwszego okna.</text:span></text:p>
      <text:p text:style-name="P13"><text:span text:style-name="T50"/></text:p>
      <text:p text:style-name="P13"><text:span text:style-name="T50"/></text:p>
      <text:p text:style-name="P13"><text:span text:style-name="T50"/></text:p>
      <text:p text:style-name="P14"><draw:frame text:anchor-type="as-char" svg:width="123.56mm" svg:height="51.33mm" style:rel-width="scale" style:rel-height="scale"><draw:object-ole xlink:href="OleObj3"/><draw:image xlink:href="ObjectReplacements/OleObj3"/></draw:frame><text:span text:style-name="T50"/></text:p>
      <text:p text:style-name="P15"><text:span text:style-name="T50"/></text:p>
      <text:p text:style-name="P15"><text:span text:style-name="T51"><text:s/><text:tab/></text:span><text:span text:style-name="T52">Okno logowania. Pozwala ona poprzez wygenerowany wcze</text:span><text:span text:style-name="T53">śniej login i hasło wejść na określone okno, albo kierownika albo farmaceuty. Klienci muszą wcześniej się zarejestrować.<text:s text:c="2"/>Po wpisaniu danych poprzez przycisk "Zaloguj" przechodzimy do danej sekcji. Z tego okna r</text:span><text:span text:style-name="T54">ównie</text:span><text:span text:style-name="T55">ż można przejść do okna rejestracji poprzez przycisk<text:s/></text:span><text:span text:style-name="T56">„</text:span><text:span text:style-name="T57">Nie posiadam konta</text:span><text:span text:style-name="T58">”</text:span><text:span text:style-name="T59">.</text:span></text:p>
      <text:p text:style-name="P15"><text:span text:style-name="T60"/></text:p>
      <text:p text:style-name="P15"><text:span text:style-name="T60"/></text:p>
      <text:p text:style-name="P15"><text:span text:style-name="T60"/></text:p>
      <text:p text:style-name="P15"><text:span text:style-name="T60"/></text:p>
      <text:p text:style-name="P15"><text:span text:style-name="T61">Klient:</text:span></text:p>
      <text:p text:style-name="P15"><text:span text:style-name="T62"/></text:p>
      <text:p text:style-name="P16"><draw:frame text:anchor-type="as-char" svg:width="165.89mm" svg:height="84.14mm" style:rel-width="scale" style:rel-height="scale"><draw:object-ole xlink:href="OleObj4"/><draw:image xlink:href="ObjectReplacements/OleObj4"/></draw:frame><text:span text:style-name="T62"/></text:p>
      <text:p text:style-name="P16"><text:span text:style-name="T62"/></text:p>
      <text:p text:style-name="P17"><text:span text:style-name="T63"><text:tab/>Okienko to jest przeznaczone dla klientów.</text:span></text:p>
      <text:list text:style-name="L18">
        <text:list-item>
          <text:p text:style-name="P18"><text:span text:style-name="T63">Przycisk<text:s/></text:span><text:span text:style-name="T64">„</text:span><text:span text:style-name="T65">Sprawdz Dostepnosc</text:span><text:span text:style-name="T66">”</text:span><text:span text:style-name="T67"><text:s/></text:span><text:span text:style-name="T68">–</text:span><text:span text:style-name="T69"><text:s/>pobiera z bazy danych informacj</text:span><text:span text:style-name="T70">ę o ilości wskazanego przez użytkownika leku.</text:span></text:p>
        </text:list-item>
        <text:list-item>
          <text:p text:style-name="P18"><text:span text:style-name="T71">Przycisk<text:s/></text:span><text:span text:style-name="T72">„</text:span><text:span text:style-name="T73">Zamow Leki</text:span><text:span text:style-name="T74">”</text:span><text:span text:style-name="T75"><text:s/></text:span><text:span text:style-name="T76">–</text:span><text:span text:style-name="T77"><text:s/>tworzy zamówienie na leki i dodaje je do bazy danych.</text:span></text:p>
        </text:list-item>
        <text:list-item>
          <text:p text:style-name="P18"><text:span text:style-name="T78">Przycisk<text:s/></text:span><text:span text:style-name="T79">„</text:span><text:span text:style-name="T80">Wyswietl dost</text:span><text:span text:style-name="T81">ępne produkty” - wyświetla wszystkie<text:s text:c="2"/>produkty i ich ilość jakie są w aptece.</text:span></text:p>
        </text:list-item>
        <text:list-item>
          <text:p text:style-name="P18"><text:span text:style-name="T82">Przycisk<text:s/></text:span><text:span text:style-name="T83">„</text:span><text:span text:style-name="T84">Wyswietl moje zamowienie</text:span><text:span text:style-name="T85">”</text:span><text:span text:style-name="T86"><text:s/>- wy</text:span><text:span text:style-name="T87">świetla całe zam</text:span><text:span text:style-name="T88">ówienie jakie przeprowadzili</text:span><text:span text:style-name="T89">śmy.</text:span></text:p>
        </text:list-item>
        <text:list-item>
          <text:p text:style-name="P18"><text:span text:style-name="T90">Przycisk<text:s/></text:span><text:span text:style-name="T91">„</text:span><text:span text:style-name="T92">Wyczysc Pola</text:span><text:span text:style-name="T93">”</text:span><text:span text:style-name="T94"><text:s/></text:span><text:span text:style-name="T95">–</text:span><text:span text:style-name="T96"><text:s/>usuwa ca</text:span><text:span text:style-name="T97">łą treść ze wszystkich p</text:span><text:span text:style-name="T98">ól.</text:span></text:p>
        </text:list-item>
      </text:list>
      <text:p text:style-name="P19"><text:span text:style-name="T99"/></text:p>
      <text:p text:style-name="P19"><text:span text:style-name="T99"/></text:p>
      <text:p text:style-name="P19"><text:span text:style-name="T99"/></text:p>
      <text:p text:style-name="P19"><text:span text:style-name="T99"/></text:p>
      <text:p text:style-name="P19"><text:span text:style-name="T99"/></text:p>
      <text:p text:style-name="P19"><text:span text:style-name="T99"/></text:p>
      <text:p text:style-name="P19"><text:span text:style-name="T99"/></text:p>
      <text:p text:style-name="P19"><text:span text:style-name="T99"/></text:p>
      <text:p text:style-name="P19"><text:span text:style-name="T99"/></text:p>
      <text:p text:style-name="P19"><text:span text:style-name="T99"/></text:p>
      <text:p text:style-name="P19"><text:span text:style-name="T99"/></text:p>
      <text:p text:style-name="P19"><text:span text:style-name="T99"/></text:p>
      <text:p text:style-name="P19"><text:span text:style-name="T99"/></text:p>
      <text:p text:style-name="P19"><text:span text:style-name="T99"/></text:p>
      <text:p text:style-name="P19"><text:span text:style-name="T99"/></text:p>
      <text:p text:style-name="P19"><text:span text:style-name="T99"/></text:p>
      <text:p text:style-name="P19"><text:span text:style-name="T99"/></text:p>
      <text:p text:style-name="P19"><text:span text:style-name="T99"/></text:p>
      <text:p text:style-name="P19"><text:span text:style-name="T100">Farmaceuta</text:span><text:span text:style-name="T101"><text:s/>/ Kierownik</text:span><text:span text:style-name="T102">:</text:span></text:p>
      <text:p text:style-name="P19"><text:span text:style-name="T103"/></text:p>
      <text:p text:style-name="P20"><draw:frame text:anchor-type="as-char" svg:width="178.59mm" svg:height="88.90mm" style:rel-width="scale" style:rel-height="scale"><draw:object-ole xlink:href="OleObj5"/><draw:image xlink:href="ObjectReplacements/OleObj5"/></draw:frame><text:span text:style-name="T103"/></text:p>
      <text:p text:style-name="P20"><text:span text:style-name="T103"/></text:p>
      <text:p text:style-name="P21"><text:span text:style-name="T103"/></text:p>
      <text:p text:style-name="P22"><text:span text:style-name="T104">Okienko to jest przeznaczone dla farmaceuty.</text:span></text:p>
      <text:list text:style-name="L23">
        <text:list-item>
          <text:p text:style-name="P23"><text:span text:style-name="T104">Przycisk<text:s/></text:span><text:span text:style-name="T105">„</text:span><text:span text:style-name="T106">Wyswietl oczekuj</text:span><text:span text:style-name="T107">ące zamowienia”- wyświetla zam</text:span><text:span text:style-name="T108">ówienia oczekuj</text:span><text:span text:style-name="T109">ące na realizacje.</text:span></text:p>
        </text:list-item>
        <text:list-item>
          <text:p text:style-name="P23"><text:span text:style-name="T110">Przycisk<text:s/></text:span><text:span text:style-name="T111">„</text:span><text:span text:style-name="T112">Obsluga zamowien</text:span><text:span text:style-name="T113">”</text:span><text:span text:style-name="T114">- s</text:span><text:span text:style-name="T115">łuży do obsługi oczekujących zam</text:span><text:span text:style-name="T116">ówie</text:span><text:span text:style-name="T117">ń oraz potrzebuje id zam</text:span><text:span text:style-name="T118">ówienia.</text:span></text:p>
        </text:list-item>
        <text:list-item>
          <text:p text:style-name="P23"><text:span text:style-name="T119">Przycisk<text:s/></text:span><text:span text:style-name="T120">„</text:span><text:span text:style-name="T121">Otworz/Zamknij kase</text:span><text:span text:style-name="T122">”</text:span><text:span text:style-name="T123">- s</text:span><text:span text:style-name="T124">łuży do otwarcia i zamknięcia kasy.</text:span></text:p>
        </text:list-item>
        <text:list-item>
          <text:p text:style-name="P23"><text:span text:style-name="T125">przycisk<text:s/></text:span><text:span text:style-name="T126">„</text:span><text:span text:style-name="T127">Zamow produkty</text:span><text:span text:style-name="T128">”</text:span><text:span text:style-name="T129">- je</text:span><text:span text:style-name="T130">śli pierwszy raz zamawiamy dany lek to zostaje on dodany do bazy danych, ale jeśli jest już w bazie to zostaje zaktualizowana jego ilość. Raz zam</text:span><text:span text:style-name="T131">ówiony lek zostaje w bazie nawet je</text:span><text:span text:style-name="T132">śli klienci wykupią wszystko, jego ilość będzie ustawiona na 0. Trzeba wpisać w pole tekstowe nazwę leku oraz ilość. </text:span></text:p>
        </text:list-item>
        <text:list-item>
          <text:p text:style-name="P23"><text:span text:style-name="T133">przycisk<text:s/></text:span><text:span text:style-name="T134">„</text:span><text:span text:style-name="T135">Zatrudnij</text:span><text:span text:style-name="T136">”</text:span><text:span text:style-name="T137"><text:s/>- je</text:span><text:span text:style-name="T138">śli chcemy zatrudnić nowego farmaceutę musimy wpisać w odpowiedniej kolejności: imię, nazwisko, nazwa użytkownika, wiek, wynagrodzenie i konto oraz przydzielamy mu nazwę użytkownika i hasło w polach tekstowych.</text:span><text:span text:style-name="T139"/></text:p>
        </text:list-item>
      </text:list>
      <text:p text:style-name="P24"><text:span text:style-name="T140"/></text:p>
      <text:p text:style-name="P25"><text:span text:style-name="T140"/></text:p>
      <text:p text:style-name="P25"><text:span text:style-name="T140"/></text:p>
      <text:p text:style-name="P25"><text:span text:style-name="T140"/></text:p>
      <text:p text:style-name="P25"><text:span text:style-name="T141"><text:tab/></text:span></text:p>
      <text:p text:style-name="P25"><text:span text:style-name="T142"/></text:p>
      <text:p text:style-name="P25"><text:span text:style-name="T143">II. Dokumentacja techniczna:</text:span></text:p>
      <text:p text:style-name="P25"><text:span text:style-name="T144"><text:tab/>1.Nasza aplikacja rozwi</text:span><text:span text:style-name="T145">ązuje problem systemu zarządzania apteką.</text:span></text:p>
      <text:p text:style-name="P25"><text:span text:style-name="T146"><text:tab/></text:span></text:p>
      <text:p text:style-name="P25"><text:span text:style-name="T146"><text:tab/>2.Kod:</text:span></text:p>
      <text:p text:style-name="P25"><text:span text:style-name="T146"><text:tab/></text:span></text:p>
      <text:p text:style-name="P25"><text:span text:style-name="T147">@Override</text:span></text:p>
      <text:p text:style-name="P25"><text:span text:style-name="T148"><text:tab/></text:span><text:span text:style-name="T149">public</text:span><text:span text:style-name="T150"><text:s/></text:span><text:span text:style-name="T151">void</text:span><text:span text:style-name="T152"><text:s/>dodajUzytkownikaDB()<text:s/></text:span><text:span text:style-name="T153">throws</text:span><text:span text:style-name="T154"><text:s/>Exception {</text:span></text:p>
      <text:p text:style-name="P25"><text:span text:style-name="T154"><text:tab/><text:tab/>ConnectToDB.</text:span><text:span text:style-name="T155">polacz</text:span><text:span text:style-name="T156">(); </text:span></text:p>
      <text:p text:style-name="P25"><text:span text:style-name="T156"><text:tab/><text:tab/></text:span></text:p>
      <text:p text:style-name="P25"><text:span text:style-name="T156"><text:tab/><text:tab/>String<text:s/></text:span><text:span text:style-name="T157">hasloDB</text:span><text:span text:style-name="T158"><text:s/>=<text:s/></text:span><text:span text:style-name="T159">new</text:span><text:span text:style-name="T160"><text:s/>String(</text:span><text:span text:style-name="T161">super</text:span><text:span text:style-name="T162">.</text:span><text:span text:style-name="T163">haslo</text:span><text:span text:style-name="T164">);</text:span></text:p>
      <text:p text:style-name="P25"><text:span text:style-name="T164"><text:tab/><text:tab/>setIdFromDB();</text:span></text:p>
      <text:p text:style-name="P25"><text:span text:style-name="T164"><text:tab/><text:tab/>setKlientId();</text:span></text:p>
      <text:p text:style-name="P25"><text:span text:style-name="T164"><text:tab/><text:tab/></text:span><text:span text:style-name="T165">st</text:span><text:span text:style-name="T166"><text:s/>= ConnectToDB.</text:span><text:span text:style-name="T167">con</text:span><text:span text:style-name="T168">.createStatement();</text:span></text:p>
      <text:p text:style-name="P25"><text:span text:style-name="T168"><text:tab/><text:tab/>System.</text:span><text:span text:style-name="T169">out</text:span><text:span text:style-name="T170">.println(</text:span><text:span text:style-name="T171">"Insert into uzytkownik(id_uzytkownik,nazwau,haslo,imie,wiek,nazwisko,typ) values("</text:span><text:span text:style-name="T172"><text:s/>+<text:s/></text:span><text:span text:style-name="T173">super</text:span><text:span text:style-name="T174">.</text:span><text:span text:style-name="T175">id</text:span><text:span text:style-name="T176"><text:s/>+<text:s/></text:span><text:span text:style-name="T177">",'"</text:span><text:span text:style-name="T178"><text:s/>+<text:s/></text:span><text:span text:style-name="T179">super</text:span><text:span text:style-name="T180">.</text:span><text:span text:style-name="T181">nazwaU</text:span><text:span text:style-name="T182"><text:s/>+<text:s/></text:span><text:span text:style-name="T183">"','"</text:span><text:span text:style-name="T184"><text:s/>+<text:s/></text:span><text:span text:style-name="T185">hasloDB</text:span><text:span text:style-name="T186"><text:s/>+<text:s/></text:span><text:span text:style-name="T187">"','"</text:span><text:span text:style-name="T188"><text:s/>+<text:s/></text:span><text:span text:style-name="T189">super</text:span><text:span text:style-name="T190">.</text:span><text:span text:style-name="T191">imie</text:span><text:span text:style-name="T192"><text:s/>+<text:s/></text:span><text:span text:style-name="T193">"',"</text:span><text:span text:style-name="T194"><text:s text:c="2"/>+<text:s/></text:span><text:span text:style-name="T195">super</text:span><text:span text:style-name="T196">.</text:span><text:span text:style-name="T197">wiek</text:span><text:span text:style-name="T198"><text:s/>+<text:s/></text:span><text:span text:style-name="T199">",'"</text:span><text:span text:style-name="T200"><text:s/>+<text:s/></text:span><text:span text:style-name="T201">super</text:span><text:span text:style-name="T202">.</text:span><text:span text:style-name="T203">nazwisko</text:span><text:span text:style-name="T204"><text:s/>+<text:s/></text:span><text:span text:style-name="T205">"','"</text:span><text:span text:style-name="T206"><text:s/>+<text:s/></text:span><text:span text:style-name="T207">super</text:span><text:span text:style-name="T208">.</text:span><text:span text:style-name="T209">typ</text:span><text:span text:style-name="T210"><text:s/>+</text:span><text:span text:style-name="T211">"',0)"</text:span><text:span text:style-name="T212">);</text:span></text:p>
      <text:p text:style-name="P25"><text:span text:style-name="T212"><text:tab/><text:tab/></text:span><text:span text:style-name="T213">//System.out.println("Insert into<text:s/></text:span><text:span text:style-name="T214">klient</text:span><text:span text:style-name="T215">(id_klient,uzytkownik_id_uzytkownik) values(" + getId_klient() + "," + id + ")");</text:span></text:p>
      <text:p text:style-name="P25"><text:span text:style-name="T216"><text:tab/><text:tab/></text:span><text:span text:style-name="T217">rs</text:span><text:span text:style-name="T218"><text:s/>=<text:s/></text:span><text:span text:style-name="T219">st</text:span><text:span text:style-name="T220">.executeQuery(</text:span><text:span text:style-name="T221">"Insert into uzytkownik(id_uzytkownik,nazwau,haslo,imie,wiek,nazwisko,typ,apteka_id_apteka) values("</text:span><text:span text:style-name="T222"><text:s/>+<text:s/></text:span><text:span text:style-name="T223">super</text:span><text:span text:style-name="T224">.</text:span><text:span text:style-name="T225">id</text:span><text:span text:style-name="T226"><text:s/>+<text:s/></text:span><text:span text:style-name="T227">",'"</text:span><text:span text:style-name="T228"><text:s/>+<text:s/></text:span><text:span text:style-name="T229">super</text:span><text:span text:style-name="T230">.</text:span><text:span text:style-name="T231">nazwaU</text:span><text:span text:style-name="T232"><text:s/>+<text:s/></text:span><text:span text:style-name="T233">"','"</text:span><text:span text:style-name="T234"><text:s/>+<text:s/></text:span><text:span text:style-name="T235">hasloDB</text:span><text:span text:style-name="T236"><text:s/>+<text:s/></text:span><text:span text:style-name="T237">"','"</text:span><text:span text:style-name="T238"><text:s/>+<text:s/></text:span><text:span text:style-name="T239">super</text:span><text:span text:style-name="T240">.</text:span><text:span text:style-name="T241">imie</text:span><text:span text:style-name="T242"><text:s/>+<text:s/></text:span><text:span text:style-name="T243">"',"</text:span><text:span text:style-name="T244"><text:s text:c="2"/>+<text:s/></text:span><text:span text:style-name="T245">super</text:span><text:span text:style-name="T246">.</text:span><text:span text:style-name="T247">wiek</text:span><text:span text:style-name="T248"><text:s/>+<text:s/></text:span><text:span text:style-name="T249">",'"</text:span><text:span text:style-name="T250"><text:s/>+<text:s/></text:span><text:span text:style-name="T251">super</text:span><text:span text:style-name="T252">.</text:span><text:span text:style-name="T253">nazwisko</text:span><text:span text:style-name="T254"><text:s/>+<text:s/></text:span><text:span text:style-name="T255">"','"</text:span><text:span text:style-name="T256">+<text:s/></text:span><text:span text:style-name="T257">super</text:span><text:span text:style-name="T258">.</text:span><text:span text:style-name="T259">typ</text:span><text:span text:style-name="T260"><text:s/>+<text:s/></text:span><text:span text:style-name="T261">"',0)"</text:span><text:span text:style-name="T262">);</text:span></text:p>
      <text:p text:style-name="P25"><text:span text:style-name="T262"><text:tab/><text:tab/></text:span><text:span text:style-name="T263">rs</text:span><text:span text:style-name="T264"><text:s/>=<text:s/></text:span><text:span text:style-name="T265">st</text:span><text:span text:style-name="T266">.executeQuery(</text:span><text:span text:style-name="T267">"Insert into klient(id_klient,uzytkownik_id_uzytkownik) values("</text:span><text:span text:style-name="T268"><text:s/>+ getId_klient() +<text:s/></text:span><text:span text:style-name="T269">","</text:span><text:span text:style-name="T270"><text:s/>+<text:s/></text:span><text:span text:style-name="T271">id</text:span><text:span text:style-name="T272"><text:s/>+<text:s/></text:span><text:span text:style-name="T273">")"</text:span><text:span text:style-name="T274">);</text:span></text:p>
      <text:p text:style-name="P25"><text:span text:style-name="T274"><text:tab/><text:tab/>ConnectToDB.</text:span><text:span text:style-name="T275">rozlacz</text:span><text:span text:style-name="T276">();</text:span></text:p>
      <text:p text:style-name="P25"><text:span text:style-name="T276"><text:tab/>}</text:span></text:p>
      <text:p text:style-name="P25"><text:span text:style-name="T277"/></text:p>
      <text:p text:style-name="P25"><text:span text:style-name="T278">Funkcja ta dodaje klienta do bazy danych.</text:span></text:p>
      <text:p text:style-name="P25"><text:span text:style-name="T279"/></text:p>
      <text:p text:style-name="P25"><text:span text:style-name="T280">public</text:span><text:span text:style-name="T281"><text:s/></text:span><text:span text:style-name="T282">void</text:span><text:span text:style-name="T283"><text:s/>setKlientId()<text:s/></text:span><text:span text:style-name="T284">throws</text:span><text:span text:style-name="T285"><text:s/>Exception {</text:span></text:p>
      <text:p text:style-name="P25"><text:span text:style-name="T285"><text:tab/><text:tab/></text:span></text:p>
      <text:p text:style-name="P25"><text:span text:style-name="T285"><text:tab/><text:tab/></text:span><text:span text:style-name="T286">st</text:span><text:span text:style-name="T287"><text:s/>= ConnectToDB.</text:span><text:span text:style-name="T288">con</text:span><text:span text:style-name="T289">.createStatement();</text:span></text:p>
      <text:p text:style-name="P25"><text:span text:style-name="T289"><text:tab/><text:tab/>ResultSet<text:s/></text:span><text:span text:style-name="T290">rs2</text:span><text:span text:style-name="T291"><text:s/>=<text:s/></text:span><text:span text:style-name="T292">st</text:span><text:span text:style-name="T293">.executeQuery(</text:span><text:span text:style-name="T294">"select * from klient"</text:span><text:span text:style-name="T295">);</text:span></text:p>
      <text:p text:style-name="P25"><text:span text:style-name="T295"><text:tab/><text:tab/></text:span><text:span text:style-name="T296">while</text:span><text:span text:style-name="T297"><text:s/>(</text:span><text:span text:style-name="T298">rs2</text:span><text:span text:style-name="T299">.next()) {</text:span></text:p>
      <text:p text:style-name="P25"><text:span text:style-name="T299"><text:tab/><text:tab/><text:tab/></text:span><text:span text:style-name="T300">this</text:span><text:span text:style-name="T301">.</text:span><text:span text:style-name="T302">id_klient</text:span><text:span text:style-name="T303">++;</text:span></text:p>
      <text:p text:style-name="P25"><text:span text:style-name="T303"><text:tab/><text:tab/>}</text:span></text:p>
      <text:p text:style-name="P25"><text:span text:style-name="T303"><text:tab/>}</text:span></text:p>
      <text:p text:style-name="P25"><text:span text:style-name="T304"/></text:p>
      <text:p text:style-name="P25"><text:span text:style-name="T305"><text:tab/></text:span><text:span text:style-name="T306">Znalezienie nast</text:span><text:span text:style-name="T307">ępnego id klienta.</text:span></text:p>
      <text:p text:style-name="P25"><text:span text:style-name="T308"/></text:p>
      <text:p text:style-name="P25"><text:span text:style-name="T308"/></text:p>
      <text:p text:style-name="P25"><text:span text:style-name="T309">public</text:span><text:span text:style-name="T310"><text:s/></text:span><text:span text:style-name="T311">void</text:span><text:span text:style-name="T312"><text:s/>setCurrentKlientId()<text:s/></text:span><text:span text:style-name="T313">throws</text:span><text:span text:style-name="T314"><text:s/>Exception {</text:span></text:p>
      <text:p text:style-name="P25"><text:span text:style-name="T314"><text:tab/><text:tab/></text:span></text:p>
      <text:p text:style-name="P25"><text:span text:style-name="T314"><text:tab/><text:tab/></text:span><text:span text:style-name="T315">st</text:span><text:span text:style-name="T316"><text:s/>= ConnectToDB.</text:span><text:span text:style-name="T317">con</text:span><text:span text:style-name="T318">.createStatement();</text:span></text:p>
      <text:p text:style-name="P25"><text:span text:style-name="T318"><text:tab/><text:tab/></text:span><text:span text:style-name="T319">int</text:span><text:span text:style-name="T320"><text:s/></text:span><text:span text:style-name="T321">i</text:span><text:span text:style-name="T322"><text:s/>= 0;</text:span></text:p>
      <text:p text:style-name="P25"><text:span text:style-name="T322"><text:tab/><text:tab/>ResultSet<text:s/></text:span><text:span text:style-name="T323">rs2</text:span><text:span text:style-name="T324"><text:s/>=<text:s/></text:span><text:span text:style-name="T325">st</text:span><text:span text:style-name="T326">.executeQuery(</text:span><text:span text:style-name="T327">"select * from uzytkownik"</text:span><text:span text:style-name="T328"><text:s/>);</text:span></text:p>
      <text:p text:style-name="P25"><text:span text:style-name="T328"><text:tab/><text:tab/></text:span><text:span text:style-name="T329">while</text:span><text:span text:style-name="T330"><text:s/>(</text:span><text:span text:style-name="T331">rs2</text:span><text:span text:style-name="T332">.next()) {</text:span></text:p>
      <text:p text:style-name="P25"><text:span text:style-name="T332"><text:tab/><text:tab/><text:tab/></text:span><text:span text:style-name="T333">i</text:span><text:span text:style-name="T334">++;</text:span></text:p>
      <text:p text:style-name="P25"><text:span text:style-name="T334"><text:tab/><text:tab/><text:tab/></text:span><text:span text:style-name="T335">if</text:span><text:span text:style-name="T336">(</text:span><text:span text:style-name="T337">super</text:span><text:span text:style-name="T338">.</text:span><text:span text:style-name="T339">imie</text:span><text:span text:style-name="T340">.equals(</text:span><text:span text:style-name="T341">rs2</text:span><text:span text:style-name="T342">.getString(4)) &amp;&amp;<text:s/></text:span><text:span text:style-name="T343">super</text:span><text:span text:style-name="T344">.</text:span><text:span text:style-name="T345">nazwisko</text:span><text:span text:style-name="T346">.equals(</text:span><text:span text:style-name="T347">rs2</text:span><text:span text:style-name="T348">.getString(6)) ) {</text:span></text:p>
      <text:p text:style-name="P25"><text:span text:style-name="T348"><text:tab/><text:tab/><text:tab/><text:tab/></text:span><text:span text:style-name="T349">break</text:span><text:span text:style-name="T350">;</text:span></text:p>
      <text:p text:style-name="P25"><text:span text:style-name="T350"><text:tab/><text:tab/><text:tab/>}</text:span></text:p>
      <text:p text:style-name="P25"><text:span text:style-name="T350"><text:tab/><text:tab/>}</text:span></text:p>
      <text:p text:style-name="P25"><text:span text:style-name="T350"><text:tab/><text:tab/></text:span><text:span text:style-name="T351">rs2</text:span><text:span text:style-name="T352"><text:s/>=<text:s/></text:span><text:span text:style-name="T353">st</text:span><text:span text:style-name="T354">.executeQuery(</text:span><text:span text:style-name="T355">"select * from klient where uzytkownik_id_uzytkownik = "</text:span><text:span text:style-name="T356">+<text:s/></text:span><text:span text:style-name="T357">i</text:span><text:span text:style-name="T358"><text:s/>);</text:span></text:p>
      <text:p text:style-name="P25"><text:span text:style-name="T358"><text:tab/><text:tab/>setId_klient(</text:span><text:span text:style-name="T359">rs2</text:span><text:span text:style-name="T360">.getInt(1));</text:span></text:p>
      <text:p text:style-name="P25"><text:span text:style-name="T360"><text:tab/>}</text:span></text:p>
      <text:p text:style-name="P25"><text:span text:style-name="T361"/></text:p>
      <text:p text:style-name="P25"><text:span text:style-name="T362"><text:tab/></text:span><text:span text:style-name="T363">Funkcja wyszukuje id u</text:span><text:span text:style-name="T364">żytkownika, kt</text:span><text:span text:style-name="T365">óry jest aktualnie zalogowany.</text:span></text:p>
      <text:p text:style-name="P25"><text:span text:style-name="T366"/></text:p>
      <text:p text:style-name="P25"><text:span text:style-name="T367">@SuppressWarnings</text:span><text:span text:style-name="T368">(</text:span><text:span text:style-name="T369">"resource"</text:span><text:span text:style-name="T370">)</text:span></text:p>
      <text:p text:style-name="P25"><text:span text:style-name="T370"><text:tab/></text:span><text:span text:style-name="T371">public</text:span><text:span text:style-name="T372"><text:s/>String zamowLeki(String[]<text:s/></text:span><text:span text:style-name="T373">lines</text:span><text:span text:style-name="T374">) {</text:span></text:p>
      <text:p text:style-name="P25"><text:span text:style-name="T374"><text:tab/><text:tab/>Produkty<text:s/></text:span><text:span text:style-name="T375">produkt</text:span><text:span text:style-name="T376"><text:s/>=<text:s/></text:span><text:span text:style-name="T377">new</text:span><text:span text:style-name="T378"><text:s/>Produkty();</text:span></text:p>
      <text:p text:style-name="P25"><text:span text:style-name="T378"><text:tab/><text:tab/>Zamowienie<text:s/></text:span><text:span text:style-name="T379">zamow</text:span><text:span text:style-name="T380"><text:s/>=<text:s/></text:span><text:span text:style-name="T381">new</text:span><text:span text:style-name="T382"><text:s/>Zamowienie();</text:span></text:p>
      <text:p text:style-name="P25"><text:span text:style-name="T382"><text:tab/><text:tab/>String<text:s/></text:span><text:span text:style-name="T383">str</text:span><text:span text:style-name="T384"><text:s/>=<text:s/></text:span><text:span text:style-name="T385">null</text:span><text:span text:style-name="T386">;</text:span></text:p>
      <text:p text:style-name="P25"><text:span text:style-name="T386"><text:tab/><text:tab/></text:span><text:span text:style-name="T387">try</text:span><text:span text:style-name="T388"><text:s/>{</text:span></text:p>
      <text:p text:style-name="P25"><text:span text:style-name="T388"><text:tab/><text:tab/><text:tab/>ConnectToDB.</text:span><text:span text:style-name="T389">polacz</text:span><text:span text:style-name="T390">();</text:span></text:p>
      <text:p text:style-name="P25"><text:span text:style-name="T390"><text:tab/><text:tab/><text:tab/>Statement<text:s/></text:span><text:span text:style-name="T391">st</text:span><text:span text:style-name="T392"><text:s/>= ConnectToDB.</text:span><text:span text:style-name="T393">con</text:span><text:span text:style-name="T394">.createStatement();</text:span></text:p>
      <text:p text:style-name="P25"><text:span text:style-name="T394"><text:tab/><text:tab/><text:tab/>ResultSet<text:s/></text:span><text:span text:style-name="T395">rs</text:span><text:span text:style-name="T396"><text:s/>=<text:s/></text:span><text:span text:style-name="T397">st</text:span><text:span text:style-name="T398">.executeQuery(</text:span><text:span text:style-name="T399">"Select \"id_produkty\", nazwa, ilosc from produkty"</text:span><text:span text:style-name="T400">);</text:span></text:p>
      <text:p text:style-name="P25"><text:span text:style-name="T400"><text:tab/><text:tab/><text:tab/></text:span><text:span text:style-name="T401">while</text:span><text:span text:style-name="T402"><text:s/>(</text:span><text:span text:style-name="T403">rs</text:span><text:span text:style-name="T404">.next()) {</text:span></text:p>
      <text:p text:style-name="P25"><text:span text:style-name="T404"><text:tab/><text:tab/><text:tab/><text:tab/></text:span><text:span text:style-name="T405">produkt</text:span><text:span text:style-name="T406">.setId(</text:span><text:span text:style-name="T407">rs</text:span><text:span text:style-name="T408">.getInt(1));</text:span></text:p>
      <text:p text:style-name="P25"><text:span text:style-name="T408"><text:tab/><text:tab/><text:tab/><text:tab/></text:span><text:span text:style-name="T409">produkt</text:span><text:span text:style-name="T410">.setNazwa(</text:span><text:span text:style-name="T411">rs</text:span><text:span text:style-name="T412">.getString(2));</text:span></text:p>
      <text:p text:style-name="P25"><text:span text:style-name="T412"><text:tab/><text:tab/><text:tab/><text:tab/></text:span><text:span text:style-name="T413">produkt</text:span><text:span text:style-name="T414">.setIlosc(</text:span><text:span text:style-name="T415">rs</text:span><text:span text:style-name="T416">.getInt(3));</text:span></text:p>
      <text:p text:style-name="P25"><text:span text:style-name="T416"><text:tab/><text:tab/><text:tab/><text:tab/></text:span><text:span text:style-name="T417">if</text:span><text:span text:style-name="T418">(</text:span><text:span text:style-name="T419">lines</text:span><text:span text:style-name="T420">[0].equals(</text:span><text:span text:style-name="T421">produkt</text:span><text:span text:style-name="T422">.getNazwa()) &amp;&amp;<text:s/></text:span><text:span text:style-name="T423">produkt</text:span><text:span text:style-name="T424">.getIlosc()&gt;0 &amp;&amp;<text:s/></text:span><text:span text:style-name="T425">produkt</text:span><text:span text:style-name="T426">.getIlosc()&gt;=Integer.</text:span><text:span text:style-name="T427">parseInt</text:span><text:span text:style-name="T428">(</text:span><text:span text:style-name="T429">lines</text:span><text:span text:style-name="T430">[1])) {</text:span></text:p>
      <text:p text:style-name="P25"><text:span text:style-name="T430"><text:tab/><text:tab/><text:tab/><text:tab/><text:tab/></text:span><text:span text:style-name="T431">produkt</text:span><text:span text:style-name="T432">.setIlosc(</text:span><text:span text:style-name="T433">produkt</text:span><text:span text:style-name="T434">.getIlosc()-Integer.</text:span><text:span text:style-name="T435">parseInt</text:span><text:span text:style-name="T436">(</text:span><text:span text:style-name="T437">lines</text:span><text:span text:style-name="T438">[1]));</text:span></text:p>
      <text:p text:style-name="P25"><text:span text:style-name="T438"><text:tab/><text:tab/><text:tab/><text:tab/><text:tab/>System.</text:span><text:span text:style-name="T439">out</text:span><text:span text:style-name="T440">.println(</text:span><text:span text:style-name="T441">"update produkty set ilosc ="</text:span><text:span text:style-name="T442">+</text:span><text:span text:style-name="T443">produkt</text:span><text:span text:style-name="T444">.getIlosc() +</text:span><text:span text:style-name="T445">" where nazwa =' "</text:span><text:span text:style-name="T446">+<text:s/></text:span><text:span text:style-name="T447">produkt</text:span><text:span text:style-name="T448">.getNazwa()+</text:span><text:span text:style-name="T449">"'"</text:span><text:span text:style-name="T450">);</text:span></text:p>
      <text:p text:style-name="P25"><text:span text:style-name="T450"><text:tab/><text:tab/><text:tab/><text:tab/><text:tab/></text:span><text:span text:style-name="T451">rs</text:span><text:span text:style-name="T452"><text:s/>=<text:s/></text:span><text:span text:style-name="T453">st</text:span><text:span text:style-name="T454">.executeQuery(</text:span><text:span text:style-name="T455">"update produkty set ilosc ="</text:span><text:span text:style-name="T456">+</text:span><text:span text:style-name="T457">produkt</text:span><text:span text:style-name="T458">.getIlosc() +</text:span><text:span text:style-name="T459">" where nazwa = '"</text:span><text:span text:style-name="T460">+<text:s/></text:span><text:span text:style-name="T461">produkt</text:span><text:span text:style-name="T462">.getNazwa()+</text:span><text:span text:style-name="T463">"'"</text:span><text:span text:style-name="T464">);</text:span></text:p>
      <text:p text:style-name="P25"><text:span text:style-name="T464"><text:tab/><text:tab/><text:tab/><text:tab/><text:tab/></text:span><text:span text:style-name="T465">zamow</text:span><text:span text:style-name="T466">.setIdZamowienia();</text:span></text:p>
      <text:p text:style-name="P25"><text:span text:style-name="T466"><text:tab/><text:tab/><text:tab/><text:tab/><text:tab/>setCurrentKlientId();</text:span></text:p>
      <text:p text:style-name="P25"><text:span text:style-name="T466"><text:tab/><text:tab/><text:tab/><text:tab/><text:tab/></text:span><text:span text:style-name="T467">rs</text:span><text:span text:style-name="T468"><text:s/>=<text:s/></text:span><text:span text:style-name="T469">st</text:span><text:span text:style-name="T470">.executeQuery(</text:span><text:span text:style-name="T471">"insert into zamowienie(id_zamowienia,rodzaj,stan,klient_id_klient,produkty_id_produkty) values("</text:span><text:span text:style-name="T472"><text:s/>+<text:s/></text:span><text:span text:style-name="T473">zamow</text:span><text:span text:style-name="T474">.getIdZamowienia() +<text:s/></text:span><text:span text:style-name="T475">",'Z',false,"</text:span><text:span text:style-name="T476"><text:s/>+ getId_klient());</text:span></text:p>
      <text:p text:style-name="P25"><text:span text:style-name="T476"><text:tab/><text:tab/><text:tab/><text:tab/><text:tab/></text:span><text:span text:style-name="T477">str</text:span><text:span text:style-name="T478"><text:s/>=<text:s/></text:span><text:span text:style-name="T479">"Zamowiles "</text:span><text:span text:style-name="T480">+<text:s/></text:span><text:span text:style-name="T481">produkt</text:span><text:span text:style-name="T482">.getNazwa() +<text:s/></text:span><text:span text:style-name="T483">"<text:s text:c="2"/>w ilosci: "</text:span><text:span text:style-name="T484">+ Integer.</text:span><text:span text:style-name="T485">parseInt</text:span><text:span text:style-name="T486">(</text:span><text:span text:style-name="T487">lines</text:span><text:span text:style-name="T488">[1]) +</text:span><text:span text:style-name="T489">"\nPozosta</text:span><text:span text:style-name="T490">ło:"</text:span><text:span text:style-name="T491"><text:s/>+<text:s/></text:span><text:span text:style-name="T492">produkt</text:span><text:span text:style-name="T493">.getIlosc()+</text:span><text:span text:style-name="T494">"\n"</text:span><text:span text:style-name="T495">;</text:span></text:p>
      <text:p text:style-name="P25"><text:span text:style-name="T496"><text:tab/><text:tab/><text:tab/><text:tab/><text:tab/></text:span><text:span text:style-name="T497">break</text:span><text:span text:style-name="T498">;</text:span></text:p>
      <text:p text:style-name="P25"><text:span text:style-name="T498"><text:tab/><text:tab/><text:tab/><text:tab/>}</text:span></text:p>
      <text:p text:style-name="P25"><text:span text:style-name="T498"><text:tab/><text:tab/><text:tab/>}</text:span></text:p>
      <text:p text:style-name="P25"><text:span text:style-name="T498"><text:tab/><text:tab/><text:tab/>ConnectToDB.</text:span><text:span text:style-name="T499">rozlacz</text:span><text:span text:style-name="T500">();</text:span></text:p>
      <text:p text:style-name="P25"><text:span text:style-name="T500"><text:tab/><text:tab/>}<text:s/></text:span><text:span text:style-name="T501">catch</text:span><text:span text:style-name="T502"><text:s/>(Exception<text:s/></text:span><text:span text:style-name="T503">e1</text:span><text:span text:style-name="T504">) {</text:span></text:p>
      <text:p text:style-name="P25"><text:span text:style-name="T504"><text:tab/><text:tab/><text:tab/>System.</text:span><text:span text:style-name="T505">out</text:span><text:span text:style-name="T506">.println(</text:span><text:span text:style-name="T507">"Exception w towrzeniu zamowienia."</text:span><text:span text:style-name="T508">);</text:span></text:p>
      <text:p text:style-name="P25"><text:span text:style-name="T508"><text:tab/><text:tab/><text:tab/></text:span><text:span text:style-name="T509">e1</text:span><text:span text:style-name="T510">.printStackTrace();</text:span></text:p>
      <text:p text:style-name="P25"><text:span text:style-name="T510"><text:tab/><text:tab/>}</text:span></text:p>
      <text:p text:style-name="P25"><text:span text:style-name="T510"><text:tab/><text:tab/></text:span><text:span text:style-name="T511">return</text:span><text:span text:style-name="T512"><text:s/></text:span><text:span text:style-name="T513">str</text:span><text:span text:style-name="T514">;</text:span></text:p>
      <text:p text:style-name="P25"><text:span text:style-name="T514"><text:tab/>}</text:span></text:p>
      <text:p text:style-name="P25"><text:span text:style-name="T515"/></text:p>
      <text:p text:style-name="P26"><text:span text:style-name="T516">Funkcja s</text:span><text:span text:style-name="T517">łuży do zamawiania lek</text:span><text:span text:style-name="T518">ów.</text:span></text:p>
      <text:p text:style-name="P27"><text:span text:style-name="T519"/></text:p>
      <text:p text:style-name="P27"><text:span text:style-name="T520">private</text:span><text:span text:style-name="T521"><text:s/></text:span><text:span text:style-name="T522">void</text:span><text:span text:style-name="T523"><text:s/>initialize() {</text:span></text:p>
      <text:p text:style-name="P27"><text:span text:style-name="T523"><text:tab/><text:tab/></text:span><text:span text:style-name="T524">frame</text:span><text:span text:style-name="T525"><text:s/>=<text:s/></text:span><text:span text:style-name="T526">new</text:span><text:span text:style-name="T527"><text:s/>JFrame();</text:span></text:p>
      <text:p text:style-name="P27"><text:span text:style-name="T527"><text:tab/><text:tab/></text:span><text:span text:style-name="T528">frame</text:span><text:span text:style-name="T529">.setTitle(GlowneMenu.</text:span><text:span text:style-name="T530">title</text:span><text:span text:style-name="T531">);</text:span></text:p>
      <text:p text:style-name="P27"><text:span text:style-name="T531"><text:tab/><text:tab/></text:span><text:span text:style-name="T532">frame</text:span><text:span text:style-name="T533">.setBounds(100, 100, 450, 300);</text:span></text:p>
      <text:p text:style-name="P27"><text:span text:style-name="T533"><text:tab/><text:tab/></text:span><text:span text:style-name="T534">frame</text:span><text:span text:style-name="T535">.setDefaultCloseOperation(JFrame.</text:span><text:span text:style-name="T536">EXIT_ON_CLOSE</text:span><text:span text:style-name="T537">);</text:span></text:p>
      <text:p text:style-name="P27"><text:span text:style-name="T537"><text:tab/><text:tab/></text:span></text:p>
      <text:p text:style-name="P27"><text:span text:style-name="T537"><text:tab/><text:tab/>JButton<text:s/></text:span><text:span text:style-name="T538">btnSprzedaj</text:span><text:span text:style-name="T539"><text:s/>=<text:s/></text:span><text:span text:style-name="T540">new</text:span><text:span text:style-name="T541"><text:s/>JButton(</text:span><text:span text:style-name="T542">"Sprzedaj"</text:span><text:span text:style-name="T543">);</text:span></text:p>
      <text:p text:style-name="P27"><text:span text:style-name="T543"><text:tab/><text:tab/></text:span><text:span text:style-name="T544">btnSprzedaj</text:span><text:span text:style-name="T545">.setAction(</text:span><text:span text:style-name="T546">action</text:span><text:span text:style-name="T547">);</text:span></text:p>
      <text:p text:style-name="P27"><text:span text:style-name="T547"><text:tab/><text:tab/></text:span></text:p>
      <text:p text:style-name="P27"><text:span text:style-name="T547"><text:tab/><text:tab/>JButton<text:s/></text:span><text:span text:style-name="T548">button</text:span><text:span text:style-name="T549"><text:s/>=<text:s/></text:span><text:span text:style-name="T550">new</text:span><text:span text:style-name="T551"><text:s/>JButton(</text:span><text:span text:style-name="T552">"GlowneMenu"</text:span><text:span text:style-name="T553">);</text:span></text:p>
      <text:p text:style-name="P27"><text:span text:style-name="T553"><text:tab/><text:tab/></text:span><text:span text:style-name="T554">button</text:span><text:span text:style-name="T555">.setAction(</text:span><text:span text:style-name="T556">action_1</text:span><text:span text:style-name="T557">);</text:span></text:p>
      <text:p text:style-name="P27"><text:span text:style-name="T557"><text:tab/><text:tab/>GroupLayout<text:s/></text:span><text:span text:style-name="T558">groupLayout</text:span><text:span text:style-name="T559"><text:s/>=<text:s/></text:span><text:span text:style-name="T560">new</text:span><text:span text:style-name="T561"><text:s/>GroupLayout(</text:span><text:span text:style-name="T562">frame</text:span><text:span text:style-name="T563">.getContentPane());</text:span></text:p>
      <text:p text:style-name="P27"><text:span text:style-name="T563"><text:tab/><text:tab/></text:span><text:span text:style-name="T564">groupLayout</text:span><text:span text:style-name="T565">.setHorizontalGroup(</text:span></text:p>
      <text:p text:style-name="P27"><text:span text:style-name="T565"><text:tab/><text:tab/><text:tab/></text:span><text:span text:style-name="T566">groupLayout</text:span><text:span text:style-name="T567">.createParallelGroup(Alignment.</text:span><text:span text:style-name="T568">LEADING</text:span><text:span text:style-name="T569">)</text:span></text:p>
      <text:p text:style-name="P27"><text:span text:style-name="T569"><text:tab/><text:tab/><text:tab/><text:tab/>.addGroup(</text:span><text:span text:style-name="T570">groupLayout</text:span><text:span text:style-name="T571">.createSequentialGroup()</text:span></text:p>
      <text:p text:style-name="P27"><text:span text:style-name="T571"><text:tab/><text:tab/><text:tab/><text:tab/><text:tab/>.addComponent(</text:span><text:span text:style-name="T572">btnSprzedaj</text:span><text:span text:style-name="T573">)</text:span></text:p>
      <text:p text:style-name="P27"><text:span text:style-name="T573"><text:tab/><text:tab/><text:tab/><text:tab/><text:tab/>.addContainerGap(359, Short.</text:span><text:span text:style-name="T574">MAX_VALUE</text:span><text:span text:style-name="T575">))</text:span></text:p>
      <text:p text:style-name="P27"><text:span text:style-name="T575"><text:tab/><text:tab/><text:tab/><text:tab/>.addGroup(Alignment.</text:span><text:span text:style-name="T576">TRAILING</text:span><text:span text:style-name="T577">,<text:s/></text:span><text:span text:style-name="T578">groupLayout</text:span><text:span text:style-name="T579">.createSequentialGroup()</text:span></text:p>
      <text:p text:style-name="P27"><text:span text:style-name="T579"><text:tab/><text:tab/><text:tab/><text:tab/><text:tab/>.addContainerGap(337, Short.</text:span><text:span text:style-name="T580">MAX_VALUE</text:span><text:span text:style-name="T581">)</text:span></text:p>
      <text:p text:style-name="P27"><text:span text:style-name="T581"><text:tab/><text:tab/><text:tab/><text:tab/><text:tab/>.addComponent(</text:span><text:span text:style-name="T582">button</text:span><text:span text:style-name="T583">, GroupLayout.</text:span><text:span text:style-name="T584">PREFERRED_SIZE</text:span><text:span text:style-name="T585">, 97, GroupLayout.</text:span><text:span text:style-name="T586">PREFERRED_SIZE</text:span><text:span text:style-name="T587">))</text:span></text:p>
      <text:p text:style-name="P27"><text:span text:style-name="T587"><text:tab/><text:tab/>);</text:span></text:p>
      <text:p text:style-name="P27"><text:span text:style-name="T587"><text:tab/><text:tab/></text:span><text:span text:style-name="T588">groupLayout</text:span><text:span text:style-name="T589">.setVerticalGroup(</text:span></text:p>
      <text:p text:style-name="P27"><text:span text:style-name="T589"><text:tab/><text:tab/><text:tab/></text:span><text:span text:style-name="T590">groupLayout</text:span><text:span text:style-name="T591">.createParallelGroup(Alignment.</text:span><text:span text:style-name="T592">LEADING</text:span><text:span text:style-name="T593">)</text:span></text:p>
      <text:p text:style-name="P27"><text:span text:style-name="T593"><text:tab/><text:tab/><text:tab/><text:tab/>.addGroup(</text:span><text:span text:style-name="T594">groupLayout</text:span><text:span text:style-name="T595">.createSequentialGroup()</text:span></text:p>
      <text:p text:style-name="P27"><text:span text:style-name="T595"><text:tab/><text:tab/><text:tab/><text:tab/><text:tab/>.addContainerGap()</text:span></text:p>
      <text:p text:style-name="P27"><text:span text:style-name="T595"><text:tab/><text:tab/><text:tab/><text:tab/><text:tab/>.addComponent(</text:span><text:span text:style-name="T596">btnSprzedaj</text:span><text:span text:style-name="T597">)</text:span></text:p>
      <text:p text:style-name="P27"><text:span text:style-name="T597"><text:tab/><text:tab/><text:tab/><text:tab/><text:tab/>.addPreferredGap(ComponentPlacement.</text:span><text:span text:style-name="T598">RELATED</text:span><text:span text:style-name="T599">, 204, Short.</text:span><text:span text:style-name="T600">MAX_VALUE</text:span><text:span text:style-name="T601">)</text:span></text:p>
      <text:p text:style-name="P27"><text:span text:style-name="T601"><text:tab/><text:tab/><text:tab/><text:tab/><text:tab/>.addComponent(</text:span><text:span text:style-name="T602">button</text:span><text:span text:style-name="T603">))</text:span></text:p>
      <text:p text:style-name="P27"><text:span text:style-name="T603"><text:tab/><text:tab/>);</text:span></text:p>
      <text:p text:style-name="P27"><text:span text:style-name="T603"><text:tab/><text:tab/></text:span><text:span text:style-name="T604">frame</text:span><text:span text:style-name="T605">.getContentPane().setLayout(</text:span><text:span text:style-name="T606">groupLayout</text:span><text:span text:style-name="T607">);</text:span></text:p>
      <text:p text:style-name="P27"><text:span text:style-name="T607"><text:tab/><text:tab/></text:span></text:p>
      <text:p text:style-name="P27"><text:span text:style-name="T607"><text:tab/><text:tab/></text:span><text:span text:style-name="T608">frame</text:span><text:span text:style-name="T609">.setVisible(</text:span><text:span text:style-name="T610">true</text:span><text:span text:style-name="T611">);</text:span></text:p>
      <text:p text:style-name="P27"><text:span text:style-name="T611"><text:tab/>}</text:span></text:p>
      <text:p text:style-name="P28"><text:span text:style-name="T612">Funkcja ta tworzy okienko.</text:span></text:p>
      <text:p text:style-name="P29"><text:span text:style-name="T613"/></text:p>
      <text:p text:style-name="P29"><text:span text:style-name="T614">public</text:span><text:span text:style-name="T615"><text:s/></text:span><text:span text:style-name="T616">static</text:span><text:span text:style-name="T617"><text:s/></text:span><text:span text:style-name="T618">void</text:span><text:span text:style-name="T619"><text:s/>polacz()<text:s/></text:span><text:span text:style-name="T620">throws</text:span><text:span text:style-name="T621"><text:s/>Exception {</text:span></text:p>
      <text:p text:style-name="P29"><text:span text:style-name="T621"><text:tab/><text:tab/>Class.</text:span><text:span text:style-name="T622">forName</text:span><text:span text:style-name="T623">(</text:span><text:span text:style-name="T624">"oracle.jdbc.driver.OracleDriver"</text:span><text:span text:style-name="T625">);</text:span></text:p>
      <text:p text:style-name="P29"><text:span text:style-name="T625"><text:tab/><text:tab/></text:span><text:span text:style-name="T626">con</text:span><text:span text:style-name="T627"><text:s/>= DriverManager.</text:span><text:span text:style-name="T628">getConnection</text:span><text:span text:style-name="T629">(</text:span><text:span text:style-name="T630">"jdbc:oracle:thin:@localhost:1521:xe"</text:span><text:span text:style-name="T631">,<text:s/></text:span><text:span text:style-name="T632">"system"</text:span><text:span text:style-name="T633">,<text:s/></text:span><text:span text:style-name="T634">"oracle"</text:span><text:span text:style-name="T635">);</text:span></text:p>
      <text:p text:style-name="P29"><text:span text:style-name="T635"><text:tab/></text:span><text:span text:style-name="T636">}</text:span></text:p>
      <text:p text:style-name="P29"><text:span text:style-name="T636">Funkcja ta<text:s/></text:span><text:span text:style-name="T637">łączy się z bazą danych</text:span></text:p>
      <text:p text:style-name="P29"><text:span text:style-name="T638"/></text:p>
      <text:p text:style-name="P29"><text:span text:style-name="T638"/></text:p>
      <text:p text:style-name="P29"><text:span text:style-name="T639">@Override</text:span></text:p>
      <text:p text:style-name="P29"><text:span text:style-name="T640"><text:tab/></text:span><text:span text:style-name="T641">public</text:span><text:span text:style-name="T642"><text:s/></text:span><text:span text:style-name="T643">void</text:span><text:span text:style-name="T644"><text:s/>dodajUzytkownikaDB()<text:s/></text:span><text:span text:style-name="T645">throws</text:span><text:span text:style-name="T646"><text:s/>Exception {</text:span></text:p>
      <text:p text:style-name="P29"><text:span text:style-name="T646"><text:tab/><text:tab/>ConnectToDB.</text:span><text:span text:style-name="T647">polacz</text:span><text:span text:style-name="T648">();</text:span></text:p>
      <text:p text:style-name="P29"><text:span text:style-name="T649"/></text:p>
      <text:p text:style-name="P29"><text:span text:style-name="T650"><text:tab/><text:tab/>String<text:s/></text:span><text:span text:style-name="T651">hasloDB</text:span><text:span text:style-name="T652"><text:s/>=<text:s/></text:span><text:span text:style-name="T653">new</text:span><text:span text:style-name="T654"><text:s/>String(</text:span><text:span text:style-name="T655">super</text:span><text:span text:style-name="T656">.</text:span><text:span text:style-name="T657">haslo</text:span><text:span text:style-name="T658">);</text:span></text:p>
      <text:p text:style-name="P29"><text:span text:style-name="T658"><text:tab/><text:tab/></text:span><text:span text:style-name="T659">st</text:span><text:span text:style-name="T660"><text:s/>= ConnectToDB.</text:span><text:span text:style-name="T661">con</text:span><text:span text:style-name="T662">.createStatement();</text:span></text:p>
      <text:p text:style-name="P29"><text:span text:style-name="T662"><text:tab/><text:tab/>setIdFromDB();</text:span></text:p>
      <text:p text:style-name="P29"><text:span text:style-name="T662"><text:tab/><text:tab/>setFarmaceutaId();</text:span></text:p>
      <text:p text:style-name="P29"><text:span text:style-name="T662"><text:tab/><text:tab/>System.</text:span><text:span text:style-name="T663">out</text:span><text:span text:style-name="T664">.println(</text:span><text:span text:style-name="T665">"Insert into uzytkownik(id_uzytkownik,nazwau,haslo,imie,wiek,nazwisko,typ) values("</text:span></text:p>
      <text:p text:style-name="P29"><text:span text:style-name="T666"><text:tab/><text:tab/><text:tab/><text:tab/>+<text:s/></text:span><text:span text:style-name="T667">super</text:span><text:span text:style-name="T668">.</text:span><text:span text:style-name="T669">id</text:span><text:span text:style-name="T670"><text:s/>+<text:s/></text:span><text:span text:style-name="T671">",'"</text:span><text:span text:style-name="T672"><text:s/>+<text:s/></text:span><text:span text:style-name="T673">super</text:span><text:span text:style-name="T674">.</text:span><text:span text:style-name="T675">nazwaU</text:span><text:span text:style-name="T676"><text:s/>+<text:s/></text:span><text:span text:style-name="T677">"','"</text:span><text:span text:style-name="T678"><text:s/>+<text:s/></text:span><text:span text:style-name="T679">hasloDB</text:span><text:span text:style-name="T680"><text:s/>+<text:s/></text:span><text:span text:style-name="T681">"','"</text:span><text:span text:style-name="T682"><text:s/>+<text:s/></text:span><text:span text:style-name="T683">super</text:span><text:span text:style-name="T684">.</text:span><text:span text:style-name="T685">imie</text:span><text:span text:style-name="T686"><text:s/>+<text:s/></text:span><text:span text:style-name="T687">"',"</text:span><text:span text:style-name="T688"><text:s/>+<text:s/></text:span><text:span text:style-name="T689">super</text:span><text:span text:style-name="T690">.</text:span><text:span text:style-name="T691">wiek</text:span><text:span text:style-name="T692"><text:s/>+<text:s/></text:span><text:span text:style-name="T693">",'"</text:span></text:p>
      <text:p text:style-name="P29"><text:span text:style-name="T694"><text:tab/><text:tab/><text:tab/><text:tab/>+<text:s/></text:span><text:span text:style-name="T695">super</text:span><text:span text:style-name="T696">.</text:span><text:span text:style-name="T697">nazwisko</text:span><text:span text:style-name="T698"><text:s/>+<text:s/></text:span><text:span text:style-name="T699">"','"</text:span><text:span text:style-name="T700"><text:s/>+<text:s/></text:span><text:span text:style-name="T701">super</text:span><text:span text:style-name="T702">.</text:span><text:span text:style-name="T703">typ</text:span><text:span text:style-name="T704"><text:s/>+<text:s/></text:span><text:span text:style-name="T705">"',0)"</text:span><text:span text:style-name="T706">);</text:span></text:p>
      <text:p text:style-name="P29"><text:span text:style-name="T706"><text:tab/><text:tab/>System.</text:span><text:span text:style-name="T707">out</text:span><text:span text:style-name="T708">.println(</text:span></text:p>
      <text:p text:style-name="P29"><text:span text:style-name="T708"><text:tab/><text:tab/><text:tab/><text:tab/></text:span><text:span text:style-name="T709">"Insert into farmaceuta(id_farmaceuta,wynagrodzenie,konto_bankowe,uzytkownik_id_uzytkownik) values("</text:span></text:p>
      <text:p text:style-name="P29"><text:span text:style-name="T710"><text:tab/><text:tab/><text:tab/><text:tab/><text:tab/><text:tab/>+ getId_farmaceuta() +<text:s/></text:span><text:span text:style-name="T711">","</text:span><text:span text:style-name="T712"><text:s/>+ getWynagrodzenie() +<text:s/></text:span><text:span text:style-name="T713">",'"</text:span><text:span text:style-name="T714"><text:s/>+ getKontoBankowe() +<text:s/></text:span><text:span text:style-name="T715">"',"</text:span><text:span text:style-name="T716"><text:s/>+<text:s/></text:span><text:span text:style-name="T717">super</text:span><text:span text:style-name="T718">.</text:span><text:span text:style-name="T719">id</text:span></text:p>
      <text:p text:style-name="P29"><text:span text:style-name="T720"><text:tab/><text:tab/><text:tab/><text:tab/><text:tab/><text:tab/>+<text:s/></text:span><text:span text:style-name="T721">")"</text:span><text:span text:style-name="T722">);</text:span></text:p>
      <text:p text:style-name="P29"><text:span text:style-name="T722"><text:tab/><text:tab/></text:span><text:span text:style-name="T723">rs</text:span><text:span text:style-name="T724"><text:s/>=<text:s/></text:span><text:span text:style-name="T725">st</text:span><text:span text:style-name="T726">.executeQuery(</text:span></text:p>
      <text:p text:style-name="P29"><text:span text:style-name="T726"><text:tab/><text:tab/><text:tab/><text:tab/></text:span><text:span text:style-name="T727">"Insert into uzytkownik(id_uzytkownik,nazwau,haslo,imie,wiek,nazwisko,typ,apteka_id_apteka) values("</text:span></text:p>
      <text:p text:style-name="P29"><text:span text:style-name="T728"><text:tab/><text:tab/><text:tab/><text:tab/><text:tab/><text:tab/>+<text:s/></text:span><text:span text:style-name="T729">super</text:span><text:span text:style-name="T730">.</text:span><text:span text:style-name="T731">id</text:span><text:span text:style-name="T732"><text:s/>+<text:s/></text:span><text:span text:style-name="T733">",'"</text:span><text:span text:style-name="T734"><text:s/>+<text:s/></text:span><text:span text:style-name="T735">super</text:span><text:span text:style-name="T736">.</text:span><text:span text:style-name="T737">nazwaU</text:span><text:span text:style-name="T738"><text:s/>+<text:s/></text:span><text:span text:style-name="T739">"','"</text:span><text:span text:style-name="T740"><text:s/>+<text:s/></text:span><text:span text:style-name="T741">hasloDB</text:span><text:span text:style-name="T742"><text:s/>+<text:s/></text:span><text:span text:style-name="T743">"','"</text:span><text:span text:style-name="T744"><text:s/>+<text:s/></text:span><text:span text:style-name="T745">super</text:span><text:span text:style-name="T746">.</text:span><text:span text:style-name="T747">imie</text:span><text:span text:style-name="T748"><text:s/>+<text:s/></text:span><text:span text:style-name="T749">"',"</text:span><text:span text:style-name="T750"><text:s/>+<text:s/></text:span><text:span text:style-name="T751">super</text:span><text:span text:style-name="T752">.</text:span><text:span text:style-name="T753">wiek</text:span></text:p>
      <text:p text:style-name="P29"><text:span text:style-name="T754"><text:tab/><text:tab/><text:tab/><text:tab/><text:tab/><text:tab/>+<text:s/></text:span><text:span text:style-name="T755">",'"</text:span><text:span text:style-name="T756"><text:s/>+<text:s/></text:span><text:span text:style-name="T757">super</text:span><text:span text:style-name="T758">.</text:span><text:span text:style-name="T759">nazwisko</text:span><text:span text:style-name="T760"><text:s/>+<text:s/></text:span><text:span text:style-name="T761">"','"</text:span><text:span text:style-name="T762"><text:s/>+<text:s/></text:span><text:span text:style-name="T763">super</text:span><text:span text:style-name="T764">.</text:span><text:span text:style-name="T765">typ</text:span><text:span text:style-name="T766"><text:s/>+<text:s/></text:span><text:span text:style-name="T767">"',0)"</text:span><text:span text:style-name="T768">);</text:span></text:p>
      <text:p text:style-name="P29"><text:span text:style-name="T768"><text:tab/><text:tab/></text:span><text:span text:style-name="T769">rs</text:span><text:span text:style-name="T770"><text:s/>=<text:s/></text:span><text:span text:style-name="T771">st</text:span><text:span text:style-name="T772">.executeQuery(</text:span></text:p>
      <text:p text:style-name="P29"><text:span text:style-name="T772"><text:tab/><text:tab/><text:tab/><text:tab/></text:span><text:span text:style-name="T773">"Insert into farmaceuta(id_farmaceuta,wynagrodzenie,konto_bankowe,uzytkownik_id_uzytkownik) values("</text:span></text:p>
      <text:p text:style-name="P29"><text:span text:style-name="T774"><text:tab/><text:tab/><text:tab/><text:tab/><text:tab/><text:tab/>+ getId_farmaceuta() +<text:s/></text:span><text:span text:style-name="T775">","</text:span><text:span text:style-name="T776"><text:s/>+ getWynagrodzenie() +<text:s/></text:span><text:span text:style-name="T777">",'"</text:span><text:span text:style-name="T778"><text:s/>+ getKontoBankowe() +<text:s/></text:span><text:span text:style-name="T779">"',"</text:span><text:span text:style-name="T780"><text:s/>+<text:s/></text:span><text:span text:style-name="T781">super</text:span><text:span text:style-name="T782">.</text:span><text:span text:style-name="T783">id</text:span></text:p>
      <text:p text:style-name="P29"><text:span text:style-name="T784"><text:tab/><text:tab/><text:tab/><text:tab/><text:tab/><text:tab/>+<text:s/></text:span><text:span text:style-name="T785">")"</text:span><text:span text:style-name="T786">);</text:span></text:p>
      <text:p text:style-name="P29"><text:span text:style-name="T787"/></text:p>
      <text:p text:style-name="P29"><text:span text:style-name="T788"><text:tab/><text:tab/>ConnectToDB.</text:span><text:span text:style-name="T789">rozlacz</text:span><text:span text:style-name="T790">();</text:span></text:p>
      <text:p text:style-name="P29"><text:span text:style-name="T790"><text:tab/>}</text:span></text:p>
      <text:p text:style-name="P29"><text:span text:style-name="T791">Funkcja ta dodaje farmaceut</text:span><text:span text:style-name="T792">ę do bazy danych.</text:span></text:p>
      <text:p text:style-name="P29"><text:span text:style-name="T793"/></text:p>
      <text:p text:style-name="P29"><text:span text:style-name="T794">public</text:span><text:span text:style-name="T795"><text:s/></text:span><text:span text:style-name="T796">void</text:span><text:span text:style-name="T797"><text:s/>setFarmaceutaId()<text:s/></text:span><text:span text:style-name="T798">throws</text:span><text:span text:style-name="T799"><text:s/>Exception {</text:span></text:p>
      <text:p text:style-name="P29"><text:span text:style-name="T799"><text:tab/><text:tab/></text:span><text:span text:style-name="T800">st</text:span><text:span text:style-name="T801"><text:s/>= ConnectToDB.</text:span><text:span text:style-name="T802">con</text:span><text:span text:style-name="T803">.createStatement();</text:span></text:p>
      <text:p text:style-name="P29"><text:span text:style-name="T803"><text:tab/><text:tab/>ResultSet<text:s/></text:span><text:span text:style-name="T804">rs2</text:span><text:span text:style-name="T805"><text:s/>=<text:s/></text:span><text:span text:style-name="T806">st</text:span><text:span text:style-name="T807">.executeQuery(</text:span><text:span text:style-name="T808">"select * from farmaceuta"</text:span><text:span text:style-name="T809">);</text:span></text:p>
      <text:p text:style-name="P29"><text:span text:style-name="T809"><text:tab/><text:tab/></text:span><text:span text:style-name="T810">while</text:span><text:span text:style-name="T811"><text:s/>(</text:span><text:span text:style-name="T812">rs2</text:span><text:span text:style-name="T813">.next()) {</text:span></text:p>
      <text:p text:style-name="P29"><text:span text:style-name="T813"><text:tab/><text:tab/><text:tab/></text:span><text:span text:style-name="T814">this</text:span><text:span text:style-name="T815">.</text:span><text:span text:style-name="T816">id_farmaceuta</text:span><text:span text:style-name="T817">++;</text:span></text:p>
      <text:p text:style-name="P29"><text:span text:style-name="T817"><text:tab/><text:tab/>}</text:span></text:p>
      <text:p text:style-name="P29"><text:span text:style-name="T817"><text:tab/>}</text:span></text:p>
      <text:p text:style-name="P30"><text:span text:style-name="T818">Znalezienie nast</text:span><text:span text:style-name="T819">ępnego id farmaceuty.</text:span></text:p>
      <text:p text:style-name="P31"><text:span text:style-name="T820"/></text:p>
      <text:p text:style-name="P31"><text:span text:style-name="T820"/></text:p>
      <text:p text:style-name="P31"><text:span text:style-name="T821">public</text:span><text:span text:style-name="T822"><text:s/>String oczekujaceZamowienia()<text:s/></text:span><text:span text:style-name="T823">throws</text:span><text:span text:style-name="T824"><text:s/>Exception {</text:span></text:p>
      <text:p text:style-name="P31"><text:span text:style-name="T824"><text:tab/><text:tab/>Zamowienie<text:s/></text:span><text:span text:style-name="T825">zam</text:span><text:span text:style-name="T826"><text:s/>=<text:s/></text:span><text:span text:style-name="T827">new</text:span><text:span text:style-name="T828"><text:s/>Zamowienie();</text:span></text:p>
      <text:p text:style-name="P31"><text:span text:style-name="T828"><text:tab/><text:tab/>String<text:s/></text:span><text:span text:style-name="T829">zamowienia</text:span><text:span text:style-name="T830"><text:s/>=<text:s/></text:span><text:span text:style-name="T831">""</text:span><text:span text:style-name="T832">;</text:span></text:p>
      <text:p text:style-name="P31"><text:span text:style-name="T833"/></text:p>
      <text:p text:style-name="P31"><text:span text:style-name="T834"><text:tab/><text:tab/>ConnectToDB.</text:span><text:span text:style-name="T835">polacz</text:span><text:span text:style-name="T836">();</text:span></text:p>
      <text:p text:style-name="P31"><text:span text:style-name="T836"><text:tab/><text:tab/></text:span><text:span text:style-name="T837">st</text:span><text:span text:style-name="T838"><text:s/>= ConnectToDB.</text:span><text:span text:style-name="T839">con</text:span><text:span text:style-name="T840">.createStatement();</text:span></text:p>
      <text:p text:style-name="P31"><text:span text:style-name="T840"><text:tab/><text:tab/></text:span><text:span text:style-name="T841">rs</text:span><text:span text:style-name="T842"><text:s/>=<text:s/></text:span><text:span text:style-name="T843">st</text:span><text:span text:style-name="T844">.executeQuery(</text:span></text:p>
      <text:p text:style-name="P31"><text:span text:style-name="T844"><text:tab/><text:tab/><text:tab/><text:tab/></text:span><text:span text:style-name="T845">"Select z.id_zamowienia, z.rodzaj, z.stan, z.ilosc, z.klient_id_klient, z.produkty_id_produkty, p.nazwa from zamowienie z, produkty p where z.produkty_id_produkty = \"id_produkty\""</text:span><text:span text:style-name="T846">);</text:span></text:p>
      <text:p text:style-name="P31"><text:span text:style-name="T846"><text:tab/><text:tab/></text:span><text:span text:style-name="T847">while</text:span><text:span text:style-name="T848"><text:s/>(</text:span><text:span text:style-name="T849">rs</text:span><text:span text:style-name="T850">.next()) {</text:span></text:p>
      <text:p text:style-name="P31"><text:span text:style-name="T850"><text:tab/><text:tab/><text:tab/></text:span><text:span text:style-name="T851">zam</text:span><text:span text:style-name="T852">.setId(</text:span><text:span text:style-name="T853">rs</text:span><text:span text:style-name="T854">.getInt(1));</text:span></text:p>
      <text:p text:style-name="P31"><text:span text:style-name="T854"><text:tab/><text:tab/><text:tab/></text:span><text:span text:style-name="T855">zam</text:span><text:span text:style-name="T856">.setRodzaj(</text:span><text:span text:style-name="T857">rs</text:span><text:span text:style-name="T858">.getString(2));</text:span></text:p>
      <text:p text:style-name="P31"><text:span text:style-name="T858"><text:tab/><text:tab/><text:tab/></text:span><text:span text:style-name="T859">zam</text:span><text:span text:style-name="T860">.setStan(</text:span><text:span text:style-name="T861">rs</text:span><text:span text:style-name="T862">.getString(3));</text:span></text:p>
      <text:p text:style-name="P31"><text:span text:style-name="T862"><text:tab/><text:tab/><text:tab/></text:span><text:span text:style-name="T863">zam</text:span><text:span text:style-name="T864">.setIlosc(</text:span><text:span text:style-name="T865">rs</text:span><text:span text:style-name="T866">.getInt(4));</text:span></text:p>
      <text:p text:style-name="P31"><text:span text:style-name="T866"><text:tab/><text:tab/><text:tab/></text:span><text:span text:style-name="T867">zam</text:span><text:span text:style-name="T868">.setIdKlient(</text:span><text:span text:style-name="T869">rs</text:span><text:span text:style-name="T870">.getInt(5));</text:span></text:p>
      <text:p text:style-name="P31"><text:span text:style-name="T870"><text:tab/><text:tab/><text:tab/></text:span><text:span text:style-name="T871">zam</text:span><text:span text:style-name="T872">.setIdProdukt(</text:span><text:span text:style-name="T873">rs</text:span><text:span text:style-name="T874">.getInt(6));</text:span></text:p>
      <text:p text:style-name="P31"><text:span text:style-name="T874"><text:tab/><text:tab/><text:tab/></text:span><text:span text:style-name="T875">if</text:span><text:span text:style-name="T876"><text:s/>(</text:span><text:span text:style-name="T877">zam</text:span><text:span text:style-name="T878">.getStan().equals(</text:span><text:span text:style-name="T879">"false"</text:span><text:span text:style-name="T880">)) {</text:span></text:p>
      <text:p text:style-name="P31"><text:span text:style-name="T880"><text:tab/><text:tab/><text:tab/><text:tab/></text:span><text:span text:style-name="T881">zamowienia</text:span><text:span text:style-name="T882"><text:s/>+=<text:s/></text:span><text:span text:style-name="T883">"Id: "</text:span><text:span text:style-name="T884"><text:s/>+<text:s/></text:span><text:span text:style-name="T885">zam</text:span><text:span text:style-name="T886">.getIdZamowienia() +<text:s/></text:span><text:span text:style-name="T887">" Rodzaj: "</text:span><text:span text:style-name="T888"><text:s/>+<text:s/></text:span><text:span text:style-name="T889">zam</text:span><text:span text:style-name="T890">.getRodzaj() +<text:s/></text:span><text:span text:style-name="T891">" Ilosc opakowan: "</text:span></text:p>
      <text:p text:style-name="P31"><text:span text:style-name="T892"><text:tab/><text:tab/><text:tab/><text:tab/><text:tab/><text:tab/>+<text:s/></text:span><text:span text:style-name="T893">zam</text:span><text:span text:style-name="T894">.getIlosc() +<text:s/></text:span><text:span text:style-name="T895">" Id_klienta: "</text:span><text:span text:style-name="T896"><text:s/>+<text:s/></text:span><text:span text:style-name="T897">zam</text:span><text:span text:style-name="T898">.getIdKlient() +<text:s/></text:span><text:span text:style-name="T899">" Produkt: "</text:span><text:span text:style-name="T900"><text:s/>+<text:s/></text:span><text:span text:style-name="T901">rs</text:span><text:span text:style-name="T902">.getString(7) +<text:s/></text:span><text:span text:style-name="T903">"\n"</text:span><text:span text:style-name="T904">;</text:span></text:p>
      <text:p text:style-name="P31"><text:span text:style-name="T904"><text:tab/><text:tab/><text:tab/>}</text:span></text:p>
      <text:p text:style-name="P31"><text:span text:style-name="T904"><text:tab/><text:tab/>}</text:span></text:p>
      <text:p text:style-name="P31"><text:span text:style-name="T904"><text:tab/><text:tab/>ConnectToDB.</text:span><text:span text:style-name="T905">rozlacz</text:span><text:span text:style-name="T906">();</text:span></text:p>
      <text:p text:style-name="P31"><text:span text:style-name="T907"/></text:p>
      <text:p text:style-name="P31"><text:span text:style-name="T908"><text:tab/><text:tab/></text:span><text:span text:style-name="T909">return</text:span><text:span text:style-name="T910"><text:s/></text:span><text:span text:style-name="T911">zamowienia</text:span><text:span text:style-name="T912">;</text:span></text:p>
      <text:p text:style-name="P31"><text:span text:style-name="T912"><text:tab/>}</text:span></text:p>
      <text:p text:style-name="P32"><text:span text:style-name="T913">Wypisanie wszystkich oczekujacych na realizacje zamowien.</text:span></text:p>
      <text:p text:style-name="P33"><text:span text:style-name="T914"/></text:p>
      <text:p text:style-name="P33"><text:span text:style-name="T914"/></text:p>
      <text:p text:style-name="P33"><text:span text:style-name="T915">public</text:span><text:span text:style-name="T916"><text:s/>String kasaOZ()<text:s/></text:span><text:span text:style-name="T917">throws</text:span><text:span text:style-name="T918"><text:s/>Exception {</text:span></text:p>
      <text:p text:style-name="P33"><text:span text:style-name="T918"><text:tab/><text:tab/>String<text:s/></text:span><text:span text:style-name="T919">s</text:span><text:span text:style-name="T920"><text:s/>=<text:s/></text:span><text:span text:style-name="T921">""</text:span><text:span text:style-name="T922">;</text:span></text:p>
      <text:p text:style-name="P33"><text:span text:style-name="T922"><text:tab/><text:tab/>ConnectToDB.</text:span><text:span text:style-name="T923">polacz</text:span><text:span text:style-name="T924">();</text:span></text:p>
      <text:p text:style-name="P33"><text:span text:style-name="T924"><text:tab/><text:tab/></text:span><text:span text:style-name="T925">st</text:span><text:span text:style-name="T926"><text:s/>= ConnectToDB.</text:span><text:span text:style-name="T927">con</text:span><text:span text:style-name="T928">.createStatement();</text:span></text:p>
      <text:p text:style-name="P33"><text:span text:style-name="T928"><text:tab/><text:tab/></text:span><text:span text:style-name="T929">rs</text:span><text:span text:style-name="T930"><text:s/>=<text:s/></text:span><text:span text:style-name="T931">st</text:span><text:span text:style-name="T932">.executeQuery(</text:span><text:span text:style-name="T933">"Select \"id_kasa\", stan from kasa where \"id_kasa\" = 0"</text:span><text:span text:style-name="T934">);</text:span></text:p>
      <text:p text:style-name="P33"><text:span text:style-name="T934"><text:tab/><text:tab/>ResultSet<text:s/></text:span><text:span text:style-name="T935">rs2</text:span><text:span text:style-name="T936">;</text:span></text:p>
      <text:p text:style-name="P33"><text:span text:style-name="T936"><text:tab/><text:tab/></text:span><text:span text:style-name="T937">while</text:span><text:span text:style-name="T938"><text:s/>(</text:span><text:span text:style-name="T939">rs</text:span><text:span text:style-name="T940">.next()) {</text:span></text:p>
      <text:p text:style-name="P33"><text:span text:style-name="T940"><text:tab/><text:tab/><text:tab/></text:span><text:span text:style-name="T941">if</text:span><text:span text:style-name="T942"><text:s/>(</text:span><text:span text:style-name="T943">rs</text:span><text:span text:style-name="T944">.getString(2).equals(</text:span><text:span text:style-name="T945">"OTWARTA"</text:span><text:span text:style-name="T946">)) {</text:span></text:p>
      <text:p text:style-name="P33"><text:span text:style-name="T946"><text:tab/><text:tab/><text:tab/><text:tab/></text:span><text:span text:style-name="T947">rs2</text:span><text:span text:style-name="T948"><text:s/>=<text:s/></text:span><text:span text:style-name="T949">st</text:span><text:span text:style-name="T950">.executeQuery(</text:span><text:span text:style-name="T951">"update kasa set stan = 'ZAMKNIETA' where \"id_kasa\" = 0"</text:span><text:span text:style-name="T952">);</text:span></text:p>
      <text:p text:style-name="P33"><text:span text:style-name="T952"><text:tab/><text:tab/><text:tab/><text:tab/></text:span><text:span text:style-name="T953">s</text:span><text:span text:style-name="T954"><text:s/>=<text:s/></text:span><text:span text:style-name="T955">"Kasa zostala zamknieta"</text:span><text:span text:style-name="T956">;<text:tab/><text:tab/></text:span></text:p>
      <text:p text:style-name="P33"><text:span text:style-name="T956"><text:tab/><text:tab/><text:tab/>}</text:span><text:span text:style-name="T957">else</text:span><text:span text:style-name="T958"><text:s/>{</text:span></text:p>
      <text:p text:style-name="P33"><text:span text:style-name="T958"><text:tab/><text:tab/><text:tab/><text:tab/></text:span><text:span text:style-name="T959">rs2</text:span><text:span text:style-name="T960"><text:s/>=<text:s/></text:span><text:span text:style-name="T961">st</text:span><text:span text:style-name="T962">.executeQuery(</text:span><text:span text:style-name="T963">"update kasa set stan = 'OTWARTA' where \"id_kasa\" = 0"</text:span><text:span text:style-name="T964">);</text:span></text:p>
      <text:p text:style-name="P33"><text:span text:style-name="T964"><text:tab/><text:tab/><text:tab/><text:tab/></text:span><text:span text:style-name="T965">s</text:span><text:span text:style-name="T966"><text:s/>=<text:s/></text:span><text:span text:style-name="T967">"Kasa zostala otwarta"</text:span><text:span text:style-name="T968">;</text:span></text:p>
      <text:p text:style-name="P33"><text:span text:style-name="T968"><text:tab/><text:tab/><text:tab/>}</text:span></text:p>
      <text:p text:style-name="P33"><text:span text:style-name="T968"><text:tab/><text:tab/>}</text:span></text:p>
      <text:p text:style-name="P33"><text:span text:style-name="T968"><text:tab/><text:tab/>ConnectToDB.</text:span><text:span text:style-name="T969">rozlacz</text:span><text:span text:style-name="T970">();</text:span></text:p>
      <text:p text:style-name="P33"><text:span text:style-name="T970"><text:tab/><text:tab/></text:span><text:span text:style-name="T971">return</text:span><text:span text:style-name="T972"><text:s/></text:span><text:span text:style-name="T973">s</text:span><text:span text:style-name="T974">;</text:span></text:p>
      <text:p text:style-name="P33"><text:span text:style-name="T974"><text:tab/>}</text:span></text:p>
      <text:p text:style-name="P34"><text:span text:style-name="T975">Funkcja ta s</text:span><text:span text:style-name="T976">łuży do otwarcie/zamknięcia kasy.</text:span></text:p>
      <text:p text:style-name="P35"><text:span text:style-name="T977"/></text:p>
      <text:p text:style-name="P35"><text:span text:style-name="T978">public</text:span><text:span text:style-name="T979"><text:s/>String zlozZamowienie(String<text:s/></text:span><text:span text:style-name="T980">lines</text:span><text:span text:style-name="T981">[])<text:s/></text:span><text:span text:style-name="T982">throws</text:span><text:span text:style-name="T983"><text:s/>Exception {</text:span></text:p>
      <text:p text:style-name="P35"><text:span text:style-name="T983"><text:tab/><text:tab/>Zamowienie<text:s/></text:span><text:span text:style-name="T984">zamow</text:span><text:span text:style-name="T985"><text:s/>=<text:s/></text:span><text:span text:style-name="T986">new</text:span><text:span text:style-name="T987"><text:s/>Zamowienie();</text:span></text:p>
      <text:p text:style-name="P35"><text:span text:style-name="T987"><text:tab/><text:tab/>Produkty<text:s/></text:span><text:span text:style-name="T988">produkt</text:span><text:span text:style-name="T989"><text:s/>=<text:s/></text:span><text:span text:style-name="T990">new</text:span><text:span text:style-name="T991"><text:s/>Produkty();</text:span></text:p>
      <text:p text:style-name="P35"><text:span text:style-name="T991"><text:tab/><text:tab/>Magazyn<text:s/></text:span><text:span text:style-name="T992">mag</text:span><text:span text:style-name="T993"><text:s/>=<text:s/></text:span><text:span text:style-name="T994">new</text:span><text:span text:style-name="T995"><text:s/>Magazyn();</text:span></text:p>
      <text:p text:style-name="P35"><text:span text:style-name="T995"><text:tab/><text:tab/>String<text:s/></text:span><text:span text:style-name="T996">str</text:span><text:span text:style-name="T997"><text:s/>=<text:s/></text:span><text:span text:style-name="T998">""</text:span><text:span text:style-name="T999">;</text:span></text:p>
      <text:p text:style-name="P35"><text:span text:style-name="T999"><text:tab/><text:tab/>ConnectToDB.</text:span><text:span text:style-name="T1000">polacz</text:span><text:span text:style-name="T1001">();</text:span></text:p>
      <text:p text:style-name="P35"><text:span text:style-name="T1001"><text:tab/><text:tab/>Boolean<text:s/></text:span><text:span text:style-name="T1002">canI</text:span><text:span text:style-name="T1003"><text:s/>=<text:s/></text:span><text:span text:style-name="T1004">false</text:span><text:span text:style-name="T1005">;</text:span></text:p>
      <text:p text:style-name="P35"><text:span text:style-name="T1005"><text:tab/><text:tab/></text:span><text:span text:style-name="T1006">st</text:span><text:span text:style-name="T1007"><text:s/>= ConnectToDB.</text:span><text:span text:style-name="T1008">con</text:span><text:span text:style-name="T1009">.createStatement();</text:span></text:p>
      <text:p text:style-name="P35"><text:span text:style-name="T1009"><text:tab/><text:tab/>ResultSet<text:s/></text:span><text:span text:style-name="T1010">rs</text:span><text:span text:style-name="T1011"><text:s/>=<text:s/></text:span><text:span text:style-name="T1012">st</text:span><text:span text:style-name="T1013">.executeQuery(</text:span><text:span text:style-name="T1014">"Select \"id_produkty\", nazwa, ilosc from produkty"</text:span><text:span text:style-name="T1015">);</text:span></text:p>
      <text:p text:style-name="P35"><text:span text:style-name="T1015"><text:tab/><text:tab/>ResultSet<text:s/></text:span><text:span text:style-name="T1016">rs2</text:span><text:span text:style-name="T1017">;</text:span></text:p>
      <text:p text:style-name="P35"><text:span text:style-name="T1017"><text:tab/><text:tab/></text:span><text:span text:style-name="T1018">mag</text:span><text:span text:style-name="T1019">.sprawdzIlosc();</text:span></text:p>
      <text:p text:style-name="P35"><text:span text:style-name="T1019"><text:tab/><text:tab/></text:span><text:span text:style-name="T1020">while</text:span><text:span text:style-name="T1021"><text:s/>(</text:span><text:span text:style-name="T1022">rs</text:span><text:span text:style-name="T1023">.next()) {</text:span></text:p>
      <text:p text:style-name="P35"><text:span text:style-name="T1023"><text:tab/><text:tab/><text:tab/></text:span><text:span text:style-name="T1024">produkt</text:span><text:span text:style-name="T1025">.setId(</text:span><text:span text:style-name="T1026">rs</text:span><text:span text:style-name="T1027">.getInt(1));</text:span></text:p>
      <text:p text:style-name="P35"><text:span text:style-name="T1027"><text:tab/><text:tab/><text:tab/></text:span><text:span text:style-name="T1028">produkt</text:span><text:span text:style-name="T1029">.setNazwa(</text:span><text:span text:style-name="T1030">rs</text:span><text:span text:style-name="T1031">.getString(2));</text:span></text:p>
      <text:p text:style-name="P35"><text:span text:style-name="T1031"><text:tab/><text:tab/><text:tab/></text:span><text:span text:style-name="T1032">produkt</text:span><text:span text:style-name="T1033">.setIlosc(</text:span><text:span text:style-name="T1034">rs</text:span><text:span text:style-name="T1035">.getInt(3));</text:span></text:p>
      <text:p text:style-name="P35"><text:span text:style-name="T1035"><text:tab/><text:tab/><text:tab/></text:span><text:span text:style-name="T1036">if</text:span><text:span text:style-name="T1037"><text:s/>(<text:s/></text:span><text:span text:style-name="T1038">lines</text:span><text:span text:style-name="T1039">[0].equals(</text:span><text:span text:style-name="T1040">produkt</text:span><text:span text:style-name="T1041">.getNazwa()) &amp;&amp;<text:s/></text:span><text:span text:style-name="T1042">mag</text:span><text:span text:style-name="T1043">.getWolneMiejsca() &gt;= Integer.</text:span><text:span text:style-name="T1044">parseInt</text:span><text:span text:style-name="T1045">(</text:span><text:span text:style-name="T1046">lines</text:span><text:span text:style-name="T1047">[1])) {</text:span></text:p>
      <text:p text:style-name="P35"><text:span text:style-name="T1047"><text:tab/><text:tab/><text:tab/><text:tab/></text:span><text:span text:style-name="T1048">//produkt.setIlosc(produkt.getIlosc() + Integer.parseInt(lines[1]));</text:span></text:p>
      <text:p text:style-name="P35"><text:span text:style-name="T1049"><text:tab/><text:tab/><text:tab/><text:tab/></text:span><text:span text:style-name="T1050">/*System.out.println("update<text:s/></text:span><text:span text:style-name="T1051">produkty</text:span><text:span text:style-name="T1052"><text:s/>set<text:s/></text:span><text:span text:style-name="T1053">ilosc</text:span><text:span text:style-name="T1054"><text:s/>=" + produkt.getIlosc() + " where<text:s/></text:span><text:span text:style-name="T1055">nazwa</text:span><text:span text:style-name="T1056"><text:s/>=' "</text:span></text:p>
      <text:p text:style-name="P35"><text:span text:style-name="T1056"><text:tab/><text:tab/><text:tab/><text:tab/><text:tab/><text:tab/>+ produkt.getNazwa() + "'");</text:span></text:p>
      <text:p text:style-name="P35"><text:span text:style-name="T1056"><text:tab/><text:tab/><text:tab/><text:tab/></text:span><text:span text:style-name="T1057">rs</text:span><text:span text:style-name="T1058"><text:s/>= st.executeQuery("update<text:s/></text:span><text:span text:style-name="T1059">produkty</text:span><text:span text:style-name="T1060"><text:s/>set<text:s/></text:span><text:span text:style-name="T1061">ilosc</text:span><text:span text:style-name="T1062"><text:s/>=" + produkt.getIlosc() + "where<text:s/></text:span><text:span text:style-name="T1063">nazwa</text:span><text:span text:style-name="T1064"><text:s/>= '"</text:span></text:p>
      <text:p text:style-name="P35"><text:span text:style-name="T1064"><text:tab/><text:tab/><text:tab/><text:tab/><text:tab/><text:tab/>+ produkt.getNazwa() + "'");*/</text:span></text:p>
      <text:p text:style-name="P35"><text:span text:style-name="T1065"><text:tab/><text:tab/><text:tab/><text:tab/></text:span><text:span text:style-name="T1066">zamow</text:span><text:span text:style-name="T1067">.setCurrentId();</text:span></text:p>
      <text:p text:style-name="P35"><text:span text:style-name="T1067"><text:tab/><text:tab/><text:tab/><text:tab/>System.</text:span><text:span text:style-name="T1068">out</text:span><text:span text:style-name="T1069">.println(</text:span></text:p>
      <text:p text:style-name="P35"><text:span text:style-name="T1069"><text:tab/><text:tab/><text:tab/><text:tab/><text:tab/><text:tab/></text:span><text:span text:style-name="T1070">"insert into zamowienie(id_zamowienia,rodzaj,stan,ilosc,klient_id_klient,produkty_id_produkty) values("</text:span></text:p>
      <text:p text:style-name="P35"><text:span text:style-name="T1071"><text:tab/><text:tab/><text:tab/><text:tab/><text:tab/><text:tab/><text:tab/><text:tab/>+<text:s/></text:span><text:span text:style-name="T1072">zamow</text:span><text:span text:style-name="T1073">.getIdZamowienia() +<text:s/></text:span><text:span text:style-name="T1074">",'SKLEP','false',"</text:span><text:span text:style-name="T1075"><text:s/>+ Integer.</text:span><text:span text:style-name="T1076">parseInt</text:span><text:span text:style-name="T1077">(</text:span><text:span text:style-name="T1078">lines</text:span><text:span text:style-name="T1079">[1]) +<text:s/></text:span><text:span text:style-name="T1080">", NULL ,"</text:span></text:p>
      <text:p text:style-name="P35"><text:span text:style-name="T1081"><text:tab/><text:tab/><text:tab/><text:tab/><text:tab/><text:tab/><text:tab/><text:tab/>+<text:s/></text:span><text:span text:style-name="T1082">produkt</text:span><text:span text:style-name="T1083">.getId() +<text:s/></text:span><text:span text:style-name="T1084">")"</text:span><text:span text:style-name="T1085">);</text:span></text:p>
      <text:p text:style-name="P35"><text:span text:style-name="T1085"><text:tab/><text:tab/><text:tab/><text:tab/></text:span><text:span text:style-name="T1086">rs2</text:span><text:span text:style-name="T1087"><text:s/>=<text:s/></text:span><text:span text:style-name="T1088">st</text:span><text:span text:style-name="T1089">.executeQuery(</text:span></text:p>
      <text:p text:style-name="P35"><text:span text:style-name="T1089"><text:tab/><text:tab/><text:tab/><text:tab/><text:tab/><text:tab/></text:span><text:span text:style-name="T1090">"insert into zamowienie(id_zamowienia,rodzaj,stan,ilosc,klient_id_klient,produkty_id_produkty) values("</text:span></text:p>
      <text:p text:style-name="P35"><text:span text:style-name="T1091"><text:tab/><text:tab/><text:tab/><text:tab/><text:tab/><text:tab/><text:tab/><text:tab/>+<text:s/></text:span><text:span text:style-name="T1092">zamow</text:span><text:span text:style-name="T1093">.getIdZamowienia() +<text:s/></text:span><text:span text:style-name="T1094">",'SKLEP','false',"</text:span><text:span text:style-name="T1095"><text:s/>+ Integer.</text:span><text:span text:style-name="T1096">parseInt</text:span><text:span text:style-name="T1097">(</text:span><text:span text:style-name="T1098">lines</text:span><text:span text:style-name="T1099">[1]) +<text:s/></text:span><text:span text:style-name="T1100">", NULL ,"</text:span></text:p>
      <text:p text:style-name="P35"><text:span text:style-name="T1101"><text:tab/><text:tab/><text:tab/><text:tab/><text:tab/><text:tab/><text:tab/><text:tab/>+<text:s/></text:span><text:span text:style-name="T1102">produkt</text:span><text:span text:style-name="T1103">.getId() +<text:s/></text:span><text:span text:style-name="T1104">")"</text:span><text:span text:style-name="T1105">);</text:span></text:p>
      <text:p text:style-name="P35"><text:span text:style-name="T1106"/></text:p>
      <text:p text:style-name="P35"><text:span text:style-name="T1107"><text:tab/><text:tab/><text:tab/><text:tab/><text:s/></text:span><text:span text:style-name="T1108">str</text:span><text:span text:style-name="T1109"><text:s/>=<text:s/></text:span><text:span text:style-name="T1110">"Zamowiles "</text:span><text:span text:style-name="T1111"><text:s/>+<text:s/></text:span><text:span text:style-name="T1112">produkt</text:span><text:span text:style-name="T1113">.getNazwa() +<text:s/></text:span><text:span text:style-name="T1114">" do sklepu, w ilosci: "</text:span><text:span text:style-name="T1115"><text:s/>+</text:span></text:p>
      <text:p text:style-name="P35"><text:span text:style-name="T1115"><text:tab/><text:tab/><text:tab/><text:tab/> Integer.</text:span><text:span text:style-name="T1116">parseInt</text:span><text:span text:style-name="T1117">(</text:span><text:span text:style-name="T1118">lines</text:span><text:span text:style-name="T1119">[1]) +<text:s/></text:span><text:span text:style-name="T1120">". ID twojego zamowienia to: "</text:span><text:span text:style-name="T1121">+</text:span></text:p>
      <text:p text:style-name="P35"><text:span text:style-name="T1121"><text:tab/><text:tab/><text:tab/><text:tab/><text:s/></text:span><text:span text:style-name="T1122">zamow</text:span><text:span text:style-name="T1123">.getIdZamowienia() +</text:span><text:span text:style-name="T1124">". Podaj je w kasie.\n"</text:span><text:span text:style-name="T1125">;</text:span></text:p>
      <text:p text:style-name="P35"><text:span text:style-name="T1125"><text:tab/><text:tab/><text:tab/><text:tab/><text:s/></text:span><text:span text:style-name="T1126">canI</text:span><text:span text:style-name="T1127"><text:s/>=<text:s/></text:span><text:span text:style-name="T1128">true</text:span><text:span text:style-name="T1129">;</text:span></text:p>
      <text:p text:style-name="P35"><text:span text:style-name="T1129"><text:tab/><text:tab/><text:tab/><text:tab/></text:span><text:span text:style-name="T1130">break</text:span><text:span text:style-name="T1131">;</text:span></text:p>
      <text:p text:style-name="P35"><text:span text:style-name="T1131"><text:tab/><text:tab/><text:tab/>}</text:span></text:p>
      <text:p text:style-name="P35"><text:span text:style-name="T1131"><text:tab/><text:tab/>}<text:s/></text:span><text:span text:style-name="T1132">if</text:span><text:span text:style-name="T1133"><text:s/>(</text:span><text:span text:style-name="T1134">mag</text:span><text:span text:style-name="T1135">.getWolneMiejsca() &gt;= Integer.</text:span><text:span text:style-name="T1136">parseInt</text:span><text:span text:style-name="T1137">(</text:span><text:span text:style-name="T1138">lines</text:span><text:span text:style-name="T1139">[1]) &amp;&amp; !</text:span><text:span text:style-name="T1140">canI</text:span><text:span text:style-name="T1141">) {</text:span></text:p>
      <text:p text:style-name="P35"><text:span text:style-name="T1141"><text:tab/><text:tab/><text:tab/></text:span><text:span text:style-name="T1142">produkt</text:span><text:span text:style-name="T1143">.setCurrentId();</text:span></text:p>
      <text:p text:style-name="P35"><text:span text:style-name="T1143"><text:tab/><text:tab/><text:tab/></text:span><text:span text:style-name="T1144">zamow</text:span><text:span text:style-name="T1145">.setCurrentId();</text:span></text:p>
      <text:p text:style-name="P35"><text:span text:style-name="T1145"><text:tab/><text:tab/><text:tab/>System.</text:span><text:span text:style-name="T1146">out</text:span><text:span text:style-name="T1147">.println(</text:span><text:span text:style-name="T1148">"insert into produkty(\"id_produkty\",koszt,nazwa,dawka,typ,ilosc,MAGAZYN_ID_MAGAZYN) values("</text:span><text:span text:style-name="T1149"><text:s/>+<text:s/></text:span><text:span text:style-name="T1150">produkt</text:span><text:span text:style-name="T1151">.getId() +<text:s/></text:span><text:span text:style-name="T1152">","</text:span><text:span text:style-name="T1153"><text:s/>+ Double.</text:span><text:span text:style-name="T1154">parseDouble</text:span><text:span text:style-name="T1155">(</text:span><text:span text:style-name="T1156">lines</text:span><text:span text:style-name="T1157">[2]) +<text:s/></text:span><text:span text:style-name="T1158">",'"</text:span><text:span text:style-name="T1159"><text:s/>+<text:s/></text:span><text:span text:style-name="T1160">lines</text:span><text:span text:style-name="T1161">[0]+<text:s/></text:span><text:span text:style-name="T1162">"','"</text:span><text:span text:style-name="T1163"><text:s/>+<text:s/></text:span><text:span text:style-name="T1164">lines</text:span><text:span text:style-name="T1165">[3] +<text:s/></text:span><text:span text:style-name="T1166">"','"</text:span><text:span text:style-name="T1167"><text:s/>+<text:s/></text:span><text:span text:style-name="T1168">lines</text:span><text:span text:style-name="T1169">[4] +<text:s/></text:span><text:span text:style-name="T1170">"',"</text:span><text:span text:style-name="T1171"><text:s/>+ Integer.</text:span><text:span text:style-name="T1172">parseInt</text:span><text:span text:style-name="T1173">(</text:span><text:span text:style-name="T1174">lines</text:span><text:span text:style-name="T1175">[1]) +<text:s/></text:span><text:span text:style-name="T1176">",0)"</text:span><text:span text:style-name="T1177">);</text:span></text:p>
      <text:p text:style-name="P35"><text:span text:style-name="T1177"><text:tab/><text:tab/><text:tab/>System.</text:span><text:span text:style-name="T1178">out</text:span><text:span text:style-name="T1179">.println(</text:span><text:span text:style-name="T1180">"insert into zamowienie(id_zamowienia,rodzaj,stan,ilosc,klient_id_klient,produkty_id_produkty) values("</text:span></text:p>
      <text:p text:style-name="P35"><text:span text:style-name="T1181"><text:tab/><text:tab/><text:tab/><text:tab/><text:tab/>+<text:s/></text:span><text:span text:style-name="T1182">zamow</text:span><text:span text:style-name="T1183">.getIdZamowienia() +<text:s/></text:span><text:span text:style-name="T1184">",'SKLEP','false',"</text:span><text:span text:style-name="T1185"><text:s/>+ Integer.</text:span><text:span text:style-name="T1186">parseInt</text:span><text:span text:style-name="T1187">(</text:span><text:span text:style-name="T1188">lines</text:span><text:span text:style-name="T1189">[1]) +<text:s/></text:span><text:span text:style-name="T1190">", NULL ,"</text:span></text:p>
      <text:p text:style-name="P35"><text:span text:style-name="T1191"><text:tab/><text:tab/><text:tab/><text:tab/><text:tab/>+<text:s/></text:span><text:span text:style-name="T1192">produkt</text:span><text:span text:style-name="T1193">.getId() +<text:s/></text:span><text:span text:style-name="T1194">")"</text:span><text:span text:style-name="T1195">); </text:span></text:p>
      <text:p text:style-name="P35"><text:span text:style-name="T1195"><text:tab/><text:tab/><text:tab/>ResultSet<text:s/></text:span><text:span text:style-name="T1196">rs3</text:span><text:span text:style-name="T1197"><text:s/>=<text:s/></text:span><text:span text:style-name="T1198">st</text:span><text:span text:style-name="T1199">.executeQuery(</text:span><text:span text:style-name="T1200">"insert into produkty(\"id_produkty\",koszt,nazwa,dawka,typ,ilosc,MAGAZYN_ID_MAGAZYN) values("</text:span><text:span text:style-name="T1201"><text:s/>+<text:s/></text:span><text:span text:style-name="T1202">produkt</text:span><text:span text:style-name="T1203">.getId() +<text:s/></text:span><text:span text:style-name="T1204">","</text:span><text:span text:style-name="T1205"><text:s/>+ Double.</text:span><text:span text:style-name="T1206">parseDouble</text:span><text:span text:style-name="T1207">(</text:span><text:span text:style-name="T1208">lines</text:span><text:span text:style-name="T1209">[2]) +<text:s/></text:span><text:span text:style-name="T1210">",'"</text:span><text:span text:style-name="T1211"><text:s/>+<text:s/></text:span><text:span text:style-name="T1212">lines</text:span><text:span text:style-name="T1213">[0]+<text:s/></text:span><text:span text:style-name="T1214">"','"</text:span><text:span text:style-name="T1215"><text:s/>+<text:s/></text:span><text:span text:style-name="T1216">lines</text:span><text:span text:style-name="T1217">[3] +<text:s/></text:span><text:span text:style-name="T1218">"','"</text:span><text:span text:style-name="T1219"><text:s/>+<text:s/></text:span><text:span text:style-name="T1220">lines</text:span><text:span text:style-name="T1221">[4] +<text:s/></text:span><text:span text:style-name="T1222">"',"</text:span><text:span text:style-name="T1223"><text:s/>+ Integer.</text:span><text:span text:style-name="T1224">parseInt</text:span><text:span text:style-name="T1225">(</text:span><text:span text:style-name="T1226">lines</text:span><text:span text:style-name="T1227">[1]) +<text:s/></text:span><text:span text:style-name="T1228">",0)"</text:span><text:span text:style-name="T1229">); </text:span></text:p>
      <text:p text:style-name="P35"><text:span text:style-name="T1229"><text:tab/><text:tab/><text:tab/></text:span><text:span text:style-name="T1230">rs3</text:span><text:span text:style-name="T1231"><text:s/>=<text:s/></text:span><text:span text:style-name="T1232">st</text:span><text:span text:style-name="T1233">.executeQuery(</text:span><text:span text:style-name="T1234">"insert into zamowienie(id_zamowienia,rodzaj,stan,ilosc,klient_id_klient,produkty_id_produkty) values("</text:span></text:p>
      <text:p text:style-name="P35"><text:span text:style-name="T1235"><text:tab/><text:tab/><text:tab/><text:tab/><text:tab/>+<text:s/></text:span><text:span text:style-name="T1236">zamow</text:span><text:span text:style-name="T1237">.getIdZamowienia() +<text:s/></text:span><text:span text:style-name="T1238">",'SKLEP','false',"</text:span><text:span text:style-name="T1239"><text:s/>+ Integer.</text:span><text:span text:style-name="T1240">parseInt</text:span><text:span text:style-name="T1241">(</text:span><text:span text:style-name="T1242">lines</text:span><text:span text:style-name="T1243">[1]) +<text:s/></text:span><text:span text:style-name="T1244">", NULL ,"</text:span></text:p>
      <text:p text:style-name="P35"><text:span text:style-name="T1245"><text:tab/><text:tab/><text:tab/><text:tab/><text:tab/>+<text:s/></text:span><text:span text:style-name="T1246">produkt</text:span><text:span text:style-name="T1247">.getId() +<text:s/></text:span><text:span text:style-name="T1248">")"</text:span><text:span text:style-name="T1249">);</text:span></text:p>
      <text:p text:style-name="P35"><text:span text:style-name="T1249"><text:tab/><text:tab/>}</text:span><text:span text:style-name="T1250">else</text:span><text:span text:style-name="T1251"><text:s/></text:span><text:span text:style-name="T1252">if</text:span><text:span text:style-name="T1253">(</text:span><text:span text:style-name="T1254">mag</text:span><text:span text:style-name="T1255">.getWolneMiejsca() &lt; Integer.</text:span><text:span text:style-name="T1256">parseInt</text:span><text:span text:style-name="T1257">(</text:span><text:span text:style-name="T1258">lines</text:span><text:span text:style-name="T1259">[1])){</text:span></text:p>
      <text:p text:style-name="P35"><text:span text:style-name="T1259"><text:tab/><text:tab/><text:tab/></text:span><text:span text:style-name="T1260">str</text:span><text:span text:style-name="T1261"><text:s/>=<text:s/></text:span><text:span text:style-name="T1262">"Nie mamy wystarczajacej ilosci miejsc w magazynie"</text:span><text:span text:style-name="T1263">;</text:span></text:p>
      <text:p text:style-name="P35"><text:span text:style-name="T1263"><text:tab/><text:tab/>}</text:span></text:p>
      <text:p text:style-name="P35"><text:span text:style-name="T1264"/></text:p>
      <text:p text:style-name="P35"><text:span text:style-name="T1265"><text:tab/><text:tab/>ConnectToDB.</text:span><text:span text:style-name="T1266">rozlacz</text:span><text:span text:style-name="T1267">();</text:span></text:p>
      <text:p text:style-name="P35"><text:span text:style-name="T1267"><text:tab/><text:tab/></text:span><text:span text:style-name="T1268">return</text:span><text:span text:style-name="T1269"><text:s/></text:span><text:span text:style-name="T1270">str</text:span><text:span text:style-name="T1271">;</text:span></text:p>
      <text:p text:style-name="P35"><text:span text:style-name="T1271"><text:tab/>}</text:span></text:p>
      <text:p text:style-name="P36"><text:span text:style-name="T1272">Zlozenie zamowienia przez Kierownika.</text:span></text:p>
      <text:p text:style-name="P37"><text:span text:style-name="T1273"/></text:p>
      <text:p text:style-name="P37"><text:span text:style-name="T1273"/></text:p>
      <text:p text:style-name="P37"><text:span text:style-name="T1274">public</text:span><text:span text:style-name="T1275"><text:s/></text:span><text:span text:style-name="T1276">void</text:span><text:span text:style-name="T1277"><text:s/>podsumowanie()<text:s/></text:span><text:span text:style-name="T1278">throws</text:span><text:span text:style-name="T1279"><text:s/>Exception {</text:span></text:p>
      <text:p text:style-name="P37"><text:span text:style-name="T1279"><text:tab/><text:tab/>ConnectToDB.</text:span><text:span text:style-name="T1280">polacz</text:span><text:span text:style-name="T1281">();</text:span></text:p>
      <text:p text:style-name="P37"><text:span text:style-name="T1281"><text:tab/><text:tab/>Kasa<text:s/></text:span><text:span text:style-name="T1282">kasa</text:span><text:span text:style-name="T1283"><text:s/>=<text:s/></text:span><text:span text:style-name="T1284">new</text:span><text:span text:style-name="T1285"><text:s/>Kasa();</text:span></text:p>
      <text:p text:style-name="P37"><text:span text:style-name="T1286"/></text:p>
      <text:p text:style-name="P37"><text:span text:style-name="T1287"><text:tab/><text:tab/>Statement<text:s/></text:span><text:span text:style-name="T1288">st</text:span><text:span text:style-name="T1289"><text:s/>= ConnectToDB.</text:span><text:span text:style-name="T1290">con</text:span><text:span text:style-name="T1291">.createStatement();</text:span></text:p>
      <text:p text:style-name="P37"><text:span text:style-name="T1292"/></text:p>
      <text:p text:style-name="P37"><text:span text:style-name="T1293"><text:tab/><text:tab/></text:span><text:span text:style-name="T1294">if</text:span><text:span text:style-name="T1295"><text:s/>(</text:span><text:span text:style-name="T1296">kasa</text:span><text:span text:style-name="T1297">.getStanKasy()) {</text:span></text:p>
      <text:p text:style-name="P37"><text:span text:style-name="T1297"><text:tab/><text:tab/><text:tab/>ResultSet<text:s/></text:span><text:span text:style-name="T1298">rs</text:span><text:span text:style-name="T1299"><text:s/>=<text:s/></text:span><text:span text:style-name="T1300">st</text:span><text:span text:style-name="T1301">.executeQuery(</text:span><text:span text:style-name="T1302">"insert into dzien"</text:span><text:span text:style-name="T1303">);</text:span></text:p>
      <text:p text:style-name="P37"><text:span text:style-name="T1303"><text:tab/><text:tab/><text:tab/></text:span><text:span text:style-name="T1304">kasa</text:span><text:span text:style-name="T1305">.getPieniadze();</text:span></text:p>
      <text:p text:style-name="P37"><text:span text:style-name="T1305"><text:tab/><text:tab/><text:tab/></text:span><text:span text:style-name="T1306">kasa</text:span><text:span text:style-name="T1307">.setPieniadze(0.0f);</text:span></text:p>
      <text:p text:style-name="P37"><text:span text:style-name="T1307"><text:tab/><text:tab/>}</text:span></text:p>
      <text:p text:style-name="P37"><text:span text:style-name="T1308"/></text:p>
      <text:p text:style-name="P37"><text:span text:style-name="T1309"><text:tab/><text:tab/>ConnectToDB.</text:span><text:span text:style-name="T1310">rozlacz</text:span><text:span text:style-name="T1311">();</text:span></text:p>
      <text:p text:style-name="P37"><text:span text:style-name="T1311"><text:tab/>}</text:span></text:p>
      <text:p text:style-name="P38"><text:span text:style-name="T1312">Funkcja s</text:span><text:span text:style-name="T1313">łuży do podsumowania dnia.</text:span></text:p>
      <text:p text:style-name="P39"><text:span text:style-name="T1314"/></text:p>
      <text:p text:style-name="P39"><text:span text:style-name="T1315">public</text:span><text:span text:style-name="T1316"><text:s/>String wyswietlZamowienia() {</text:span></text:p>
      <text:p text:style-name="P39"><text:span text:style-name="T1316"><text:tab/><text:tab/>String<text:s/></text:span><text:span text:style-name="T1317">zamowienia</text:span><text:span text:style-name="T1318"><text:s/>=<text:s/></text:span><text:span text:style-name="T1319">""</text:span><text:span text:style-name="T1320">;</text:span></text:p>
      <text:p text:style-name="P39"><text:span text:style-name="T1320"><text:tab/><text:tab/>Zamowienie<text:s/></text:span><text:span text:style-name="T1321">zam</text:span><text:span text:style-name="T1322"><text:s/>=<text:s/></text:span><text:span text:style-name="T1323">new</text:span><text:span text:style-name="T1324"><text:s/>Zamowienie();</text:span></text:p>
      <text:p text:style-name="P39"><text:span text:style-name="T1324"><text:tab/><text:tab/>Produkty<text:s/></text:span><text:span text:style-name="T1325">pro</text:span><text:span text:style-name="T1326"><text:s/>=<text:s/></text:span><text:span text:style-name="T1327">new</text:span><text:span text:style-name="T1328"><text:s/>Produkty();</text:span></text:p>
      <text:p text:style-name="P39"><text:span text:style-name="T1328"><text:tab/><text:tab/></text:span><text:span text:style-name="T1329">try</text:span><text:span text:style-name="T1330"><text:s/>{</text:span></text:p>
      <text:p text:style-name="P39"><text:span text:style-name="T1330"><text:tab/><text:tab/><text:tab/>ConnectToDB.</text:span><text:span text:style-name="T1331">polacz</text:span><text:span text:style-name="T1332">();</text:span></text:p>
      <text:p text:style-name="P39"><text:span text:style-name="T1332"><text:tab/><text:tab/><text:tab/>Statement<text:s/></text:span><text:span text:style-name="T1333">st</text:span><text:span text:style-name="T1334"><text:s/>= ConnectToDB.</text:span><text:span text:style-name="T1335">con</text:span><text:span text:style-name="T1336">.createStatement();</text:span></text:p>
      <text:p text:style-name="P39"><text:span text:style-name="T1336"><text:tab/><text:tab/><text:tab/>setCurrentKlientId();</text:span></text:p>
      <text:p text:style-name="P39"><text:span text:style-name="T1336"><text:tab/><text:tab/><text:tab/>System.</text:span><text:span text:style-name="T1337">out</text:span><text:span text:style-name="T1338">.println(</text:span></text:p>
      <text:p text:style-name="P39"><text:span text:style-name="T1338"><text:tab/><text:tab/><text:tab/><text:tab/><text:tab/></text:span><text:span text:style-name="T1339">"Select z.id_zamowienia, z.stan, z.ilosc, z.produkty_id_produkty, p.nazwa from zamowienie z, produkty p where z.produkty_id_produkty = \"id_produkty\" and klient_id_klient = "</text:span></text:p>
      <text:p text:style-name="P39"><text:span text:style-name="T1340"><text:tab/><text:tab/><text:tab/><text:tab/><text:tab/><text:tab/><text:tab/>+ getId_klient());</text:span></text:p>
      <text:p text:style-name="P39"><text:span text:style-name="T1340"><text:tab/><text:tab/><text:tab/>ResultSet<text:s/></text:span><text:span text:style-name="T1341">rs</text:span><text:span text:style-name="T1342"><text:s/>=<text:s/></text:span><text:span text:style-name="T1343">st</text:span><text:span text:style-name="T1344">.executeQuery(</text:span></text:p>
      <text:p text:style-name="P39"><text:span text:style-name="T1344"><text:tab/><text:tab/><text:tab/><text:tab/><text:tab/></text:span><text:span text:style-name="T1345">"Select z.id_zamowienia, z.stan, z.ilosc, z.produkty_id_produkty, p.nazwa from zamowienie z, produkty p where z.produkty_id_produkty = \"id_produkty\" and klient_id_klient = "</text:span></text:p>
      <text:p text:style-name="P39"><text:span text:style-name="T1346"><text:tab/><text:tab/><text:tab/><text:tab/><text:tab/><text:tab/><text:tab/>+ getId_klient());</text:span></text:p>
      <text:p text:style-name="P39"><text:span text:style-name="T1346"><text:tab/><text:tab/><text:tab/></text:span><text:span text:style-name="T1347">while</text:span><text:span text:style-name="T1348"><text:s/>(</text:span><text:span text:style-name="T1349">rs</text:span><text:span text:style-name="T1350">.next()) {</text:span></text:p>
      <text:p text:style-name="P39"><text:span text:style-name="T1350"><text:tab/><text:tab/><text:tab/><text:tab/></text:span><text:span text:style-name="T1351">zam</text:span><text:span text:style-name="T1352">.setId(</text:span><text:span text:style-name="T1353">rs</text:span><text:span text:style-name="T1354">.getInt(1));</text:span></text:p>
      <text:p text:style-name="P39"><text:span text:style-name="T1354"><text:tab/><text:tab/><text:tab/><text:tab/></text:span><text:span text:style-name="T1355">zam</text:span><text:span text:style-name="T1356">.setStan(</text:span><text:span text:style-name="T1357">rs</text:span><text:span text:style-name="T1358">.getString(2));</text:span></text:p>
      <text:p text:style-name="P39"><text:span text:style-name="T1358"><text:tab/><text:tab/><text:tab/><text:tab/></text:span><text:span text:style-name="T1359">zam</text:span><text:span text:style-name="T1360">.setIlosc(</text:span><text:span text:style-name="T1361">rs</text:span><text:span text:style-name="T1362">.getInt(3));</text:span></text:p>
      <text:p text:style-name="P39"><text:span text:style-name="T1362"><text:tab/><text:tab/><text:tab/><text:tab/></text:span><text:span text:style-name="T1363">zam</text:span><text:span text:style-name="T1364">.setIdProdukt(</text:span><text:span text:style-name="T1365">rs</text:span><text:span text:style-name="T1366">.getInt(4));</text:span></text:p>
      <text:p text:style-name="P39"><text:span text:style-name="T1366"><text:tab/><text:tab/><text:tab/><text:tab/></text:span><text:span text:style-name="T1367">pro</text:span><text:span text:style-name="T1368">.setNazwa(</text:span><text:span text:style-name="T1369">rs</text:span><text:span text:style-name="T1370">.getString(5));</text:span></text:p>
      <text:p text:style-name="P39"><text:span text:style-name="T1370"><text:tab/><text:tab/><text:tab/><text:tab/></text:span><text:span text:style-name="T1371">if</text:span><text:span text:style-name="T1372"><text:s/>(</text:span><text:span text:style-name="T1373">zam</text:span><text:span text:style-name="T1374">.getStan().equals(</text:span><text:span text:style-name="T1375">"true"</text:span><text:span text:style-name="T1376">)) {</text:span></text:p>
      <text:p text:style-name="P39"><text:span text:style-name="T1376"><text:tab/><text:tab/><text:tab/><text:tab/><text:tab/></text:span><text:span text:style-name="T1377">zamowienia</text:span><text:span text:style-name="T1378"><text:s/>+=<text:s/></text:span><text:span text:style-name="T1379">"Zamowiles lek - "</text:span><text:span text:style-name="T1380"><text:s/>+<text:s/></text:span><text:span text:style-name="T1381">pro</text:span><text:span text:style-name="T1382">.getNazwa() +<text:s/></text:span><text:span text:style-name="T1383">" w ilosci: "</text:span><text:span text:style-name="T1384"><text:s/>+<text:s/></text:span><text:span text:style-name="T1385">zam</text:span><text:span text:style-name="T1386">.getIlosc()</text:span></text:p>
      <text:p text:style-name="P39"><text:span text:style-name="T1386"><text:tab/><text:tab/><text:tab/><text:tab/><text:tab/><text:tab/><text:tab/>+<text:s/></text:span><text:span text:style-name="T1387">". Zamowienie zostalo zrealizowane\n"</text:span><text:span text:style-name="T1388">;</text:span></text:p>
      <text:p text:style-name="P39"><text:span text:style-name="T1388"><text:tab/><text:tab/><text:tab/><text:tab/>}<text:s/></text:span><text:span text:style-name="T1389">else</text:span><text:span text:style-name="T1390"><text:s/>{</text:span></text:p>
      <text:p text:style-name="P39"><text:span text:style-name="T1390"><text:tab/><text:tab/><text:tab/><text:tab/><text:tab/></text:span><text:span text:style-name="T1391">zamowienia</text:span><text:span text:style-name="T1392"><text:s/>+=<text:s/></text:span><text:span text:style-name="T1393">"Zamowiles lek - "</text:span><text:span text:style-name="T1394"><text:s/>+<text:s/></text:span><text:span text:style-name="T1395">pro</text:span><text:span text:style-name="T1396">.getNazwa() +<text:s/></text:span><text:span text:style-name="T1397">" w ilosci: "</text:span><text:span text:style-name="T1398"><text:s/>+<text:s/></text:span><text:span text:style-name="T1399">zam</text:span><text:span text:style-name="T1400">.getIlosc()</text:span></text:p>
      <text:p text:style-name="P39"><text:span text:style-name="T1400"><text:tab/><text:tab/><text:tab/><text:tab/><text:tab/><text:tab/><text:tab/>+<text:s/></text:span><text:span text:style-name="T1401">". Zamowienie nie zostalo jeszcze zrealizowane, ID twojego zamowienia to: "</text:span><text:span text:style-name="T1402"><text:s/>+<text:s/></text:span><text:span text:style-name="T1403">zam</text:span><text:span text:style-name="T1404">.getIdZamowienia() +<text:s/></text:span><text:span text:style-name="T1405">"\n"</text:span><text:span text:style-name="T1406">;</text:span></text:p>
      <text:p text:style-name="P39"><text:span text:style-name="T1406"><text:tab/><text:tab/><text:tab/><text:tab/>}</text:span></text:p>
      <text:p text:style-name="P39"><text:span text:style-name="T1406"><text:tab/><text:tab/><text:tab/>}</text:span></text:p>
      <text:p text:style-name="P39"><text:span text:style-name="T1406"><text:tab/><text:tab/><text:tab/>ConnectToDB.</text:span><text:span text:style-name="T1407">rozlacz</text:span><text:span text:style-name="T1408">();</text:span></text:p>
      <text:p text:style-name="P39"><text:span text:style-name="T1408"><text:tab/><text:tab/>}<text:s/></text:span><text:span text:style-name="T1409">catch</text:span><text:span text:style-name="T1410"><text:s/>(</text:span></text:p>
      <text:p text:style-name="P39"><text:span text:style-name="T1410"><text:tab/><text:tab/>Exception<text:s/></text:span><text:span text:style-name="T1411">e1</text:span><text:span text:style-name="T1412">) {</text:span></text:p>
      <text:p text:style-name="P39"><text:span text:style-name="T1412"><text:tab/><text:tab/><text:tab/>System.</text:span><text:span text:style-name="T1413">out</text:span><text:span text:style-name="T1414">.println(</text:span><text:span text:style-name="T1415">"Exception w sprawdzaniu zamowien."</text:span><text:span text:style-name="T1416">);</text:span></text:p>
      <text:p text:style-name="P39"><text:span text:style-name="T1416"><text:tab/><text:tab/><text:tab/></text:span><text:span text:style-name="T1417">e1</text:span><text:span text:style-name="T1418">.printStackTrace();</text:span></text:p>
      <text:p text:style-name="P39"><text:span text:style-name="T1418"><text:tab/><text:tab/>}</text:span></text:p>
      <text:p text:style-name="P39"><text:span text:style-name="T1418"><text:tab/><text:tab/></text:span><text:span text:style-name="T1419">return</text:span><text:span text:style-name="T1420"><text:s/></text:span><text:span text:style-name="T1421">zamowienia</text:span><text:span text:style-name="T1422">;</text:span></text:p>
      <text:p text:style-name="P39"><text:span text:style-name="T1422"><text:tab/>}</text:span></text:p>
      <text:p text:style-name="P40"><text:span text:style-name="T1423">Funkcja s</text:span><text:span text:style-name="T1424">łuży do wyświetlenia zam</text:span><text:span text:style-name="T1425">ówienia.</text:span></text:p>
      <text:p text:style-name="P41"><text:span text:style-name="T1426"/></text:p>
      <text:p text:style-name="P41"><text:span text:style-name="T1426"/></text:p>
      <text:p text:style-name="P41"><text:span text:style-name="T1427">public</text:span><text:span text:style-name="T1428"><text:s/></text:span><text:span text:style-name="T1429">void</text:span><text:span text:style-name="T1430"><text:s/>sprawdzIlosc()<text:s/></text:span><text:span text:style-name="T1431">throws</text:span><text:span text:style-name="T1432"><text:s/>Exception {</text:span></text:p>
      <text:p text:style-name="P41"><text:span text:style-name="T1432"><text:tab/><text:tab/>Statement<text:s/></text:span><text:span text:style-name="T1433">st</text:span><text:span text:style-name="T1434"><text:s/>= ConnectToDB.</text:span><text:span text:style-name="T1435">con</text:span><text:span text:style-name="T1436">.createStatement();</text:span></text:p>
      <text:p text:style-name="P41"><text:span text:style-name="T1436"><text:tab/><text:tab/>ResultSet<text:s/></text:span><text:span text:style-name="T1437">rs2</text:span><text:span text:style-name="T1438"><text:s/>=<text:s/></text:span><text:span text:style-name="T1439">st</text:span><text:span text:style-name="T1440">.executeQuery(</text:span><text:span text:style-name="T1441">"select ilosc_wolnych_miejsc from magazyn where \"id_magazyn\" = 0"</text:span><text:span text:style-name="T1442">);</text:span></text:p>
      <text:p text:style-name="P41"><text:span text:style-name="T1442"><text:tab/><text:tab/></text:span><text:span text:style-name="T1443">while</text:span><text:span text:style-name="T1444"><text:s/>(</text:span><text:span text:style-name="T1445">rs2</text:span><text:span text:style-name="T1446">.next()) {</text:span></text:p>
      <text:p text:style-name="P41"><text:span text:style-name="T1446"><text:tab/><text:tab/><text:tab/></text:span><text:span text:style-name="T1447">this</text:span><text:span text:style-name="T1448">.</text:span><text:span text:style-name="T1449">wolneMiejsca</text:span><text:span text:style-name="T1450"><text:s/>=<text:s/></text:span><text:span text:style-name="T1451">rs2</text:span><text:span text:style-name="T1452">.getInt(1);</text:span></text:p>
      <text:p text:style-name="P41"><text:span text:style-name="T1452"><text:tab/><text:tab/><text:tab/>System.</text:span><text:span text:style-name="T1453">out</text:span><text:span text:style-name="T1454">.println(</text:span><text:span text:style-name="T1455">wolneMiejsca</text:span><text:span text:style-name="T1456">);</text:span></text:p>
      <text:p text:style-name="P41"><text:span text:style-name="T1456"><text:tab/><text:tab/>}</text:span></text:p>
      <text:p text:style-name="P41"><text:span text:style-name="T1456"><text:tab/>}</text:span></text:p>
      <text:p text:style-name="P42"><text:span text:style-name="T1457">Funkcja sprawdza ilo</text:span><text:span text:style-name="T1458">ść wolnych miejsc w magazynie.</text:span></text:p>
      <text:p text:style-name="P43"><text:span text:style-name="T1459"/></text:p>
      <text:p text:style-name="P43"><text:span text:style-name="T1459"/></text:p>
      <text:p text:style-name="P43"><text:span text:style-name="T1460">public</text:span><text:span text:style-name="T1461"><text:s/></text:span><text:span text:style-name="T1462">void</text:span><text:span text:style-name="T1463"><text:s/>setCurrentId()<text:s/></text:span><text:span text:style-name="T1464">throws</text:span><text:span text:style-name="T1465"><text:s/>Exception {</text:span></text:p>
      <text:p text:style-name="P43"><text:span text:style-name="T1465"><text:tab/><text:tab/>Statement<text:s/></text:span><text:span text:style-name="T1466">st</text:span><text:span text:style-name="T1467"><text:s/>= ConnectToDB.</text:span><text:span text:style-name="T1468">con</text:span><text:span text:style-name="T1469">.createStatement();</text:span></text:p>
      <text:p text:style-name="P43"><text:span text:style-name="T1469"><text:tab/><text:tab/>ResultSet<text:s/></text:span><text:span text:style-name="T1470">rs2</text:span><text:span text:style-name="T1471"><text:s/>=<text:s/></text:span><text:span text:style-name="T1472">st</text:span><text:span text:style-name="T1473">.executeQuery(</text:span><text:span text:style-name="T1474">"select * from produkty"</text:span><text:span text:style-name="T1475">);</text:span></text:p>
      <text:p text:style-name="P43"><text:span text:style-name="T1475"><text:tab/><text:tab/></text:span><text:span text:style-name="T1476">while</text:span><text:span text:style-name="T1477"><text:s/>(</text:span><text:span text:style-name="T1478">rs2</text:span><text:span text:style-name="T1479">.next()) {</text:span></text:p>
      <text:p text:style-name="P43"><text:span text:style-name="T1479"><text:tab/><text:tab/><text:tab/></text:span><text:span text:style-name="T1480">this</text:span><text:span text:style-name="T1481">.</text:span><text:span text:style-name="T1482">id</text:span><text:span text:style-name="T1483">++;</text:span></text:p>
      <text:p text:style-name="P43"><text:span text:style-name="T1483"><text:tab/><text:tab/>}</text:span></text:p>
      <text:p text:style-name="P43"><text:span text:style-name="T1483"><text:tab/>}</text:span></text:p>
      <text:p text:style-name="P44"><text:span text:style-name="T1484">Ustawia kolejne id produktu.</text:span></text:p>
      <text:p text:style-name="P45"><text:span text:style-name="T1485"/></text:p>
      <text:p text:style-name="P45"><text:span text:style-name="T1486">public</text:span><text:span text:style-name="T1487"><text:s/></text:span><text:span text:style-name="T1488">void</text:span><text:span text:style-name="T1489"><text:s/>dodajUzytkownikaDB()<text:s/></text:span><text:span text:style-name="T1490">throws</text:span><text:span text:style-name="T1491"><text:s/>Exception {</text:span></text:p>
      <text:p text:style-name="P45"><text:span text:style-name="T1491"><text:tab/><text:tab/>ConnectToDB.</text:span><text:span text:style-name="T1492">polacz</text:span><text:span text:style-name="T1493">();</text:span></text:p>
      <text:p text:style-name="P45"><text:span text:style-name="T1493"><text:tab/><text:tab/>String<text:s/></text:span><text:span text:style-name="T1494">hasloDB</text:span><text:span text:style-name="T1495"><text:s/>=<text:s/></text:span><text:span text:style-name="T1496">new</text:span><text:span text:style-name="T1497"><text:s/>String(</text:span><text:span text:style-name="T1498">this</text:span><text:span text:style-name="T1499">.</text:span><text:span text:style-name="T1500">haslo</text:span><text:span text:style-name="T1501">);</text:span></text:p>
      <text:p text:style-name="P45"><text:span text:style-name="T1501"><text:tab/><text:tab/></text:span><text:span text:style-name="T1502">st</text:span><text:span text:style-name="T1503"><text:s/>= ConnectToDB.</text:span><text:span text:style-name="T1504">con</text:span><text:span text:style-name="T1505">.createStatement();</text:span></text:p>
      <text:p text:style-name="P45"><text:span text:style-name="T1505"><text:tab/><text:tab/></text:span><text:span text:style-name="T1506">rs</text:span><text:span text:style-name="T1507"><text:s/>=<text:s/></text:span><text:span text:style-name="T1508">st</text:span><text:span text:style-name="T1509">.executeQuery(</text:span><text:span text:style-name="T1510">"Insert into uzytkownik(id_uzytkownik,nazwau,haslo,imie,wiek,nazwisko,typ) values("</text:span><text:span text:style-name="T1511"><text:s/>+<text:s/></text:span><text:span text:style-name="T1512">this</text:span><text:span text:style-name="T1513">.</text:span><text:span text:style-name="T1514">id</text:span></text:p>
      <text:p text:style-name="P45"><text:span text:style-name="T1515"><text:tab/><text:tab/><text:tab/><text:tab/>+<text:s/></text:span><text:span text:style-name="T1516">","</text:span><text:span text:style-name="T1517"><text:s/>+<text:s/></text:span><text:span text:style-name="T1518">this</text:span><text:span text:style-name="T1519">.</text:span><text:span text:style-name="T1520">nazwaU</text:span><text:span text:style-name="T1521"><text:s/>+<text:s/></text:span><text:span text:style-name="T1522">","</text:span><text:span text:style-name="T1523"><text:s/>+<text:s/></text:span><text:span text:style-name="T1524">hasloDB</text:span><text:span text:style-name="T1525"><text:s/>+<text:s/></text:span><text:span text:style-name="T1526">","</text:span><text:span text:style-name="T1527">+<text:s/></text:span><text:span text:style-name="T1528">this</text:span><text:span text:style-name="T1529">.</text:span><text:span text:style-name="T1530">imie</text:span><text:span text:style-name="T1531"><text:s/>+<text:s/></text:span><text:span text:style-name="T1532">","</text:span><text:span text:style-name="T1533"><text:s text:c="2"/>+<text:s/></text:span><text:span text:style-name="T1534">this</text:span><text:span text:style-name="T1535">.</text:span><text:span text:style-name="T1536">wiek</text:span><text:span text:style-name="T1537"><text:s/>+<text:s/></text:span><text:span text:style-name="T1538">","</text:span><text:span text:style-name="T1539"><text:s/>+<text:s/></text:span><text:span text:style-name="T1540">this</text:span><text:span text:style-name="T1541">.</text:span><text:span text:style-name="T1542">nazwisko</text:span><text:span text:style-name="T1543"><text:s/>+<text:s/></text:span><text:span text:style-name="T1544">",NULL)"</text:span><text:span text:style-name="T1545">);</text:span></text:p>
      <text:p text:style-name="P45"><text:span text:style-name="T1545"><text:tab/><text:tab/>ConnectToDB.</text:span><text:span text:style-name="T1546">rozlacz</text:span><text:span text:style-name="T1547">();</text:span></text:p>
      <text:p text:style-name="P45"><text:span text:style-name="T1547"><text:tab/>}</text:span></text:p>
      <text:p text:style-name="P46"><text:span text:style-name="T1548">Funkcja ta dodaje u</text:span><text:span text:style-name="T1549">żytkownika do bazy danych.</text:span></text:p>
      <text:p text:style-name="P47"><text:span text:style-name="T1550"/></text:p>
      <text:p text:style-name="P47"><text:span text:style-name="T1550"/></text:p>
      <text:p text:style-name="P47"><text:span text:style-name="T1551">public</text:span><text:span text:style-name="T1552"><text:s/></text:span><text:span text:style-name="T1553">void</text:span><text:span text:style-name="T1554"><text:s/>setIdFromDB()<text:s/></text:span><text:span text:style-name="T1555">throws</text:span><text:span text:style-name="T1556"><text:s/>Exception {</text:span></text:p>
      <text:p text:style-name="P47"><text:span text:style-name="T1556"><text:tab/><text:tab/></text:span><text:span text:style-name="T1557">st</text:span><text:span text:style-name="T1558"><text:s/>= ConnectToDB.</text:span><text:span text:style-name="T1559">con</text:span><text:span text:style-name="T1560">.createStatement();</text:span></text:p>
      <text:p text:style-name="P47"><text:span text:style-name="T1560"><text:tab/><text:tab/>ResultSet<text:s/></text:span><text:span text:style-name="T1561">rs2</text:span><text:span text:style-name="T1562"><text:s/>=<text:s/></text:span><text:span text:style-name="T1563">st</text:span><text:span text:style-name="T1564">.executeQuery(</text:span><text:span text:style-name="T1565">"Select id_uzytkownik from uzytkownik"</text:span><text:span text:style-name="T1566">);</text:span></text:p>
      <text:p text:style-name="P47"><text:span text:style-name="T1566"><text:tab/><text:tab/></text:span><text:span text:style-name="T1567">while</text:span><text:span text:style-name="T1568"><text:s/>(</text:span><text:span text:style-name="T1569">rs2</text:span><text:span text:style-name="T1570">.next()) {</text:span></text:p>
      <text:p text:style-name="P47"><text:span text:style-name="T1570"><text:tab/><text:tab/><text:tab/></text:span><text:span text:style-name="T1571">this</text:span><text:span text:style-name="T1572">.</text:span><text:span text:style-name="T1573">id</text:span><text:span text:style-name="T1574">++;</text:span></text:p>
      <text:p text:style-name="P47"><text:span text:style-name="T1574"><text:tab/><text:tab/>}</text:span></text:p>
      <text:p text:style-name="P47"><text:span text:style-name="T1574"><text:tab/>}</text:span></text:p>
      <text:p text:style-name="P48"><text:span text:style-name="T1575">Ustawia kolejne id dla uzytkownika.</text:span></text:p>
      <text:p text:style-name="P49"><text:span text:style-name="T1576"/></text:p>
      <text:p text:style-name="P49"><text:span text:style-name="T1577">public</text:span><text:span text:style-name="T1578"><text:s/></text:span><text:span text:style-name="T1579">void</text:span><text:span text:style-name="T1580"><text:s/>setCurrentId()<text:s/></text:span><text:span text:style-name="T1581">throws</text:span><text:span text:style-name="T1582"><text:s/>Exception {</text:span></text:p>
      <text:p text:style-name="P49"><text:span text:style-name="T1582"><text:tab/><text:tab/></text:span></text:p>
      <text:p text:style-name="P49"><text:span text:style-name="T1582"><text:tab/><text:tab/>Statement<text:s/></text:span><text:span text:style-name="T1583">st</text:span><text:span text:style-name="T1584"><text:s/>= ConnectToDB.</text:span><text:span text:style-name="T1585">con</text:span><text:span text:style-name="T1586">.createStatement();</text:span></text:p>
      <text:p text:style-name="P49"><text:span text:style-name="T1586"><text:tab/><text:tab/>ResultSet<text:s/></text:span><text:span text:style-name="T1587">rs2</text:span><text:span text:style-name="T1588"><text:s/>=<text:s/></text:span><text:span text:style-name="T1589">st</text:span><text:span text:style-name="T1590">.executeQuery(</text:span><text:span text:style-name="T1591">"select * from zamowienie"</text:span><text:span text:style-name="T1592">);</text:span></text:p>
      <text:p text:style-name="P49"><text:span text:style-name="T1592"><text:tab/><text:tab/></text:span><text:span text:style-name="T1593">while</text:span><text:span text:style-name="T1594"><text:s/>(</text:span><text:span text:style-name="T1595">rs2</text:span><text:span text:style-name="T1596">.next()) {</text:span></text:p>
      <text:p text:style-name="P49"><text:span text:style-name="T1596"><text:tab/><text:tab/><text:tab/></text:span><text:span text:style-name="T1597">this</text:span><text:span text:style-name="T1598">.</text:span><text:span text:style-name="T1599">idZamowienia</text:span><text:span text:style-name="T1600">++;</text:span></text:p>
      <text:p text:style-name="P49"><text:span text:style-name="T1600"><text:tab/><text:tab/>}</text:span></text:p>
      <text:p text:style-name="P49"><text:span text:style-name="T1600"><text:tab/>}</text:span></text:p>
      <text:p text:style-name="P50"><text:span text:style-name="T1601">Usatwia nastepne id dla zamowienia.</text:span></text:p>
      <text:p text:style-name="P51"><text:span text:style-name="T1602"/></text:p>
      <text:p text:style-name="P51"><text:span text:style-name="T1603">public</text:span><text:span text:style-name="T1604"><text:s/></text:span><text:span text:style-name="T1605">void</text:span><text:span text:style-name="T1606"><text:s/>actionPerformed(ActionEvent<text:s/></text:span><text:span text:style-name="T1607">e</text:span><text:span text:style-name="T1608">) {</text:span></text:p>
      <text:p text:style-name="P51"><text:span text:style-name="T1608"><text:tab/><text:tab/><text:tab/></text:span><text:span text:style-name="T1609">try</text:span><text:span text:style-name="T1610"><text:s/>{</text:span></text:p>
      <text:p text:style-name="P51"><text:span text:style-name="T1610"><text:tab/><text:tab/><text:tab/><text:tab/></text:span><text:span text:style-name="T1611">textArea</text:span><text:span text:style-name="T1612">.setText(</text:span><text:span text:style-name="T1613">far</text:span><text:span text:style-name="T1614">.oczekujaceZamowienia());</text:span></text:p>
      <text:p text:style-name="P51"><text:span text:style-name="T1614"><text:tab/><text:tab/><text:tab/>}<text:s/></text:span><text:span text:style-name="T1615">catch</text:span><text:span text:style-name="T1616"><text:s/>(Exception<text:s/></text:span><text:span text:style-name="T1617">e1</text:span><text:span text:style-name="T1618">) {</text:span></text:p>
      <text:p text:style-name="P51"><text:span text:style-name="T1618"><text:tab/><text:tab/><text:tab/><text:tab/>System.</text:span><text:span text:style-name="T1619">out</text:span><text:span text:style-name="T1620">.println(</text:span><text:span text:style-name="T1621">"Exception w wypisywaniu zamowien"</text:span><text:span text:style-name="T1622">);</text:span></text:p>
      <text:p text:style-name="P51"><text:span text:style-name="T1622"><text:tab/><text:tab/><text:tab/><text:tab/></text:span><text:span text:style-name="T1623">e1</text:span><text:span text:style-name="T1624">.printStackTrace();</text:span></text:p>
      <text:p text:style-name="P51"><text:span text:style-name="T1624"><text:tab/><text:tab/><text:tab/>}</text:span></text:p>
      <text:p text:style-name="P51"><text:span text:style-name="T1624"><text:tab/><text:tab/>}</text:span></text:p>
      <text:p text:style-name="P52"><text:span text:style-name="T1625">Wypisuje wszystkie oczekujace zamowienia.</text:span></text:p>
      <text:p text:style-name="P53"><text:span text:style-name="T1626"/></text:p>
      <text:p text:style-name="P53"><text:span text:style-name="T1626"/></text:p>
      <text:p text:style-name="P53"><text:span text:style-name="T1627">public</text:span><text:span text:style-name="T1628"><text:s/></text:span><text:span text:style-name="T1629">void</text:span><text:span text:style-name="T1630"><text:s/>actionPerformed(ActionEvent<text:s/></text:span><text:span text:style-name="T1631">e</text:span><text:span text:style-name="T1632">) {</text:span></text:p>
      <text:p text:style-name="P53"><text:span text:style-name="T1632"><text:tab/><text:tab/><text:tab/></text:span><text:span text:style-name="T1633">try</text:span><text:span text:style-name="T1634"><text:s/>{</text:span></text:p>
      <text:p text:style-name="P53"><text:span text:style-name="T1634"><text:tab/><text:tab/><text:tab/><text:tab/></text:span><text:span text:style-name="T1635">textArea</text:span><text:span text:style-name="T1636">.setText(</text:span><text:span text:style-name="T1637">far</text:span><text:span text:style-name="T1638">.kasaOZ());</text:span></text:p>
      <text:p text:style-name="P53"><text:span text:style-name="T1638"><text:tab/><text:tab/><text:tab/>}<text:s/></text:span><text:span text:style-name="T1639">catch</text:span><text:span text:style-name="T1640"><text:s/>(Exception<text:s/></text:span><text:span text:style-name="T1641">e1</text:span><text:span text:style-name="T1642">) {</text:span></text:p>
      <text:p text:style-name="P53"><text:span text:style-name="T1642"><text:tab/><text:tab/><text:tab/><text:tab/>System.</text:span><text:span text:style-name="T1643">out</text:span><text:span text:style-name="T1644">.println(</text:span><text:span text:style-name="T1645">"Exception w otwarciu / zamknieciu kasy"</text:span><text:span text:style-name="T1646">);</text:span></text:p>
      <text:p text:style-name="P53"><text:span text:style-name="T1646"><text:tab/><text:tab/><text:tab/><text:tab/></text:span><text:span text:style-name="T1647">e1</text:span><text:span text:style-name="T1648">.printStackTrace();</text:span></text:p>
      <text:p text:style-name="P53"><text:span text:style-name="T1648"><text:tab/><text:tab/><text:tab/>}</text:span></text:p>
      <text:p text:style-name="P53"><text:span text:style-name="T1648"><text:tab/><text:tab/>}</text:span></text:p>
      <text:p text:style-name="P53"><text:span text:style-name="T1649"/></text:p>
      <text:p text:style-name="P54"><text:span text:style-name="T1650">Zamykanie / Otwieranie kasy.</text:span></text:p>
      <text:p text:style-name="P55"><text:span text:style-name="T1651"/></text:p>
      <text:p text:style-name="P55"><text:span text:style-name="T1652">public</text:span><text:span text:style-name="T1653"><text:s/></text:span><text:span text:style-name="T1654">void</text:span><text:span text:style-name="T1655"><text:s/>actionPerformed(ActionEvent<text:s/></text:span><text:span text:style-name="T1656">e</text:span><text:span text:style-name="T1657">) {</text:span></text:p>
      <text:p text:style-name="P55"><text:span text:style-name="T1657"><text:tab/><text:tab/><text:tab/>String[]<text:s/></text:span><text:span text:style-name="T1658">lines</text:span><text:span text:style-name="T1659"><text:s/>=<text:s/></text:span><text:span text:style-name="T1660">txtrImie</text:span><text:span text:style-name="T1661">.getText().split(</text:span><text:span text:style-name="T1662">"\n"</text:span><text:span text:style-name="T1663">);</text:span></text:p>
      <text:p text:style-name="P55"><text:span text:style-name="T1663"><text:tab/><text:tab/><text:tab/></text:span><text:span text:style-name="T1664">farm</text:span><text:span text:style-name="T1665">.setImie(</text:span><text:span text:style-name="T1666">lines</text:span><text:span text:style-name="T1667">[0]);</text:span></text:p>
      <text:p text:style-name="P55"><text:span text:style-name="T1667"><text:tab/><text:tab/><text:tab/></text:span><text:span text:style-name="T1668">farm</text:span><text:span text:style-name="T1669">.setNazwisko(</text:span><text:span text:style-name="T1670">lines</text:span><text:span text:style-name="T1671">[1]);</text:span></text:p>
      <text:p text:style-name="P55"><text:span text:style-name="T1671"><text:tab/><text:tab/><text:tab/></text:span><text:span text:style-name="T1672">farm</text:span><text:span text:style-name="T1673">.setNazwaU(</text:span><text:span text:style-name="T1674">textField</text:span><text:span text:style-name="T1675">.getText());</text:span></text:p>
      <text:p text:style-name="P55"><text:span text:style-name="T1675"><text:tab/><text:tab/><text:tab/></text:span><text:span text:style-name="T1676">farm</text:span><text:span text:style-name="T1677">.setHaslo(</text:span><text:span text:style-name="T1678">passwordField</text:span><text:span text:style-name="T1679">.getPassword());</text:span></text:p>
      <text:p text:style-name="P55"><text:span text:style-name="T1679"><text:tab/><text:tab/><text:tab/></text:span><text:span text:style-name="T1680">farm</text:span><text:span text:style-name="T1681">.setWiek(Integer.</text:span><text:span text:style-name="T1682">parseInt</text:span><text:span text:style-name="T1683">(</text:span><text:span text:style-name="T1684">lines</text:span><text:span text:style-name="T1685">[3]));</text:span></text:p>
      <text:p text:style-name="P55"><text:span text:style-name="T1685"><text:tab/><text:tab/><text:tab/></text:span><text:span text:style-name="T1686">try</text:span><text:span text:style-name="T1687"><text:s/>{</text:span></text:p>
      <text:p text:style-name="P55"><text:span text:style-name="T1687"><text:tab/><text:tab/><text:tab/><text:tab/></text:span><text:span text:style-name="T1688">farm</text:span><text:span text:style-name="T1689">.setWynagrodzenie(Integer.</text:span><text:span text:style-name="T1690">parseInt</text:span><text:span text:style-name="T1691">(</text:span><text:span text:style-name="T1692">lines</text:span><text:span text:style-name="T1693">[4]));</text:span></text:p>
      <text:p text:style-name="P55"><text:span text:style-name="T1693"><text:tab/><text:tab/><text:s text:c="3"/>}</text:span><text:span text:style-name="T1694">catch</text:span><text:span text:style-name="T1695"><text:s/>(NumberFormatException<text:s/></text:span><text:span text:style-name="T1696">e1</text:span><text:span text:style-name="T1697">){</text:span></text:p>
      <text:p text:style-name="P55"><text:span text:style-name="T1697"><text:tab/><text:tab/><text:s text:c="7"/>System.</text:span><text:span text:style-name="T1698">out</text:span><text:span text:style-name="T1699">.println(</text:span><text:span text:style-name="T1700">"Not a number"</text:span><text:span text:style-name="T1701">); </text:span></text:p>
      <text:p text:style-name="P55"><text:span text:style-name="T1701"><text:tab/><text:tab/><text:s text:c="3"/>} </text:span></text:p>
      <text:p text:style-name="P55"><text:span text:style-name="T1701"><text:tab/><text:tab/><text:tab/></text:span><text:span text:style-name="T1702">farm</text:span><text:span text:style-name="T1703">.setKontoBankowe(</text:span><text:span text:style-name="T1704">lines</text:span><text:span text:style-name="T1705">[5]);</text:span></text:p>
      <text:p text:style-name="P55"><text:span text:style-name="T1705"><text:tab/><text:tab/><text:tab/></text:span><text:span text:style-name="T1706">farm</text:span><text:span text:style-name="T1707">.setTyp(Typ.</text:span><text:span text:style-name="T1708">FARMACEUTA</text:span><text:span text:style-name="T1709">);</text:span></text:p>
      <text:p text:style-name="P55"><text:span text:style-name="T1709"><text:tab/><text:tab/><text:tab/></text:span><text:span text:style-name="T1710">farm</text:span><text:span text:style-name="T1711">.setId_farmaceuta(0);</text:span></text:p>
      <text:p text:style-name="P55"><text:span text:style-name="T1711"><text:tab/><text:tab/><text:tab/></text:span><text:span text:style-name="T1712">farm</text:span><text:span text:style-name="T1713">.setId(0);</text:span></text:p>
      <text:p text:style-name="P55"><text:span text:style-name="T1713"><text:tab/><text:tab/><text:tab/></text:span><text:span text:style-name="T1714">try</text:span><text:span text:style-name="T1715"><text:s/>{</text:span></text:p>
      <text:p text:style-name="P55"><text:span text:style-name="T1715"><text:tab/><text:tab/><text:tab/><text:tab/></text:span><text:span text:style-name="T1716">farm</text:span><text:span text:style-name="T1717">.dodajUzytkownikaDB();</text:span></text:p>
      <text:p text:style-name="P55"><text:span text:style-name="T1717"><text:tab/><text:tab/><text:tab/>}<text:s/></text:span><text:span text:style-name="T1718">catch</text:span><text:span text:style-name="T1719"><text:s/>(Exception<text:s/></text:span><text:span text:style-name="T1720">e1</text:span><text:span text:style-name="T1721">) {</text:span></text:p>
      <text:p text:style-name="P55"><text:span text:style-name="T1721"><text:tab/><text:tab/><text:tab/><text:tab/>System.</text:span><text:span text:style-name="T1722">out</text:span><text:span text:style-name="T1723">.println(</text:span><text:span text:style-name="T1724">"Exception w dodawaniu farmaceuty do bazy danych"</text:span><text:span text:style-name="T1725">);</text:span></text:p>
      <text:p text:style-name="P55"><text:span text:style-name="T1725"><text:tab/><text:tab/><text:tab/><text:tab/></text:span><text:span text:style-name="T1726">e1</text:span><text:span text:style-name="T1727">.printStackTrace();</text:span></text:p>
      <text:p text:style-name="P55"><text:span text:style-name="T1727"><text:tab/><text:tab/><text:tab/>}</text:span></text:p>
      <text:p text:style-name="P55"><text:span text:style-name="T1727"><text:tab/><text:tab/>}</text:span></text:p>
      <text:p text:style-name="P56"><text:span text:style-name="T1728">Dodawanie farmaceuty do bazy danych.</text:span></text:p>
      <text:p text:style-name="P57"><text:span text:style-name="T1729"/></text:p>
      <text:p text:style-name="P57"><text:span text:style-name="T1730">public</text:span><text:span text:style-name="T1731"><text:s/></text:span><text:span text:style-name="T1732">void</text:span><text:span text:style-name="T1733"><text:s/>actionPerformed(ActionEvent<text:s/></text:span><text:span text:style-name="T1734">e</text:span><text:span text:style-name="T1735">) {</text:span></text:p>
      <text:p text:style-name="P57"><text:span text:style-name="T1735"><text:tab/><text:tab/><text:tab/>String[]<text:s/></text:span><text:span text:style-name="T1736">lines</text:span><text:span text:style-name="T1737"><text:s/>=<text:s/></text:span><text:span text:style-name="T1738">txtrImie</text:span><text:span text:style-name="T1739">.getText().split(</text:span><text:span text:style-name="T1740">" "</text:span><text:span text:style-name="T1741">);</text:span></text:p>
      <text:p text:style-name="P57"><text:span text:style-name="T1741"><text:tab/><text:tab/><text:tab/></text:span><text:span text:style-name="T1742">try</text:span><text:span text:style-name="T1743"><text:s/>{</text:span></text:p>
      <text:p text:style-name="P57"><text:span text:style-name="T1743"><text:tab/><text:tab/><text:tab/><text:tab/></text:span></text:p>
      <text:p text:style-name="P57"><text:span text:style-name="T1743"><text:tab/><text:tab/><text:tab/><text:tab/></text:span><text:span text:style-name="T1744">txtrImie</text:span><text:span text:style-name="T1745">.setText(</text:span><text:span text:style-name="T1746">kierownik</text:span><text:span text:style-name="T1747">.zlozZamowienie(</text:span><text:span text:style-name="T1748">lines</text:span><text:span text:style-name="T1749">));</text:span></text:p>
      <text:p text:style-name="P57"><text:span text:style-name="T1749"><text:tab/><text:tab/><text:tab/>}<text:s/></text:span><text:span text:style-name="T1750">catch</text:span><text:span text:style-name="T1751"><text:s/>(Exception<text:s/></text:span><text:span text:style-name="T1752">e1</text:span><text:span text:style-name="T1753">) {</text:span></text:p>
      <text:p text:style-name="P57"><text:span text:style-name="T1753"><text:tab/><text:tab/><text:tab/><text:tab/>System.</text:span><text:span text:style-name="T1754">out</text:span><text:span text:style-name="T1755">.println(</text:span><text:span text:style-name="T1756">"Exception w skladaniu zamowienia przez kierownika"</text:span><text:span text:style-name="T1757">);</text:span></text:p>
      <text:p text:style-name="P57"><text:span text:style-name="T1757"><text:tab/><text:tab/><text:tab/><text:tab/></text:span><text:span text:style-name="T1758">e1</text:span><text:span text:style-name="T1759">.printStackTrace();</text:span></text:p>
      <text:p text:style-name="P57"><text:span text:style-name="T1759"><text:tab/><text:tab/><text:tab/>}</text:span></text:p>
      <text:p text:style-name="P57"><text:span text:style-name="T1759"><text:tab/><text:tab/>}</text:span></text:p>
      <text:p text:style-name="P58"><text:span text:style-name="T1760">Skladanie zamowienia przez kierownika.</text:span></text:p>
      <text:p text:style-name="P59"><text:span text:style-name="T1761"/></text:p>
      <text:p text:style-name="P60"><text:span text:style-name="T1761"/></text:p>
      <text:p text:style-name="P61"><text:span text:style-name="T1761"/></text:p>
      <text:p text:style-name="P61"><text:span text:style-name="T1762">public</text:span><text:span text:style-name="T1763"><text:s/></text:span><text:span text:style-name="T1764">void</text:span><text:span text:style-name="T1765"><text:s/>actionPerformed(ActionEvent<text:s/></text:span><text:span text:style-name="T1766">e</text:span><text:span text:style-name="T1767">) {</text:span></text:p>
      <text:p text:style-name="P61"><text:span text:style-name="T1767"><text:tab/><text:tab/><text:tab/></text:span><text:span text:style-name="T1768">try</text:span><text:span text:style-name="T1769"><text:s/>{</text:span></text:p>
      <text:p text:style-name="P61"><text:span text:style-name="T1769"><text:tab/><text:tab/><text:tab/><text:tab/>String<text:s/></text:span><text:span text:style-name="T1770">nazwa</text:span><text:span text:style-name="T1771"><text:s/>=<text:s/></text:span><text:span text:style-name="T1772">txtTuWyswietliSi</text:span><text:span text:style-name="T1773">.getText();</text:span></text:p>
      <text:p text:style-name="P61"><text:span text:style-name="T1773"><text:tab/><text:tab/><text:tab/><text:tab/>ConnectToDB.</text:span><text:span text:style-name="T1774">polacz</text:span><text:span text:style-name="T1775">();</text:span></text:p>
      <text:p text:style-name="P61"><text:span text:style-name="T1775"><text:tab/><text:tab/><text:tab/><text:tab/>Statement<text:s/></text:span><text:span text:style-name="T1776">st</text:span><text:span text:style-name="T1777"><text:s/>= ConnectToDB.</text:span><text:span text:style-name="T1778">con</text:span><text:span text:style-name="T1779">.createStatement();</text:span></text:p>
      <text:p text:style-name="P61"><text:span text:style-name="T1779"><text:tab/><text:tab/><text:tab/><text:tab/>ResultSet<text:s/></text:span><text:span text:style-name="T1780">rs</text:span><text:span text:style-name="T1781"><text:s/>=<text:s/></text:span><text:span text:style-name="T1782">st</text:span><text:span text:style-name="T1783">.executeQuery(</text:span><text:span text:style-name="T1784">"Select \"id_produkty\", nazwa, ilosc from produkty"</text:span><text:span text:style-name="T1785">);</text:span></text:p>
      <text:p text:style-name="P61"><text:span text:style-name="T1785"><text:tab/><text:tab/><text:tab/><text:tab/></text:span><text:span text:style-name="T1786">while</text:span><text:span text:style-name="T1787"><text:s/>(</text:span><text:span text:style-name="T1788">rs</text:span><text:span text:style-name="T1789">.next()) {</text:span></text:p>
      <text:p text:style-name="P61"><text:span text:style-name="T1789"><text:tab/><text:tab/><text:tab/><text:tab/><text:tab/></text:span><text:span text:style-name="T1790">produkt</text:span><text:span text:style-name="T1791">.setId(</text:span><text:span text:style-name="T1792">rs</text:span><text:span text:style-name="T1793">.getInt(1));</text:span></text:p>
      <text:p text:style-name="P61"><text:span text:style-name="T1793"><text:tab/><text:tab/><text:tab/><text:tab/><text:tab/></text:span><text:span text:style-name="T1794">produkt</text:span><text:span text:style-name="T1795">.setNazwa(</text:span><text:span text:style-name="T1796">rs</text:span><text:span text:style-name="T1797">.getString(2));</text:span></text:p>
      <text:p text:style-name="P61"><text:span text:style-name="T1797"><text:tab/><text:tab/><text:tab/><text:tab/><text:tab/></text:span><text:span text:style-name="T1798">produkt</text:span><text:span text:style-name="T1799">.setIlosc(</text:span><text:span text:style-name="T1800">rs</text:span><text:span text:style-name="T1801">.getInt(3));</text:span></text:p>
      <text:p text:style-name="P61"><text:span text:style-name="T1801"><text:tab/><text:tab/><text:tab/><text:tab/><text:tab/></text:span><text:span text:style-name="T1802">if</text:span><text:span text:style-name="T1803">(</text:span><text:span text:style-name="T1804">nazwa</text:span><text:span text:style-name="T1805">.equals(</text:span><text:span text:style-name="T1806">produkt</text:span><text:span text:style-name="T1807">.getNazwa())) {</text:span></text:p>
      <text:p text:style-name="P61"><text:span text:style-name="T1807"><text:tab/><text:tab/><text:tab/><text:tab/><text:tab/><text:tab/></text:span><text:span text:style-name="T1808">txtTuWyswietliSi</text:span><text:span text:style-name="T1809">.setText(</text:span><text:span text:style-name="T1810">"Lek "</text:span><text:span text:style-name="T1811">+<text:s/></text:span><text:span text:style-name="T1812">produkt</text:span><text:span text:style-name="T1813">.getNazwa() +<text:s/></text:span><text:span text:style-name="T1814">" jest dostepny w ilosci: "</text:span><text:span text:style-name="T1815"><text:s/>+<text:s/></text:span><text:span text:style-name="T1816">produkt</text:span><text:span text:style-name="T1817">.getIlosc());</text:span></text:p>
      <text:p text:style-name="P61"><text:span text:style-name="T1817"><text:tab/><text:tab/><text:tab/><text:tab/><text:tab/>}</text:span></text:p>
      <text:p text:style-name="P61"><text:span text:style-name="T1817"><text:tab/><text:tab/><text:tab/><text:tab/>}</text:span></text:p>
      <text:p text:style-name="P61"><text:span text:style-name="T1817"><text:tab/><text:tab/><text:tab/><text:tab/></text:span></text:p>
      <text:p text:style-name="P61"><text:span text:style-name="T1817"><text:tab/><text:tab/><text:tab/><text:tab/>ConnectToDB.</text:span><text:span text:style-name="T1818">rozlacz</text:span><text:span text:style-name="T1819">();</text:span></text:p>
      <text:p text:style-name="P61"><text:span text:style-name="T1819"><text:tab/><text:tab/><text:tab/>}<text:s/></text:span><text:span text:style-name="T1820">catch</text:span><text:span text:style-name="T1821"><text:s/>(Exception<text:s/></text:span><text:span text:style-name="T1822">e1</text:span><text:span text:style-name="T1823">) {</text:span></text:p>
      <text:p text:style-name="P61"><text:span text:style-name="T1823"><text:tab/><text:tab/><text:tab/><text:tab/>System.</text:span><text:span text:style-name="T1824">out</text:span><text:span text:style-name="T1825">.println(</text:span><text:span text:style-name="T1826">"Exeption w sprawdzaniu dosepnosci z bazy danych"</text:span><text:span text:style-name="T1827">);</text:span></text:p>
      <text:p text:style-name="P61"><text:span text:style-name="T1827"><text:tab/><text:tab/><text:tab/><text:tab/></text:span><text:span text:style-name="T1828">e1</text:span><text:span text:style-name="T1829">.printStackTrace();</text:span></text:p>
      <text:p text:style-name="P61"><text:span text:style-name="T1829"><text:tab/><text:tab/><text:tab/>}</text:span></text:p>
      <text:p text:style-name="P61"><text:span text:style-name="T1829"><text:tab/><text:tab/>}</text:span></text:p>
      <text:p text:style-name="P62"><text:span text:style-name="T1830">Sprawdzanie dostepnosci konkretnego leku.</text:span></text:p>
      <text:p text:style-name="P63"><text:span text:style-name="T1831"/></text:p>
      <text:p text:style-name="P63"><text:span text:style-name="T1832">public</text:span><text:span text:style-name="T1833"><text:s/></text:span><text:span text:style-name="T1834">void</text:span><text:span text:style-name="T1835"><text:s/>actionPerformed(ActionEvent<text:s/></text:span><text:span text:style-name="T1836">e</text:span><text:span text:style-name="T1837">) {</text:span></text:p>
      <text:p text:style-name="P63"><text:span text:style-name="T1837"><text:tab/><text:tab/><text:tab/>String[]<text:s/></text:span><text:span text:style-name="T1838">lines</text:span><text:span text:style-name="T1839"><text:s/>=<text:s/></text:span><text:span text:style-name="T1840">txtPodajNazweLeku</text:span><text:span text:style-name="T1841">.getText().split(</text:span><text:span text:style-name="T1842">" "</text:span><text:span text:style-name="T1843">);</text:span></text:p>
      <text:p text:style-name="P63"><text:span text:style-name="T1843"><text:tab/><text:tab/><text:tab/></text:span><text:span text:style-name="T1844">txtPodajNazweLeku</text:span><text:span text:style-name="T1845">.setText(</text:span><text:span text:style-name="T1846">klient</text:span><text:span text:style-name="T1847">.zamowLeki(</text:span><text:span text:style-name="T1848">lines</text:span><text:span text:style-name="T1849">));</text:span></text:p>
      <text:p text:style-name="P63"><text:span text:style-name="T1849"><text:tab/><text:tab/>}</text:span></text:p>
      <text:p text:style-name="P63"><text:span text:style-name="T1849"><text:tab/>}</text:span></text:p>
      <text:p text:style-name="P64"><text:span text:style-name="T1850">Metoda do zamawiania lekow przez klienta.</text:span></text:p>
      <text:p text:style-name="P65"><text:span text:style-name="T1851"/></text:p>
      <text:p text:style-name="P65"><text:span text:style-name="T1852">public</text:span><text:span text:style-name="T1853"><text:s/></text:span><text:span text:style-name="T1854">void</text:span><text:span text:style-name="T1855"><text:s/>actionPerformed(ActionEvent<text:s/></text:span><text:span text:style-name="T1856">e</text:span><text:span text:style-name="T1857">) {</text:span></text:p>
      <text:p text:style-name="P65"><text:span text:style-name="T1857"><text:tab/><text:tab/><text:tab/></text:span><text:span text:style-name="T1858">try</text:span><text:span text:style-name="T1859"><text:s/>{</text:span></text:p>
      <text:p text:style-name="P65"><text:span text:style-name="T1859"><text:tab/><text:tab/><text:tab/></text:span><text:span text:style-name="T1860">textPola</text:span><text:span text:style-name="T1861"><text:s/>=<text:s/></text:span><text:span text:style-name="T1862">""</text:span><text:span text:style-name="T1863">;</text:span></text:p>
      <text:p text:style-name="P65"><text:span text:style-name="T1863"><text:tab/><text:tab/><text:tab/>ConnectToDB.</text:span><text:span text:style-name="T1864">polacz</text:span><text:span text:style-name="T1865">();</text:span></text:p>
      <text:p text:style-name="P65"><text:span text:style-name="T1865"><text:tab/><text:tab/><text:tab/>Statement<text:s/></text:span><text:span text:style-name="T1866">st</text:span><text:span text:style-name="T1867"><text:s/>= ConnectToDB.</text:span><text:span text:style-name="T1868">con</text:span><text:span text:style-name="T1869">.createStatement();</text:span></text:p>
      <text:p text:style-name="P65"><text:span text:style-name="T1869"><text:tab/><text:tab/><text:tab/>ResultSet<text:s/></text:span><text:span text:style-name="T1870">rs</text:span><text:span text:style-name="T1871"><text:s/>=<text:s/></text:span><text:span text:style-name="T1872">st</text:span><text:span text:style-name="T1873">.executeQuery(</text:span><text:span text:style-name="T1874">"Select \"id_produkty\", nazwa, ilosc from produkty"</text:span><text:span text:style-name="T1875">);</text:span></text:p>
      <text:p text:style-name="P65"><text:span text:style-name="T1875"><text:tab/><text:tab/><text:tab/></text:span><text:span text:style-name="T1876">while</text:span><text:span text:style-name="T1877"><text:s/>(</text:span><text:span text:style-name="T1878">rs</text:span><text:span text:style-name="T1879">.next()) {</text:span></text:p>
      <text:p text:style-name="P65"><text:span text:style-name="T1879"><text:tab/><text:tab/><text:tab/><text:tab/></text:span><text:span text:style-name="T1880">produkt</text:span><text:span text:style-name="T1881">.setId(</text:span><text:span text:style-name="T1882">rs</text:span><text:span text:style-name="T1883">.getInt(1));</text:span></text:p>
      <text:p text:style-name="P65"><text:span text:style-name="T1883"><text:tab/><text:tab/><text:tab/><text:tab/></text:span><text:span text:style-name="T1884">produkt</text:span><text:span text:style-name="T1885">.setNazwa(</text:span><text:span text:style-name="T1886">rs</text:span><text:span text:style-name="T1887">.getString(2));</text:span></text:p>
      <text:p text:style-name="P65"><text:span text:style-name="T1887"><text:tab/><text:tab/><text:tab/><text:tab/></text:span><text:span text:style-name="T1888">produkt</text:span><text:span text:style-name="T1889">.setIlosc(</text:span><text:span text:style-name="T1890">rs</text:span><text:span text:style-name="T1891">.getInt(3));</text:span></text:p>
      <text:p text:style-name="P65"><text:span text:style-name="T1891"><text:tab/><text:tab/><text:tab/><text:tab/></text:span><text:span text:style-name="T1892">if</text:span><text:span text:style-name="T1893">(</text:span><text:span text:style-name="T1894">produkt</text:span><text:span text:style-name="T1895">.getIlosc() &gt; 0) {</text:span></text:p>
      <text:p text:style-name="P65"><text:span text:style-name="T1895"><text:tab/><text:tab/><text:tab/><text:tab/><text:tab/></text:span><text:span text:style-name="T1896">textPola</text:span><text:span text:style-name="T1897"><text:s/>+=<text:s/></text:span><text:span text:style-name="T1898">"Lek "</text:span><text:span text:style-name="T1899">+<text:s/></text:span><text:span text:style-name="T1900">produkt</text:span><text:span text:style-name="T1901">.getNazwa() +<text:s/></text:span><text:span text:style-name="T1902">" jest dostepny w ilosci: "</text:span><text:span text:style-name="T1903"><text:s/>+<text:s/></text:span><text:span text:style-name="T1904">produkt</text:span><text:span text:style-name="T1905">.getIlosc() +<text:s/></text:span><text:span text:style-name="T1906">"\n"</text:span><text:span text:style-name="T1907">;</text:span></text:p>
      <text:p text:style-name="P65"><text:span text:style-name="T1907"><text:tab/><text:tab/><text:tab/><text:tab/>}</text:span></text:p>
      <text:p text:style-name="P65"><text:span text:style-name="T1907"><text:tab/><text:tab/><text:tab/>}</text:span></text:p>
      <text:p text:style-name="P65"><text:span text:style-name="T1907"><text:tab/><text:tab/><text:tab/></text:span><text:span text:style-name="T1908">txtrTuWyswietlaSie</text:span><text:span text:style-name="T1909">.setText(</text:span><text:span text:style-name="T1910">textPola</text:span><text:span text:style-name="T1911">);</text:span></text:p>
      <text:p text:style-name="P65"><text:span text:style-name="T1911"><text:tab/><text:tab/><text:tab/></text:span></text:p>
      <text:p text:style-name="P65"><text:span text:style-name="T1911"><text:tab/><text:tab/><text:tab/>ConnectToDB.</text:span><text:span text:style-name="T1912">rozlacz</text:span><text:span text:style-name="T1913">();</text:span></text:p>
      <text:p text:style-name="P65"><text:span text:style-name="T1913"><text:tab/><text:tab/><text:tab/>}</text:span><text:span text:style-name="T1914">catch</text:span><text:span text:style-name="T1915"><text:s/>(Exception<text:s/></text:span><text:span text:style-name="T1916">e1</text:span><text:span text:style-name="T1917">){</text:span></text:p>
      <text:p text:style-name="P65"><text:span text:style-name="T1917"><text:tab/><text:tab/><text:tab/><text:tab/>System.</text:span><text:span text:style-name="T1918">out</text:span><text:span text:style-name="T1919">.println(</text:span><text:span text:style-name="T1920">"Exception w wyswietlaniu produktow."</text:span><text:span text:style-name="T1921">);</text:span></text:p>
      <text:p text:style-name="P65"><text:span text:style-name="T1921"><text:tab/><text:tab/><text:tab/><text:tab/></text:span><text:span text:style-name="T1922">e1</text:span><text:span text:style-name="T1923">.printStackTrace();</text:span></text:p>
      <text:p text:style-name="P65"><text:span text:style-name="T1923"><text:tab/><text:tab/><text:tab/>}</text:span></text:p>
      <text:p text:style-name="P65"><text:span text:style-name="T1923"><text:tab/>}</text:span></text:p>
      <text:p text:style-name="P65"><text:span text:style-name="T1924"/></text:p>
      <text:p text:style-name="P66"><text:span text:style-name="T1925">ActionEvent do wyswietlania wszystkich dostepnych produktow.</text:span></text:p>
      <text:p text:style-name="P66"><text:span text:style-name="T1926"/></text:p>
      <text:p text:style-name="P67"><text:span text:style-name="T1927">public</text:span><text:span text:style-name="T1928"><text:s/></text:span><text:span text:style-name="T1929">void</text:span><text:span text:style-name="T1930"><text:s/>actionPerformed(ActionEvent<text:s/></text:span><text:span text:style-name="T1931">e</text:span><text:span text:style-name="T1932">) {</text:span></text:p>
      <text:p text:style-name="P67"><text:span text:style-name="T1932"><text:tab/><text:tab/><text:tab/></text:span><text:span text:style-name="T1933">txtTuWyswietliSi</text:span><text:span text:style-name="T1934">.setText(</text:span><text:span text:style-name="T1935">null</text:span><text:span text:style-name="T1936">);</text:span></text:p>
      <text:p text:style-name="P67"><text:span text:style-name="T1936"><text:tab/><text:tab/><text:tab/></text:span><text:span text:style-name="T1937">txtPodajNazweLeku</text:span><text:span text:style-name="T1938">.setText(</text:span><text:span text:style-name="T1939">null</text:span><text:span text:style-name="T1940">);</text:span></text:p>
      <text:p text:style-name="P67"><text:span text:style-name="T1940"><text:tab/><text:tab/><text:tab/></text:span><text:span text:style-name="T1941">txtrTuWyswietlaSie</text:span><text:span text:style-name="T1942">.setText(</text:span><text:span text:style-name="T1943">null</text:span><text:span text:style-name="T1944">);</text:span></text:p>
      <text:p text:style-name="P68"><text:span text:style-name="T1944"><text:tab/><text:tab/>}</text:span></text:p>
      <text:p text:style-name="P68"><text:span text:style-name="T1945"/></text:p>
      <text:p text:style-name="P68"><text:span text:style-name="T1946">Metoda czy</text:span><text:span text:style-name="T1947">ści wszystkie pola tekstowe.</text:span></text:p>
      <text:p text:style-name="P69"><text:span text:style-name="T1948"/></text:p>
      <text:p text:style-name="P69"><text:span text:style-name="T1949">public</text:span><text:span text:style-name="T1950"><text:s/></text:span><text:span text:style-name="T1951">void</text:span><text:span text:style-name="T1952"><text:s/>actionPerformed(ActionEvent<text:s/></text:span><text:span text:style-name="T1953">e</text:span><text:span text:style-name="T1954">) {</text:span></text:p>
      <text:p text:style-name="P69"><text:span text:style-name="T1954"><text:tab/><text:tab/><text:tab/></text:span><text:span text:style-name="T1955">txtrTuWyswietlaSie</text:span><text:span text:style-name="T1956">.setText(</text:span><text:span text:style-name="T1957">null</text:span><text:span text:style-name="T1958">);</text:span></text:p>
      <text:p text:style-name="P69"><text:span text:style-name="T1958"><text:tab/><text:tab/><text:tab/></text:span><text:span text:style-name="T1959">txtrTuWyswietlaSie</text:span><text:span text:style-name="T1960">.setText(</text:span><text:span text:style-name="T1961">klient</text:span><text:span text:style-name="T1962">.wyswietlZamowienia());</text:span></text:p>
      <text:p text:style-name="P69"><text:span text:style-name="T1962"><text:tab/><text:tab/>}</text:span></text:p>
      <text:p text:style-name="P69"><text:span text:style-name="T1962"><text:tab/>}</text:span></text:p>
      <text:p text:style-name="P69"><text:span text:style-name="T1963"/></text:p>
      <text:p text:style-name="P70"><text:span text:style-name="T1964">Action event dla przycisku sprawdzania zamowien.</text:span></text:p>
      <text:p text:style-name="P71"><text:span text:style-name="T1965"/></text:p>
      <text:p text:style-name="P71"><text:span text:style-name="T1966">public</text:span><text:span text:style-name="T1967"><text:s/></text:span><text:span text:style-name="T1968">void</text:span><text:span text:style-name="T1969"><text:s/>actionPerformed(ActionEvent<text:s/></text:span><text:span text:style-name="T1970">e</text:span><text:span text:style-name="T1971">) {</text:span></text:p>
      <text:p text:style-name="P71"><text:span text:style-name="T1971"><text:tab/><text:tab/><text:tab/></text:span><text:span text:style-name="T1972">try</text:span><text:span text:style-name="T1973"><text:s/>{</text:span></text:p>
      <text:p text:style-name="P71"><text:span text:style-name="T1973"><text:tab/><text:tab/><text:tab/><text:tab/>ConnectToDB.</text:span><text:span text:style-name="T1974">polacz</text:span><text:span text:style-name="T1975">();</text:span></text:p>
      <text:p text:style-name="P71"><text:span text:style-name="T1976"/></text:p>
      <text:p text:style-name="P71"><text:span text:style-name="T1977"><text:tab/><text:tab/><text:tab/><text:tab/>Statement<text:s/></text:span><text:span text:style-name="T1978">st</text:span><text:span text:style-name="T1979"><text:s/>= ConnectToDB.</text:span><text:span text:style-name="T1980">con</text:span><text:span text:style-name="T1981">.createStatement();</text:span></text:p>
      <text:p text:style-name="P71"><text:span text:style-name="T1981"><text:tab/><text:tab/><text:tab/><text:tab/>ResultSet<text:s/></text:span><text:span text:style-name="T1982">rs</text:span><text:span text:style-name="T1983"><text:s/>=<text:s/></text:span><text:span text:style-name="T1984">st</text:span><text:span text:style-name="T1985">.executeQuery(</text:span><text:span text:style-name="T1986">"Select nazwau, haslo, typ, imie, nazwisko from uzytkownik"</text:span><text:span text:style-name="T1987">);</text:span></text:p>
      <text:p text:style-name="P71"><text:span text:style-name="T1987"><text:tab/><text:tab/><text:tab/><text:tab/></text:span><text:span text:style-name="T1988">while</text:span><text:span text:style-name="T1989"><text:s/>(</text:span><text:span text:style-name="T1990">rs</text:span><text:span text:style-name="T1991">.next()) {</text:span></text:p>
      <text:p text:style-name="P71"><text:span text:style-name="T1991"><text:tab/><text:tab/><text:tab/><text:tab/><text:tab/></text:span><text:span text:style-name="T1992">user</text:span><text:span text:style-name="T1993">.setNazwaU(</text:span><text:span text:style-name="T1994">rs</text:span><text:span text:style-name="T1995">.getString(1));</text:span></text:p>
      <text:p text:style-name="P71"><text:span text:style-name="T1995"><text:tab/><text:tab/><text:tab/><text:tab/><text:tab/></text:span><text:span text:style-name="T1996">user</text:span><text:span text:style-name="T1997">.setHaslo(</text:span><text:span text:style-name="T1998">rs</text:span><text:span text:style-name="T1999">.getString(2).toCharArray());</text:span></text:p>
      <text:p text:style-name="P71"><text:span text:style-name="T1999"><text:tab/><text:tab/><text:tab/><text:tab/><text:tab/></text:span><text:span text:style-name="T2000">user</text:span><text:span text:style-name="T2001">.setTyp(Typ.</text:span><text:span text:style-name="T2002">valueOf</text:span><text:span text:style-name="T2003">(</text:span><text:span text:style-name="T2004">rs</text:span><text:span text:style-name="T2005">.getString(3)));</text:span></text:p>
      <text:p text:style-name="P71"><text:span text:style-name="T2005"><text:tab/><text:tab/><text:tab/><text:tab/><text:tab/></text:span><text:span text:style-name="T2006">user</text:span><text:span text:style-name="T2007">.setImie(</text:span><text:span text:style-name="T2008">rs</text:span><text:span text:style-name="T2009">.getString(4));</text:span></text:p>
      <text:p text:style-name="P71"><text:span text:style-name="T2009"><text:tab/><text:tab/><text:tab/><text:tab/><text:tab/></text:span><text:span text:style-name="T2010">user</text:span><text:span text:style-name="T2011">.setNazwisko(</text:span><text:span text:style-name="T2012">rs</text:span><text:span text:style-name="T2013">.getString(5));</text:span></text:p>
      <text:p text:style-name="P71"><text:span text:style-name="T2013"><text:tab/><text:tab/><text:tab/><text:tab/><text:tab/></text:span><text:span text:style-name="T2014">login</text:span><text:span text:style-name="T2015"><text:s/>=<text:s/></text:span><text:span text:style-name="T2016">user</text:span><text:span text:style-name="T2017">.getNazwaU();</text:span></text:p>
      <text:p text:style-name="P71"><text:span text:style-name="T2017"><text:tab/><text:tab/><text:tab/><text:tab/><text:tab/></text:span><text:span text:style-name="T2018">typ</text:span><text:span text:style-name="T2019"><text:s/>=<text:s/></text:span><text:span text:style-name="T2020">user</text:span><text:span text:style-name="T2021">.getTyp();</text:span></text:p>
      <text:p text:style-name="P71"><text:span text:style-name="T2021"><text:tab/><text:tab/><text:tab/><text:tab/><text:tab/></text:span><text:span text:style-name="T2022">input</text:span><text:span text:style-name="T2023"><text:s/>=<text:s/></text:span><text:span text:style-name="T2024">passwordField</text:span><text:span text:style-name="T2025">.getPassword();</text:span></text:p>
      <text:p text:style-name="P71"><text:span text:style-name="T2025"><text:tab/><text:tab/><text:tab/><text:tab/><text:tab/>String<text:s/></text:span><text:span text:style-name="T2026">haslo</text:span><text:span text:style-name="T2027"><text:s/>=<text:s/></text:span><text:span text:style-name="T2028">new</text:span><text:span text:style-name="T2029"><text:s/>String(</text:span><text:span text:style-name="T2030">input</text:span><text:span text:style-name="T2031">);</text:span></text:p>
      <text:p text:style-name="P71"><text:span text:style-name="T2031"><text:tab/><text:tab/><text:tab/><text:tab/><text:tab/>System.</text:span><text:span text:style-name="T2032">out</text:span><text:span text:style-name="T2033">.println(</text:span><text:span text:style-name="T2034">login</text:span><text:span text:style-name="T2035"><text:s/>+<text:s/></text:span><text:span text:style-name="T2036">" "</text:span><text:span text:style-name="T2037"><text:s/>+<text:s/></text:span><text:span text:style-name="T2038">haslo</text:span><text:span text:style-name="T2039"><text:s/>+<text:s/></text:span><text:span text:style-name="T2040">" "</text:span><text:span text:style-name="T2041"><text:s/>+<text:s/></text:span><text:span text:style-name="T2042">typ</text:span><text:span text:style-name="T2043">);</text:span></text:p>
      <text:p text:style-name="P71"><text:span text:style-name="T2043"><text:tab/><text:tab/><text:tab/><text:tab/><text:tab/></text:span><text:span text:style-name="T2044">if</text:span><text:span text:style-name="T2045"><text:s/>(</text:span><text:span text:style-name="T2046">login</text:span><text:span text:style-name="T2047">.equals(</text:span><text:span text:style-name="T2048">textField</text:span><text:span text:style-name="T2049">.getText()) &amp;&amp; isPasswordCorrect(</text:span><text:span text:style-name="T2050">input</text:span><text:span text:style-name="T2051">)) {</text:span></text:p>
      <text:p text:style-name="P71"><text:span text:style-name="T2051"><text:tab/><text:tab/><text:tab/><text:tab/><text:tab/><text:tab/></text:span><text:span text:style-name="T2052">switch</text:span><text:span text:style-name="T2053"><text:s/>(</text:span><text:span text:style-name="T2054">typ</text:span><text:span text:style-name="T2055">) {</text:span></text:p>
      <text:p text:style-name="P71"><text:span text:style-name="T2055"><text:tab/><text:tab/><text:tab/><text:tab/><text:tab/><text:tab/></text:span><text:span text:style-name="T2056">case</text:span><text:span text:style-name="T2057"><text:s/></text:span><text:span text:style-name="T2058">KIEROWNIK</text:span><text:span text:style-name="T2059">:</text:span></text:p>
      <text:p text:style-name="P71"><text:span text:style-name="T2059"><text:tab/><text:tab/><text:tab/><text:tab/><text:tab/><text:tab/><text:tab/></text:span><text:span text:style-name="T2060">frame</text:span><text:span text:style-name="T2061">.dispose();</text:span></text:p>
      <text:p text:style-name="P71"><text:span text:style-name="T2061"><text:tab/><text:tab/><text:tab/><text:tab/><text:tab/><text:tab/><text:tab/>KierownikMenu<text:s/></text:span><text:span text:style-name="T2062">kierWindow</text:span><text:span text:style-name="T2063"><text:s/>=<text:s/></text:span><text:span text:style-name="T2064">new</text:span><text:span text:style-name="T2065"><text:s/>KierownikMenu();</text:span></text:p>
      <text:p text:style-name="P71"><text:span text:style-name="T2065"><text:tab/><text:tab/><text:tab/><text:tab/><text:tab/><text:tab/><text:tab/></text:span><text:span text:style-name="T2066">break</text:span><text:span text:style-name="T2067">;</text:span></text:p>
      <text:p text:style-name="P71"><text:span text:style-name="T2067"><text:tab/><text:tab/><text:tab/><text:tab/><text:tab/><text:tab/></text:span><text:span text:style-name="T2068">case</text:span><text:span text:style-name="T2069"><text:s/></text:span><text:span text:style-name="T2070">FARMACEUTA</text:span><text:span text:style-name="T2071">:</text:span></text:p>
      <text:p text:style-name="P71"><text:span text:style-name="T2071"><text:tab/><text:tab/><text:tab/><text:tab/><text:tab/><text:tab/><text:tab/></text:span><text:span text:style-name="T2072">frame</text:span><text:span text:style-name="T2073">.dispose();</text:span></text:p>
      <text:p text:style-name="P71"><text:span text:style-name="T2073"><text:tab/><text:tab/><text:tab/><text:tab/><text:tab/><text:tab/><text:tab/>FarmaceutaMenu<text:s/></text:span><text:span text:style-name="T2074">farWindow</text:span><text:span text:style-name="T2075"><text:s/>=<text:s/></text:span><text:span text:style-name="T2076">new</text:span><text:span text:style-name="T2077"><text:s/>FarmaceutaMenu();</text:span></text:p>
      <text:p text:style-name="P71"><text:span text:style-name="T2077"><text:tab/><text:tab/><text:tab/><text:tab/><text:tab/><text:tab/><text:tab/></text:span><text:span text:style-name="T2078">break</text:span><text:span text:style-name="T2079">;</text:span></text:p>
      <text:p text:style-name="P71"><text:span text:style-name="T2079"><text:tab/><text:tab/><text:tab/><text:tab/><text:tab/><text:tab/></text:span><text:span text:style-name="T2080">case</text:span><text:span text:style-name="T2081"><text:s/></text:span><text:span text:style-name="T2082">KLIENT</text:span><text:span text:style-name="T2083">:</text:span></text:p>
      <text:p text:style-name="P71"><text:span text:style-name="T2083"><text:tab/><text:tab/><text:tab/><text:tab/><text:tab/><text:tab/><text:tab/></text:span><text:span text:style-name="T2084">frame</text:span><text:span text:style-name="T2085">.dispose();</text:span></text:p>
      <text:p text:style-name="P71"><text:span text:style-name="T2085"><text:tab/><text:tab/><text:tab/><text:tab/><text:tab/><text:tab/><text:tab/>KlientMenu<text:s/></text:span><text:span text:style-name="T2086">kliWindow</text:span><text:span text:style-name="T2087"><text:s/>=<text:s/></text:span><text:span text:style-name="T2088">new</text:span><text:span text:style-name="T2089"><text:s/>KlientMenu();</text:span></text:p>
      <text:p text:style-name="P71"><text:span text:style-name="T2089"><text:tab/><text:tab/><text:tab/><text:tab/><text:tab/><text:tab/></text:span><text:span text:style-name="T2090">default</text:span><text:span text:style-name="T2091">:</text:span></text:p>
      <text:p text:style-name="P71"><text:span text:style-name="T2091"><text:tab/><text:tab/><text:tab/><text:tab/><text:tab/><text:tab/><text:tab/></text:span><text:span text:style-name="T2092">frame</text:span><text:span text:style-name="T2093">.dispose();</text:span></text:p>
      <text:p text:style-name="P71"><text:span text:style-name="T2093"><text:tab/><text:tab/><text:tab/><text:tab/><text:tab/><text:tab/>}</text:span></text:p>
      <text:p text:style-name="P71"><text:span text:style-name="T2093"><text:tab/><text:tab/><text:tab/><text:tab/><text:tab/><text:tab/></text:span><text:span text:style-name="T2094">break</text:span><text:span text:style-name="T2095">;</text:span></text:p>
      <text:p text:style-name="P71"><text:span text:style-name="T2095"><text:tab/><text:tab/><text:tab/><text:tab/><text:tab/>}</text:span></text:p>
      <text:p text:style-name="P71"><text:span text:style-name="T2095"><text:tab/><text:tab/><text:tab/><text:tab/>}</text:span></text:p>
      <text:p text:style-name="P71"><text:span text:style-name="T2095"><text:tab/><text:tab/><text:tab/><text:tab/>ConnectToDB.</text:span><text:span text:style-name="T2096">rozlacz</text:span><text:span text:style-name="T2097">();</text:span></text:p>
      <text:p text:style-name="P71"><text:span text:style-name="T2097"><text:tab/><text:tab/><text:tab/>}<text:s/></text:span><text:span text:style-name="T2098">catch</text:span><text:span text:style-name="T2099"><text:s/>(Exception<text:s/></text:span><text:span text:style-name="T2100">e1</text:span><text:span text:style-name="T2101">) {</text:span></text:p>
      <text:p text:style-name="P71"><text:span text:style-name="T2101"><text:tab/><text:tab/><text:tab/><text:tab/>System.</text:span><text:span text:style-name="T2102">out</text:span><text:span text:style-name="T2103">.println(</text:span><text:span text:style-name="T2104">"checking user from database Exception"</text:span><text:span text:style-name="T2105">);</text:span></text:p>
      <text:p text:style-name="P71"><text:span text:style-name="T2105"><text:tab/><text:tab/><text:tab/><text:tab/></text:span><text:span text:style-name="T2106">e1</text:span><text:span text:style-name="T2107">.printStackTrace();</text:span></text:p>
      <text:p text:style-name="P71"><text:span text:style-name="T2107"><text:tab/><text:tab/><text:tab/>}</text:span></text:p>
      <text:p text:style-name="P71"><text:span text:style-name="T2107"><text:tab/><text:tab/><text:tab/></text:span><text:span text:style-name="T2108">if</text:span><text:span text:style-name="T2109"><text:s/>(isPasswordCorrect(</text:span><text:span text:style-name="T2110">input</text:span><text:span text:style-name="T2111">)) {</text:span></text:p>
      <text:p text:style-name="P71"><text:span text:style-name="T2111"><text:tab/><text:tab/><text:tab/><text:tab/>Error<text:s/></text:span><text:span text:style-name="T2112">error</text:span><text:span text:style-name="T2113"><text:s/>=<text:s/></text:span><text:span text:style-name="T2114">new</text:span><text:span text:style-name="T2115"><text:s/>Error();</text:span></text:p>
      <text:p text:style-name="P71"><text:span text:style-name="T2115"><text:tab/><text:tab/><text:tab/>}</text:span></text:p>
      <text:p text:style-name="P71"><text:span text:style-name="T2115"><text:tab/><text:tab/>}</text:span></text:p>
      <text:p text:style-name="P71"><text:span text:style-name="T2116"/></text:p>
      <text:p text:style-name="P71"><text:span text:style-name="T2117"><text:tab/><text:tab/></text:span><text:span text:style-name="T2118">private</text:span><text:span text:style-name="T2119"><text:s/></text:span><text:span text:style-name="T2120">boolean</text:span><text:span text:style-name="T2121"><text:s/>isPasswordCorrect(</text:span><text:span text:style-name="T2122">char</text:span><text:span text:style-name="T2123">[]<text:s/></text:span><text:span text:style-name="T2124">input</text:span><text:span text:style-name="T2125">) {</text:span></text:p>
      <text:p text:style-name="P71"><text:span text:style-name="T2125"><text:tab/><text:tab/><text:tab/></text:span><text:span text:style-name="T2126">boolean</text:span><text:span text:style-name="T2127"><text:s/></text:span><text:span text:style-name="T2128">isCorrect</text:span><text:span text:style-name="T2129"><text:s/>=<text:s/></text:span><text:span text:style-name="T2130">true</text:span><text:span text:style-name="T2131">;</text:span></text:p>
      <text:p text:style-name="P71"><text:span text:style-name="T2131"><text:tab/><text:tab/><text:tab/></text:span><text:span text:style-name="T2132">char</text:span><text:span text:style-name="T2133">[]<text:s/></text:span><text:span text:style-name="T2134">correctPassword</text:span><text:span text:style-name="T2135"><text:s/>=<text:s/></text:span><text:span text:style-name="T2136">user</text:span><text:span text:style-name="T2137">.getHaslo();</text:span></text:p>
      <text:p text:style-name="P71"><text:span text:style-name="T2137"><text:tab/><text:tab/><text:tab/>;</text:span></text:p>
      <text:p text:style-name="P71"><text:span text:style-name="T2138"/></text:p>
      <text:p text:style-name="P71"><text:span text:style-name="T2139"><text:tab/><text:tab/><text:tab/></text:span><text:span text:style-name="T2140">if</text:span><text:span text:style-name="T2141"><text:s/>(</text:span><text:span text:style-name="T2142">input</text:span><text:span text:style-name="T2143">.</text:span><text:span text:style-name="T2144">length</text:span><text:span text:style-name="T2145"><text:s/>!=<text:s/></text:span><text:span text:style-name="T2146">correctPassword</text:span><text:span text:style-name="T2147">.</text:span><text:span text:style-name="T2148">length</text:span><text:span text:style-name="T2149">) {</text:span></text:p>
      <text:p text:style-name="P71"><text:span text:style-name="T2149"><text:tab/><text:tab/><text:tab/><text:tab/></text:span><text:span text:style-name="T2150">isCorrect</text:span><text:span text:style-name="T2151"><text:s/>=<text:s/></text:span><text:span text:style-name="T2152">false</text:span><text:span text:style-name="T2153">;</text:span></text:p>
      <text:p text:style-name="P71"><text:span text:style-name="T2153"><text:tab/><text:tab/><text:tab/>}<text:s/></text:span><text:span text:style-name="T2154">else</text:span><text:span text:style-name="T2155"><text:s/>{</text:span></text:p>
      <text:p text:style-name="P71"><text:span text:style-name="T2155"><text:tab/><text:tab/><text:tab/><text:tab/></text:span><text:span text:style-name="T2156">isCorrect</text:span><text:span text:style-name="T2157"><text:s/>= Arrays.</text:span><text:span text:style-name="T2158">equals</text:span><text:span text:style-name="T2159">(</text:span><text:span text:style-name="T2160">input</text:span><text:span text:style-name="T2161">,<text:s/></text:span><text:span text:style-name="T2162">correctPassword</text:span><text:span text:style-name="T2163">);</text:span></text:p>
      <text:p text:style-name="P71"><text:span text:style-name="T2163"><text:tab/><text:tab/><text:tab/>}</text:span></text:p>
      <text:p text:style-name="P71"><text:span text:style-name="T2164"/></text:p>
      <text:p text:style-name="P71"><text:span text:style-name="T2165"><text:tab/><text:tab/><text:tab/></text:span><text:span text:style-name="T2166">// Zero out the password.</text:span></text:p>
      <text:p text:style-name="P71"><text:span text:style-name="T2167"><text:tab/><text:tab/><text:tab/>Arrays.</text:span><text:span text:style-name="T2168">fill</text:span><text:span text:style-name="T2169">(</text:span><text:span text:style-name="T2170">correctPassword</text:span><text:span text:style-name="T2171">,<text:s/></text:span><text:span text:style-name="T2172">'0'</text:span><text:span text:style-name="T2173">);</text:span></text:p>
      <text:p text:style-name="P71"><text:span text:style-name="T2174"/></text:p>
      <text:p text:style-name="P71"><text:span text:style-name="T2175"><text:tab/><text:tab/><text:tab/></text:span><text:span text:style-name="T2176">return</text:span><text:span text:style-name="T2177"><text:s/></text:span><text:span text:style-name="T2178">isCorrect</text:span><text:span text:style-name="T2179">;</text:span></text:p>
      <text:p text:style-name="P71"><text:span text:style-name="T2179"><text:tab/><text:tab/>}</text:span></text:p>
      <text:p text:style-name="P71"><text:span text:style-name="T2179"><text:tab/>}</text:span></text:p>
      <text:p text:style-name="P72"><text:span text:style-name="T2180">Metoda do logowania.</text:span></text:p>
      <text:p text:style-name="P73"><text:span text:style-name="T2181"/></text:p>
      <text:p text:style-name="P73"><text:span text:style-name="T2182">public</text:span><text:span text:style-name="T2183"><text:s/></text:span><text:span text:style-name="T2184">void</text:span><text:span text:style-name="T2185"><text:s/>actionPerformed(ActionEvent<text:s/></text:span><text:span text:style-name="T2186">e</text:span><text:span text:style-name="T2187">) {</text:span></text:p>
      <text:p text:style-name="P73"><text:span text:style-name="T2187"><text:tab/><text:tab/><text:tab/></text:span><text:span text:style-name="T2188">frame</text:span><text:span text:style-name="T2189">.dispose();</text:span></text:p>
      <text:p text:style-name="P73"><text:span text:style-name="T2189"><text:tab/><text:tab/><text:tab/>Rejestracja<text:s/></text:span><text:span text:style-name="T2190">window</text:span><text:span text:style-name="T2191"><text:s/>=<text:s/></text:span><text:span text:style-name="T2192">new</text:span><text:span text:style-name="T2193"><text:s/>Rejestracja();</text:span></text:p>
      <text:p text:style-name="P73"><text:span text:style-name="T2193"><text:tab/><text:tab/>}</text:span></text:p>
      <text:p text:style-name="P73"><text:span text:style-name="T2194"><text:tab/>Metoda przenosi do rejestracji.</text:span></text:p>
      <text:p text:style-name="P73"><text:span text:style-name="T2195"/></text:p>
      <text:p text:style-name="P73"><text:span text:style-name="T2196">public</text:span><text:span text:style-name="T2197"><text:s/></text:span><text:span text:style-name="T2198">void</text:span><text:span text:style-name="T2199"><text:s/>actionPerformed(ActionEvent<text:s/></text:span><text:span text:style-name="T2200">e</text:span><text:span text:style-name="T2201">) {</text:span></text:p>
      <text:p text:style-name="P73"><text:span text:style-name="T2201"><text:tab/><text:tab/><text:tab/>OdnowHaslo<text:s/></text:span><text:span text:style-name="T2202">window</text:span><text:span text:style-name="T2203"><text:s/>=<text:s/></text:span><text:span text:style-name="T2204">new</text:span><text:span text:style-name="T2205"><text:s/>OdnowHaslo();</text:span></text:p>
      <text:p text:style-name="P73"><text:span text:style-name="T2205"><text:tab/><text:tab/>}</text:span></text:p>
      <text:p text:style-name="P73"><text:span text:style-name="T2206"><text:tab/>Metoda przenosi do okna odnawiania has</text:span><text:span text:style-name="T2207">ła.</text:span></text:p>
      <text:p text:style-name="P73"><text:span text:style-name="T2208"/></text:p>
      <text:p text:style-name="P73"><text:span text:style-name="T2209">public</text:span><text:span text:style-name="T2210"><text:s/></text:span><text:span text:style-name="T2211">void</text:span><text:span text:style-name="T2212"><text:s/>actionPerformed(ActionEvent<text:s/></text:span><text:span text:style-name="T2213">e</text:span><text:span text:style-name="T2214">) {</text:span></text:p>
      <text:p text:style-name="P73"><text:span text:style-name="T2214"><text:tab/><text:tab/><text:tab/></text:span><text:span text:style-name="T2215">frame</text:span><text:span text:style-name="T2216">.dispose();</text:span></text:p>
      <text:p text:style-name="P73"><text:span text:style-name="T2216"><text:tab/><text:tab/><text:tab/>GlowneMenu<text:s/></text:span><text:span text:style-name="T2217">window</text:span><text:span text:style-name="T2218"><text:s/>=<text:s/></text:span><text:span text:style-name="T2219">new</text:span><text:span text:style-name="T2220"><text:s/>GlowneMenu();</text:span></text:p>
      <text:p text:style-name="P73"><text:span text:style-name="T2220"><text:tab/><text:tab/>}</text:span></text:p>
      <text:p text:style-name="P73"><text:span text:style-name="T2221"><text:tab/>Metoda s</text:span><text:span text:style-name="T2222">łuży do powrotu do gł</text:span><text:span text:style-name="T2223">ównego menu.</text:span></text:p>
      <text:p text:style-name="P73"><text:span text:style-name="T2224"/></text:p>
      <text:p text:style-name="P73"><text:span text:style-name="T2225">public</text:span><text:span text:style-name="T2226"><text:s/></text:span><text:span text:style-name="T2227">void</text:span><text:span text:style-name="T2228"><text:s/>actionPerformed(ActionEvent<text:s/></text:span><text:span text:style-name="T2229">e</text:span><text:span text:style-name="T2230">) {</text:span></text:p>
      <text:p text:style-name="P73"><text:span text:style-name="T2230"><text:tab/><text:tab/><text:tab/></text:span><text:span text:style-name="T2231">klient</text:span><text:span text:style-name="T2232">.setImie(</text:span><text:span text:style-name="T2233">txtImie</text:span><text:span text:style-name="T2234">.getText());</text:span></text:p>
      <text:p text:style-name="P73"><text:span text:style-name="T2234"><text:tab/><text:tab/><text:tab/></text:span><text:span text:style-name="T2235">klient</text:span><text:span text:style-name="T2236">.setHaslo(</text:span><text:span text:style-name="T2237">pwdHaslo</text:span><text:span text:style-name="T2238">.getPassword());</text:span></text:p>
      <text:p text:style-name="P73"><text:span text:style-name="T2238"><text:tab/><text:tab/><text:tab/></text:span><text:span text:style-name="T2239">klient</text:span><text:span text:style-name="T2240">.setNazwaU(</text:span><text:span text:style-name="T2241">textField</text:span><text:span text:style-name="T2242">.getText());</text:span></text:p>
      <text:p text:style-name="P73"><text:span text:style-name="T2242"><text:tab/><text:tab/><text:tab/></text:span><text:span text:style-name="T2243">klient</text:span><text:span text:style-name="T2244">.setNazwisko(</text:span><text:span text:style-name="T2245">txtNazwisko</text:span><text:span text:style-name="T2246">.getText());</text:span></text:p>
      <text:p text:style-name="P73"><text:span text:style-name="T2246"><text:tab/><text:tab/><text:tab/></text:span><text:span text:style-name="T2247">klient</text:span><text:span text:style-name="T2248">.setTyp(Typ.</text:span><text:span text:style-name="T2249">KLIENT</text:span><text:span text:style-name="T2250">);</text:span></text:p>
      <text:p text:style-name="P73"><text:span text:style-name="T2250"><text:tab/><text:tab/><text:tab/></text:span><text:span text:style-name="T2251">klient</text:span><text:span text:style-name="T2252">.setWiek(Integer.</text:span><text:span text:style-name="T2253">parseInt</text:span><text:span text:style-name="T2254">(</text:span><text:span text:style-name="T2255">txtWiek</text:span><text:span text:style-name="T2256">.getText()));</text:span></text:p>
      <text:p text:style-name="P73"><text:span text:style-name="T2256"><text:tab/><text:tab/><text:tab/></text:span><text:span text:style-name="T2257">klient</text:span><text:span text:style-name="T2258">.setId_klient(0);</text:span></text:p>
      <text:p text:style-name="P73"><text:span text:style-name="T2258"><text:tab/><text:tab/><text:tab/></text:span><text:span text:style-name="T2259">klient</text:span><text:span text:style-name="T2260">.setId(0);</text:span></text:p>
      <text:p text:style-name="P73"><text:span text:style-name="T2260"><text:tab/><text:tab/><text:tab/></text:span><text:span text:style-name="T2261">try</text:span><text:span text:style-name="T2262"><text:s/>{</text:span></text:p>
      <text:p text:style-name="P73"><text:span text:style-name="T2262"><text:tab/><text:tab/><text:tab/><text:tab/></text:span><text:span text:style-name="T2263">klient</text:span><text:span text:style-name="T2264">.dodajUzytkownikaDB();</text:span></text:p>
      <text:p text:style-name="P73"><text:span text:style-name="T2264"><text:tab/><text:tab/><text:tab/>}<text:s/></text:span><text:span text:style-name="T2265">catch</text:span><text:span text:style-name="T2266"><text:s/>(Exception<text:s/></text:span><text:span text:style-name="T2267">e1</text:span><text:span text:style-name="T2268">) {</text:span></text:p>
      <text:p text:style-name="P73"><text:span text:style-name="T2268"><text:tab/><text:tab/><text:tab/><text:tab/>System.</text:span><text:span text:style-name="T2269">out</text:span><text:span text:style-name="T2270">.println(</text:span><text:span text:style-name="T2271">"Adding klient to database Exception"</text:span><text:span text:style-name="T2272">);</text:span></text:p>
      <text:p text:style-name="P73"><text:span text:style-name="T2272"><text:tab/><text:tab/><text:tab/><text:tab/></text:span><text:span text:style-name="T2273">e1</text:span><text:span text:style-name="T2274">.printStackTrace();</text:span></text:p>
      <text:p text:style-name="P73"><text:span text:style-name="T2274"><text:tab/><text:tab/><text:tab/>}</text:span></text:p>
      <text:p text:style-name="P73"><text:span text:style-name="T2274"><text:tab/><text:tab/>}</text:span></text:p>
      <text:p text:style-name="P73"><text:span text:style-name="T2275"><text:tab/>Metoda dodaje uzytkownika do bazy danych.</text:span></text:p>
      <text:p text:style-name="P73"><text:span text:style-name="T2276"/></text:p>
      <text:p text:style-name="P73"><text:span text:style-name="T2276"/></text:p>
      <text:p text:style-name="P73"><text:span text:style-name="T2277">Wzorce:</text:span></text:p>
      <text:p text:style-name="P73"><text:span text:style-name="T2277">ActionProxy - Zmienilem logowanie, teraz Kierownik i Farmaceuta maja jedno Menu i tu wykorzystujemy proxy. Dzieki niemu sprawdzamy kto jest aktualnie zalogowany i ewentualnie udost</text:span><text:span text:style-name="T2278">ępniamy mu przyciski.</text:span></text:p>
      <text:p text:style-name="P73"><text:span text:style-name="T2279"/></text:p>
      <text:p text:style-name="P73"><text:span text:style-name="T2280">package Wzorce;</text:span></text:p>
      <text:p text:style-name="P73"><text:span text:style-name="T2281"/></text:p>
      <text:p text:style-name="P73"><text:span text:style-name="T2282">import java.awt.event.ActionEvent;</text:span></text:p>
      <text:p text:style-name="P73"><text:span text:style-name="T2283"/></text:p>
      <text:p text:style-name="P73"><text:span text:style-name="T2284">import javax.swing.AbstractAction;</text:span></text:p>
      <text:p text:style-name="P73"><text:span text:style-name="T2284">import javax.swing.Action;</text:span></text:p>
      <text:p text:style-name="P73"><text:span text:style-name="T2285"/></text:p>
      <text:p text:style-name="P73"><text:span text:style-name="T2286">import database.Typ;</text:span></text:p>
      <text:p text:style-name="P73"><text:span text:style-name="T2286">import database.Uzytkownik;</text:span></text:p>
      <text:p text:style-name="P73"><text:span text:style-name="T2287"/></text:p>
      <text:p text:style-name="P73"><text:span text:style-name="T2288">public class ActionProxy extends AbstractAction {</text:span></text:p>
      <text:p text:style-name="P73"><text:span text:style-name="T2288"><text:tab/>private Action action;</text:span></text:p>
      <text:p text:style-name="P73"><text:span text:style-name="T2288"><text:tab/>private Uzytkownik user;</text:span></text:p>
      <text:p text:style-name="P73"><text:span text:style-name="T2289"/></text:p>
      <text:p text:style-name="P73"><text:span text:style-name="T2290"><text:tab/>public ActionProxy(Action action_1, Uzytkownik user, String name, String desc) {</text:span></text:p>
      <text:p text:style-name="P73"><text:span text:style-name="T2290"><text:tab/><text:tab/>super();</text:span></text:p>
      <text:p text:style-name="P73"><text:span text:style-name="T2290"><text:tab/><text:tab/>putValue(NAME, name);</text:span></text:p>
      <text:p text:style-name="P73"><text:span text:style-name="T2290"><text:tab/><text:tab/>putValue(SHORT_DESCRIPTION, desc);</text:span></text:p>
      <text:p text:style-name="P73"><text:span text:style-name="T2290"><text:tab/><text:tab/>this.action = action_1;</text:span></text:p>
      <text:p text:style-name="P73"><text:span text:style-name="T2290"><text:tab/><text:tab/>this.user = user;</text:span></text:p>
      <text:p text:style-name="P73"><text:span text:style-name="T2290"><text:tab/>}</text:span></text:p>
      <text:p text:style-name="P73"><text:span text:style-name="T2291"/></text:p>
      <text:p text:style-name="P73"><text:span text:style-name="T2292"><text:tab/>private boolean checkRole(Typ typ) {</text:span></text:p>
      <text:p text:style-name="P73"><text:span text:style-name="T2292"><text:tab/><text:tab/>return user.getTyp().equals(typ);</text:span></text:p>
      <text:p text:style-name="P73"><text:span text:style-name="T2292"><text:tab/>}</text:span></text:p>
      <text:p text:style-name="P73"><text:span text:style-name="T2293"/></text:p>
      <text:p text:style-name="P73"><text:span text:style-name="T2294"><text:tab/>@Override</text:span></text:p>
      <text:p text:style-name="P73"><text:span text:style-name="T2294"><text:tab/>public void actionPerformed(ActionEvent e) {</text:span></text:p>
      <text:p text:style-name="P73"><text:span text:style-name="T2294"><text:tab/><text:tab/>if (checkRole(Typ.KIEROWNIK)) {</text:span></text:p>
      <text:p text:style-name="P73"><text:span text:style-name="T2294"><text:tab/><text:tab/><text:tab/>action.actionPerformed(e);</text:span></text:p>
      <text:p text:style-name="P73"><text:span text:style-name="T2294"><text:tab/><text:tab/>} else {</text:span></text:p>
      <text:p text:style-name="P73"><text:span text:style-name="T2294"><text:tab/><text:tab/><text:tab/>System.out.println("Tylko uzytkownik o typu " + Typ.KIEROWNIK + " ma dostep do tego przycisku");</text:span></text:p>
      <text:p text:style-name="P73"><text:span text:style-name="T2294"><text:tab/><text:tab/>}</text:span></text:p>
      <text:p text:style-name="P73"><text:span text:style-name="T2295"/></text:p>
      <text:p text:style-name="P73"><text:span text:style-name="T2296"><text:tab/>}</text:span></text:p>
      <text:p text:style-name="P73"><text:span text:style-name="T2296">}</text:span></text:p>
      <text:p text:style-name="P73"><text:span text:style-name="T2297"/></text:p>
      <text:p text:style-name="P73"><text:span text:style-name="T2298">MenuFactory - standoardowa fabryka do tworzenia obiektu Menu.</text:span></text:p>
      <text:p text:style-name="P73"><text:span text:style-name="T2299"/></text:p>
      <text:p text:style-name="P73"><text:span text:style-name="T2300">package Wzorce;</text:span></text:p>
      <text:p text:style-name="P73"><text:span text:style-name="T2301"/></text:p>
      <text:p text:style-name="P73"><text:span text:style-name="T2302">import Menu.KlientMenu;</text:span></text:p>
      <text:p text:style-name="P73"><text:span text:style-name="T2302">import Menu.Menu;</text:span></text:p>
      <text:p text:style-name="P73"><text:span text:style-name="T2302">import Menu.PracownikMenu;</text:span></text:p>
      <text:p text:style-name="P73"><text:span text:style-name="T2302">import database.Typ;</text:span></text:p>
      <text:p text:style-name="P73"><text:span text:style-name="T2302">import database.Uzytkownik;</text:span></text:p>
      <text:p text:style-name="P73"><text:span text:style-name="T2303"/></text:p>
      <text:p text:style-name="P73"><text:span text:style-name="T2304">public class MenuFactory {</text:span></text:p>
      <text:p text:style-name="P73"><text:span text:style-name="T2304"><text:tab/>public static Menu createMenu(Typ typ, Uzytkownik user){</text:span></text:p>
      <text:p text:style-name="P73"><text:span text:style-name="T2304"><text:tab/><text:s text:c="6"/>Menu menu = null;</text:span></text:p>
      <text:p text:style-name="P73"><text:span text:style-name="T2304"><text:tab/><text:s text:c="5"/>switch (typ) {</text:span></text:p>
      <text:p text:style-name="P73"><text:span text:style-name="T2304"><text:tab/><text:tab/><text:tab/><text:tab/><text:tab/><text:tab/><text:tab/>case KIEROWNIK:<text:tab/></text:span></text:p>
      <text:p text:style-name="P73"><text:span text:style-name="T2304"><text:tab/><text:tab/><text:tab/><text:tab/><text:tab/><text:tab/><text:tab/><text:tab/>menu = new PracownikMenu();</text:span></text:p>
      <text:p text:style-name="P73"><text:span text:style-name="T2304"><text:tab/><text:tab/><text:tab/><text:tab/><text:tab/><text:tab/><text:tab/><text:tab/>break;</text:span></text:p>
      <text:p text:style-name="P73"><text:span text:style-name="T2304"><text:tab/><text:tab/><text:tab/><text:tab/><text:tab/><text:tab/><text:tab/>case FARMACEUTA:</text:span></text:p>
      <text:p text:style-name="P73"><text:span text:style-name="T2304"><text:tab/><text:tab/><text:tab/><text:tab/><text:tab/><text:tab/><text:tab/><text:tab/>menu = new PracownikMenu();</text:span></text:p>
      <text:p text:style-name="P73"><text:span text:style-name="T2304"><text:tab/><text:tab/><text:tab/><text:tab/><text:tab/><text:tab/><text:tab/><text:tab/>break;</text:span></text:p>
      <text:p text:style-name="P73"><text:span text:style-name="T2304"><text:tab/><text:tab/><text:tab/><text:tab/><text:tab/><text:tab/><text:tab/>case KLIENT:</text:span></text:p>
      <text:p text:style-name="P73"><text:span text:style-name="T2304"><text:tab/><text:tab/><text:tab/><text:tab/><text:tab/><text:tab/><text:tab/><text:tab/>menu = new KlientMenu();</text:span></text:p>
      <text:p text:style-name="P73"><text:span text:style-name="T2304"><text:tab/><text:tab/><text:tab/><text:tab/><text:tab/><text:tab/><text:tab/><text:tab/>break;</text:span></text:p>
      <text:p text:style-name="P73"><text:span text:style-name="T2304"><text:tab/><text:tab/><text:tab/><text:tab/><text:tab/><text:tab/><text:tab/>default:</text:span></text:p>
      <text:p text:style-name="P73"><text:span text:style-name="T2304"><text:tab/><text:tab/><text:tab/><text:tab/><text:tab/><text:tab/><text:tab/><text:tab/>System.out.println("Zly typ uzytkownika");</text:span></text:p>
      <text:p text:style-name="P73"><text:span text:style-name="T2304"><text:tab/><text:tab/><text:tab/><text:tab/><text:tab/><text:tab/><text:tab/>}</text:span></text:p>
      <text:p text:style-name="P73"><text:span text:style-name="T2304"><text:tab/><text:tab/><text:tab/><text:tab/><text:tab/><text:tab/></text:span></text:p>
      <text:p text:style-name="P73"><text:span text:style-name="T2304"><text:tab/><text:s text:c="4"/><text:tab/>menu.setUser(user);</text:span></text:p>
      <text:p text:style-name="P73"><text:span text:style-name="T2304"><text:tab/><text:s text:c="4"/><text:tab/>return menu;</text:span></text:p>
      <text:p text:style-name="P73"><text:span text:style-name="T2304"><text:tab/><text:s text:c="4"/>}</text:span></text:p>
      <text:p text:style-name="P73"><text:span text:style-name="T2304"><text:tab/>}</text:span></text:p>
      <text:p text:style-name="P73"><text:span text:style-name="T2305"/></text:p>
      <text:p text:style-name="P73"><text:span text:style-name="T2306">UserMapper - Sluzy do transferu danych uzytkownika z bazy danych do obiektu Uzytkownik.</text:span></text:p>
      <text:p text:style-name="P73"><text:span text:style-name="T2307"/></text:p>
      <text:p text:style-name="P73"><text:span text:style-name="T2308">package Wzorce;</text:span></text:p>
      <text:p text:style-name="P73"><text:span text:style-name="T2309"/></text:p>
      <text:p text:style-name="P73"><text:span text:style-name="T2310">import java.sql.ResultSet;</text:span></text:p>
      <text:p text:style-name="P73"><text:span text:style-name="T2310">import java.sql.SQLException;</text:span></text:p>
      <text:p text:style-name="P73"><text:span text:style-name="T2311"/></text:p>
      <text:p text:style-name="P73"><text:span text:style-name="T2312">import database.Typ;</text:span></text:p>
      <text:p text:style-name="P73"><text:span text:style-name="T2312">import database.Uzytkownik;</text:span></text:p>
      <text:p text:style-name="P73"><text:span text:style-name="T2313"/></text:p>
      <text:p text:style-name="P73"><text:span text:style-name="T2314">public class UserMapper {</text:span></text:p>
      <text:p text:style-name="P73"><text:span text:style-name="T2314"><text:tab/><text:s text:c="2"/>public static Uzytkownik map(ResultSet rs) throws SQLException{</text:span></text:p>
      <text:p text:style-name="P73"><text:span text:style-name="T2314"><text:tab/><text:s text:c="4"/>Uzytkownik user = new Uzytkownik();</text:span></text:p>
      <text:p text:style-name="P73"><text:span text:style-name="T2314"><text:tab/><text:s text:c="2"/><text:tab/>while (rs.next()) {</text:span></text:p>
      <text:p text:style-name="P73"><text:span text:style-name="T2314"><text:tab/><text:s text:c="2"/><text:tab/><text:tab/><text:tab/><text:tab/><text:tab/>user.setId(rs.getInt(1));</text:span></text:p>
      <text:p text:style-name="P73"><text:span text:style-name="T2314"><text:tab/><text:tab/><text:tab/><text:tab/><text:tab/><text:tab/>user.setNazwaU(rs.getString(2));</text:span></text:p>
      <text:p text:style-name="P73"><text:span text:style-name="T2314"><text:tab/><text:tab/><text:tab/><text:tab/><text:tab/><text:tab/>user.setHaslo(rs.getString(3).toCharArray());</text:span></text:p>
      <text:p text:style-name="P73"><text:span text:style-name="T2314"><text:tab/><text:tab/><text:tab/><text:tab/><text:tab/><text:tab/>user.setTyp(Typ.valueOf(rs.getString(4)));</text:span></text:p>
      <text:p text:style-name="P73"><text:span text:style-name="T2314"><text:tab/><text:tab/><text:tab/><text:tab/><text:tab/><text:tab/>user.setImie(rs.getString(5));</text:span></text:p>
      <text:p text:style-name="P73"><text:span text:style-name="T2314"><text:tab/><text:tab/><text:tab/><text:tab/><text:tab/><text:tab/>user.setNazwisko(rs.getString(6));</text:span></text:p>
      <text:p text:style-name="P73"><text:span text:style-name="T2314"><text:tab/><text:tab/><text:tab/><text:tab/><text:tab/><text:tab/></text:span></text:p>
      <text:p text:style-name="P73"><text:span text:style-name="T2314"><text:tab/><text:s text:c="4"/>return user;</text:span></text:p>
      <text:p text:style-name="P73"><text:span text:style-name="T2314"><text:tab/><text:s text:c="2"/>}</text:span></text:p>
      <text:p text:style-name="P73"><text:span text:style-name="T2314"><text:tab/><text:s text:c="4"/></text:span></text:p>
      <text:p text:style-name="P73"><text:span text:style-name="T2314"><text:tab/><text:s text:c="4"/>return null;</text:span></text:p>
      <text:p text:style-name="P73"><text:span text:style-name="T2314"><text:tab/><text:s text:c="2"/>}</text:span></text:p>
      <text:p text:style-name="P73"><text:span text:style-name="T2314"><text:tab/>}</text:span></text:p>
      <text:p text:style-name="P73"><text:span text:style-name="T2315"/></text:p>
      <text:p text:style-name="P73"><text:span text:style-name="T2315"/></text:p>
      <text:p text:style-name="P73"><text:span text:style-name="T2315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